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styles.xml" manifest:media-type="text/xml"/>
  <manifest:file-entry manifest:full-path="Object 17/meta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19mm"/>
    </style:style>
    <style:style style:name="co2" style:family="table-column">
      <style:table-column-properties fo:break-before="auto" style:column-width="45.6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4.33mm"/>
    </style:style>
    <style:style style:name="co5" style:family="table-column">
      <style:table-column-properties fo:break-before="auto" style:column-width="21.55mm"/>
    </style:style>
    <style:style style:name="co6" style:family="table-column">
      <style:table-column-properties fo:break-before="auto" style:column-width="29.63mm"/>
    </style:style>
    <style:style style:name="co7" style:family="table-column">
      <style:table-column-properties fo:break-before="auto" style:column-width="29.3mm"/>
    </style:style>
    <style:style style:name="co8" style:family="table-column">
      <style:table-column-properties fo:break-before="auto" style:column-width="18.86mm"/>
    </style:style>
    <style:style style:name="co9" style:family="table-column">
      <style:table-column-properties fo:break-before="auto" style:column-width="15.8mm"/>
    </style:style>
    <style:style style:name="co10" style:family="table-column">
      <style:table-column-properties fo:break-before="auto" style:column-width="47.33mm"/>
    </style:style>
    <style:style style:name="co11" style:family="table-column">
      <style:table-column-properties fo:break-before="auto" style:column-width="32.67mm"/>
    </style:style>
    <style:style style:name="co12" style:family="table-column">
      <style:table-column-properties fo:break-before="auto" style:column-width="37.09mm"/>
    </style:style>
    <style:style style:name="co13" style:family="table-column">
      <style:table-column-properties fo:break-before="auto" style:column-width="33.99mm"/>
    </style:style>
    <style:style style:name="co14" style:family="table-column">
      <style:table-column-properties fo:break-before="auto" style:column-width="19.61mm"/>
    </style:style>
    <style:style style:name="co15" style:family="table-column">
      <style:table-column-properties fo:break-before="auto" style:column-width="18.29mm"/>
    </style:style>
    <style:style style:name="co16" style:family="table-column">
      <style:table-column-properties fo:break-before="auto" style:column-width="16.63mm"/>
    </style:style>
    <style:style style:name="co17" style:family="table-column">
      <style:table-column-properties fo:break-before="auto" style:column-width="37.31mm"/>
    </style:style>
    <style:style style:name="co18" style:family="table-column">
      <style:table-column-properties fo:break-before="auto" style:column-width="14.43mm"/>
    </style:style>
    <style:style style:name="co19" style:family="table-column">
      <style:table-column-properties fo:break-before="auto" style:column-width="37.87mm"/>
    </style:style>
    <style:style style:name="co20" style:family="table-column">
      <style:table-column-properties fo:break-before="auto" style:column-width="31.5mm"/>
    </style:style>
    <style:style style:name="co21" style:family="table-column">
      <style:table-column-properties fo:break-before="auto" style:column-width="23.76mm"/>
    </style:style>
    <style:style style:name="co22" style:family="table-column">
      <style:table-column-properties fo:break-before="auto" style:column-width="20.18mm"/>
    </style:style>
    <style:style style:name="co23" style:family="table-column">
      <style:table-column-properties fo:break-before="auto" style:column-width="35.65mm"/>
    </style:style>
    <style:style style:name="co24" style:family="table-column">
      <style:table-column-properties fo:break-before="auto" style:column-width="42.84mm"/>
    </style:style>
    <style:style style:name="co25" style:family="table-column">
      <style:table-column-properties fo:break-before="auto" style:column-width="17.69mm"/>
    </style:style>
    <style:style style:name="co26" style:family="table-column">
      <style:table-column-properties fo:break-before="auto" style:column-width="36.48mm"/>
    </style:style>
    <style:style style:name="co27" style:family="table-column">
      <style:table-column-properties fo:break-before="auto" style:column-width="24.32mm"/>
    </style:style>
    <style:style style:name="co28" style:family="table-column">
      <style:table-column-properties fo:break-before="auto" style:column-width="26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atores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Factors</text:p>
          </table:table-cell>
          <table:table-cell table:style-name="ce1" office:value-type="string" calcext:value-type="string">
            <text:p>Values</text:p>
          </table:table-cell>
          <table:table-cell table:style-name="ce4" table:number-columns-repeated="1022"/>
        </table:table-row>
        <table:table-row table:style-name="ro1">
          <table:table-cell table:style-name="ce2" office:value-type="string" calcext:value-type="string" table:number-columns-spanned="1" table:number-rows-spanned="2">
            <text:p>Simultaneous users</text:p>
          </table:table-cell>
          <table:table-cell table:style-name="ce2" office:value-type="string" calcext:value-type="string">
            <text:p>20, 40, 60, 80, 100 (small)</text:p>
          </table:table-cell>
          <table:table-cell table:number-columns-repeated="1022"/>
        </table:table-row>
        <table:table-row table:style-name="ro1">
          <table:covered-table-cell table:style-name="ce2"/>
          <table:table-cell table:style-name="ce2" office:value-type="string" calcext:value-type="string">
            <text:p>250, 500, 750, 1000 (large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rvice time (ms)</text:p>
          </table:table-cell>
          <table:table-cell table:style-name="ce2" office:value-type="string" calcext:value-type="string">
            <text:p>100, 500, 1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quest tax (req/s)</text:p>
          </table:table-cell>
          <table:table-cell table:style-name="ce2" office:value-type="string" calcext:value-type="string">
            <text:p>1, 10, 100, 1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nagement status</text:p>
          </table:table-cell>
          <table:table-cell table:style-name="ce2" office:value-type="string" calcext:value-type="string">
            <text:p>ON, OFF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req-sec-OFF" table:style-name="ta1">
        <table:shapes>
          <draw:frame draw:z-index="0" draw:style-name="gr1" draw:text-style-name="P1" svg:width="159.91mm" svg:height="90.05mm" svg:x="5.53mm" svg:y="50.46mm">
            <loext:p draw:notify-on-update-of-ranges="'1req-sec-OFF'.A2:'1req-sec-OFF'.A10 '1req-sec-OFF'.G1:'1req-sec-OFF'.G1 '1req-sec-OFF'.G2:'1req-sec-OFF'.G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13.89mm" svg:y="50.94mm">
            <loext:p draw:notify-on-update-of-ranges="'1req-sec-OFF'.C2:'1req-sec-OFF'.C10 '1req-sec-OFF'.E1:'1req-sec-OFF'.E1 '1req-sec-OFF'.E2:'1req-sec-OFF'.E1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9.99mm" svg:height="89.99mm" svg:x="214.61mm" svg:y="146.02mm">
            <loext:p draw:notify-on-update-of-ranges="'1req-sec-OFF'.A2:'1req-sec-OFF'.A10 '1req-sec-OFF'.J1:'1req-sec-OFF'.J1 '1req-sec-OFF'.J2:'1req-sec-OFF'.J10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3" table:number-columns-repeated="1011" table:default-cell-style-name="ce5"/>
        <table:table-row table:style-name="ro1">
          <table:table-cell office:value-type="string" calcext:value-type="string">
            <text:p>simultaneous users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otal_invocation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w_failed</text:p>
          </table:table-cell>
          <table:table-cell office:value-type="string" calcext:value-type="string">
            <text:p>vm_fails</text:p>
          </table:table-cell>
          <table:table-cell office:value-type="string" calcext:value-type="string">
            <text:p>Management OFF</text:p>
          </table:table-cell>
          <table:table-cell office:value-type="string" calcext:value-type="string">
            <text:p>standard_deviation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ail_tax</text:p>
          </table:table-cell>
          <table:table-cell office:value-type="string" calcext:value-type="string">
            <text:p>hi_value</text:p>
          </table:table-cell>
          <table:table-cell office:value-type="string" calcext:value-type="string">
            <text:p>low_value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,000</text:p>
          </table:table-cell>
          <table:table-cell office:value-type="float" office:value="1134408" calcext:value-type="float">
            <text:p>1134408,000</text:p>
          </table:table-cell>
          <table:table-cell table:number-columns-repeated="2" office:value-type="float" office:value="20000" calcext:value-type="float">
            <text:p>20000,000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134.16855" calcext:value-type="float">
            <text:p>134,169</text:p>
          </table:table-cell>
          <table:table-cell office:value-type="float" office:value="12.1877671450065" calcext:value-type="float">
            <text:p>12,188</text:p>
          </table:table-cell>
          <table:table-cell office:value-type="float" office:value="9.08392253252084" calcext:value-type="float">
            <text:p>9,084</text:p>
          </table:table-cell>
          <table:table-cell office:value-type="float" office:value="17.6303411118398" calcext:value-type="float">
            <text:p>17,630</text:p>
          </table:table-cell>
          <table:table-cell office:value-type="float" office:value="0" calcext:value-type="float">
            <text:p>0,000</text:p>
          </table:table-cell>
          <table:table-cell office:value-type="float" office:value="235" calcext:value-type="float">
            <text:p>235,000</text:p>
          </table:table-cell>
          <table:table-cell office:value-type="float" office:value="102" calcext:value-type="float">
            <text:p>102,000</text:p>
          </table:table-cell>
          <table:table-cell table:number-columns-repeated="1011"/>
        </table:table-row>
        <table:table-row table:style-name="ro1">
          <table:table-cell office:value-type="float" office:value="40" calcext:value-type="float">
            <text:p>40,000</text:p>
          </table:table-cell>
          <table:table-cell office:value-type="float" office:value="1162195" calcext:value-type="float">
            <text:p>1162195,000</text:p>
          </table:table-cell>
          <table:table-cell table:number-columns-repeated="2" office:value-type="float" office:value="40000" calcext:value-type="float">
            <text:p>40000,000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161.828625" calcext:value-type="float">
            <text:p>161,829</text:p>
          </table:table-cell>
          <table:table-cell office:value-type="float" office:value="22.4739434137111" calcext:value-type="float">
            <text:p>22,474</text:p>
          </table:table-cell>
          <table:table-cell office:value-type="float" office:value="13.8874957466339" calcext:value-type="float">
            <text:p>13,887</text:p>
          </table:table-cell>
          <table:table-cell office:value-type="float" office:value="34.417632152952" calcext:value-type="float">
            <text:p>34,418</text:p>
          </table:table-cell>
          <table:table-cell office:value-type="float" office:value="0" calcext:value-type="float">
            <text:p>0,000</text:p>
          </table:table-cell>
          <table:table-cell office:value-type="float" office:value="290" calcext:value-type="float">
            <text:p>290,000</text:p>
          </table:table-cell>
          <table:table-cell office:value-type="float" office:value="102" calcext:value-type="float">
            <text:p>102,000</text:p>
          </table:table-cell>
          <table:table-cell table:number-columns-repeated="1011"/>
        </table:table-row>
        <table:table-row table:style-name="ro1">
          <table:table-cell office:value-type="float" office:value="60" calcext:value-type="float">
            <text:p>60,000</text:p>
          </table:table-cell>
          <table:table-cell office:value-type="float" office:value="1233247" calcext:value-type="float">
            <text:p>1233247,000</text:p>
          </table:table-cell>
          <table:table-cell table:number-columns-repeated="2" office:value-type="float" office:value="60000" calcext:value-type="float">
            <text:p>60000,000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231.974316666667" calcext:value-type="float">
            <text:p>231,974</text:p>
          </table:table-cell>
          <table:table-cell office:value-type="float" office:value="29.5223731522665" calcext:value-type="float">
            <text:p>29,522</text:p>
          </table:table-cell>
          <table:table-cell office:value-type="float" office:value="12.7265697239615" calcext:value-type="float">
            <text:p>12,727</text:p>
          </table:table-cell>
          <table:table-cell office:value-type="float" office:value="48.6520542924491" calcext:value-type="float">
            <text:p>48,652</text:p>
          </table:table-cell>
          <table:table-cell office:value-type="float" office:value="0" calcext:value-type="float">
            <text:p>0,000</text:p>
          </table:table-cell>
          <table:table-cell office:value-type="float" office:value="391" calcext:value-type="float">
            <text:p>391,000</text:p>
          </table:table-cell>
          <table:table-cell office:value-type="float" office:value="102" calcext:value-type="float">
            <text:p>102,000</text:p>
          </table:table-cell>
          <table:table-cell table:number-columns-repeated="1011"/>
        </table:table-row>
        <table:table-row table:style-name="ro1">
          <table:table-cell office:value-type="float" office:value="80" calcext:value-type="float">
            <text:p>80,000</text:p>
          </table:table-cell>
          <table:table-cell office:value-type="float" office:value="1306909" calcext:value-type="float">
            <text:p>1306909,000</text:p>
          </table:table-cell>
          <table:table-cell table:number-columns-repeated="2" office:value-type="float" office:value="80000" calcext:value-type="float">
            <text:p>80000,000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304.8298875" calcext:value-type="float">
            <text:p>304,830</text:p>
          </table:table-cell>
          <table:table-cell office:value-type="float" office:value="57.1877902596287" calcext:value-type="float">
            <text:p>57,188</text:p>
          </table:table-cell>
          <table:table-cell office:value-type="float" office:value="18.76055879187" calcext:value-type="float">
            <text:p>18,761</text:p>
          </table:table-cell>
          <table:table-cell office:value-type="float" office:value="61.2131372574525" calcext:value-type="float">
            <text:p>61,213</text:p>
          </table:table-cell>
          <table:table-cell office:value-type="float" office:value="0" calcext:value-type="float">
            <text:p>0,000</text:p>
          </table:table-cell>
          <table:table-cell office:value-type="float" office:value="1219" calcext:value-type="float">
            <text:p>1219,000</text:p>
          </table:table-cell>
          <table:table-cell office:value-type="float" office:value="102" calcext:value-type="float">
            <text:p>102,000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,000</text:p>
          </table:table-cell>
          <table:table-cell office:value-type="float" office:value="1338478" calcext:value-type="float">
            <text:p>1338478,000</text:p>
          </table:table-cell>
          <table:table-cell table:number-columns-repeated="2" office:value-type="float" office:value="100000" calcext:value-type="float">
            <text:p>100000,000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336.9942" calcext:value-type="float">
            <text:p>336,994</text:p>
          </table:table-cell>
          <table:table-cell office:value-type="float" office:value="163.865642481418" calcext:value-type="float">
            <text:p>163,866</text:p>
          </table:table-cell>
          <table:table-cell office:value-type="float" office:value="48.6256566081606" calcext:value-type="float">
            <text:p>48,626</text:p>
          </table:table-cell>
          <table:table-cell office:value-type="float" office:value="74.7117248098213" calcext:value-type="float">
            <text:p>74,712</text:p>
          </table:table-cell>
          <table:table-cell office:value-type="float" office:value="0" calcext:value-type="float">
            <text:p>0,000</text:p>
          </table:table-cell>
          <table:table-cell office:value-type="float" office:value="1172" calcext:value-type="float">
            <text:p>1172,000</text:p>
          </table:table-cell>
          <table:table-cell office:value-type="float" office:value="102" calcext:value-type="float">
            <text:p>102,00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,000</text:p>
          </table:table-cell>
          <table:table-cell office:value-type="float" office:value="1629388" calcext:value-type="float">
            <text:p>1629388,000</text:p>
          </table:table-cell>
          <table:table-cell table:number-columns-repeated="2" office:value-type="float" office:value="250000" calcext:value-type="float">
            <text:p>250000,000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595.036824" calcext:value-type="float">
            <text:p>595,037</text:p>
          </table:table-cell>
          <table:table-cell office:value-type="float" office:value="538.895386386767" calcext:value-type="float">
            <text:p>538,895</text:p>
          </table:table-cell>
          <table:table-cell office:value-type="float" office:value="90.5650481871299" calcext:value-type="float">
            <text:p>90,565</text:p>
          </table:table-cell>
          <table:table-cell office:value-type="float" office:value="153.431840666557" calcext:value-type="float">
            <text:p>153,432</text:p>
          </table:table-cell>
          <table:table-cell office:value-type="float" office:value="0" calcext:value-type="float">
            <text:p>0,000</text:p>
          </table:table-cell>
          <table:table-cell office:value-type="float" office:value="15737" calcext:value-type="float">
            <text:p>15737,000</text:p>
          </table:table-cell>
          <table:table-cell office:value-type="float" office:value="102" calcext:value-type="float">
            <text:p>102,000</text:p>
          </table:table-cell>
          <table:table-cell table:number-columns-repeated="1011"/>
        </table:table-row>
        <table:table-row table:style-name="ro1">
          <table:table-cell office:value-type="float" office:value="500" calcext:value-type="float">
            <text:p>500,000</text:p>
          </table:table-cell>
          <table:table-cell office:value-type="float" office:value="2299336" calcext:value-type="float">
            <text:p>2299336,000</text:p>
          </table:table-cell>
          <table:table-cell table:number-columns-repeated="2" office:value-type="float" office:value="500000" calcext:value-type="float">
            <text:p>500000,000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1217.778322" calcext:value-type="float">
            <text:p>1217,778</text:p>
          </table:table-cell>
          <table:table-cell office:value-type="float" office:value="1416.08391618582" calcext:value-type="float">
            <text:p>1416,084</text:p>
          </table:table-cell>
          <table:table-cell office:value-type="float" office:value="116.284211223282" calcext:value-type="float">
            <text:p>116,284</text:p>
          </table:table-cell>
          <table:table-cell office:value-type="float" office:value="217.454082395961" calcext:value-type="float">
            <text:p>217,454</text:p>
          </table:table-cell>
          <table:table-cell office:value-type="float" office:value="0" calcext:value-type="float">
            <text:p>0,000</text:p>
          </table:table-cell>
          <table:table-cell office:value-type="float" office:value="64135" calcext:value-type="float">
            <text:p>64135,000</text:p>
          </table:table-cell>
          <table:table-cell office:value-type="float" office:value="102" calcext:value-type="float">
            <text:p>102,000</text:p>
          </table:table-cell>
          <table:table-cell table:number-columns-repeated="1011"/>
        </table:table-row>
        <table:table-row table:style-name="ro1">
          <table:table-cell office:value-type="float" office:value="750" calcext:value-type="float">
            <text:p>750,000</text:p>
          </table:table-cell>
          <table:table-cell office:value-type="float" office:value="3337723" calcext:value-type="float">
            <text:p>3337723,000</text:p>
          </table:table-cell>
          <table:table-cell office:value-type="float" office:value="750000" calcext:value-type="float">
            <text:p>750000,000</text:p>
          </table:table-cell>
          <table:table-cell office:value-type="float" office:value="749989" calcext:value-type="float">
            <text:p>749989,000</text:p>
          </table:table-cell>
          <table:table-cell office:value-type="float" office:value="11" calcext:value-type="float">
            <text:p>11,000</text:p>
          </table:table-cell>
          <table:table-cell office:value-type="float" office:value="0" calcext:value-type="float">
            <text:p>0,000</text:p>
          </table:table-cell>
          <table:table-cell office:value-type="float" office:value="2274.39910852026" calcext:value-type="float">
            <text:p>2274,399</text:p>
          </table:table-cell>
          <table:table-cell office:value-type="float" office:value="1474.38329793052" calcext:value-type="float">
            <text:p>1474,383</text:p>
          </table:table-cell>
          <table:table-cell office:value-type="float" office:value="64.8251792047951" calcext:value-type="float">
            <text:p>64,825</text:p>
          </table:table-cell>
          <table:table-cell office:value-type="float" office:value="224.700791527637" calcext:value-type="float">
            <text:p>224,701</text:p>
          </table:table-cell>
          <table:table-cell office:value-type="float" office:value="0.00146668817809328" calcext:value-type="float">
            <text:p>0,001</text:p>
          </table:table-cell>
          <table:table-cell office:value-type="float" office:value="66120" calcext:value-type="float">
            <text:p>66120,000</text:p>
          </table:table-cell>
          <table:table-cell office:value-type="float" office:value="102" calcext:value-type="float">
            <text:p>102,000</text:p>
          </table:table-cell>
          <table:table-cell table:number-columns-repeated="1011"/>
        </table:table-row>
        <table:table-row table:style-name="ro1">
          <table:table-cell office:value-type="float" office:value="1000" calcext:value-type="float">
            <text:p>1000,000</text:p>
          </table:table-cell>
          <table:table-cell office:value-type="float" office:value="4315501" calcext:value-type="float">
            <text:p>4315501,000</text:p>
          </table:table-cell>
          <table:table-cell office:value-type="float" office:value="1000000" calcext:value-type="float">
            <text:p>1000000,000</text:p>
          </table:table-cell>
          <table:table-cell office:value-type="float" office:value="999876" calcext:value-type="float">
            <text:p>999876,000</text:p>
          </table:table-cell>
          <table:table-cell office:value-type="float" office:value="124" calcext:value-type="float">
            <text:p>124,000</text:p>
          </table:table-cell>
          <table:table-cell office:value-type="float" office:value="0" calcext:value-type="float">
            <text:p>0,000</text:p>
          </table:table-cell>
          <table:table-cell office:value-type="float" office:value="3232.26138941229" calcext:value-type="float">
            <text:p>3232,261</text:p>
          </table:table-cell>
          <table:table-cell office:value-type="float" office:value="1785.98152818147" calcext:value-type="float">
            <text:p>1785,982</text:p>
          </table:table-cell>
          <table:table-cell office:value-type="float" office:value="55.2548607000565" calcext:value-type="float">
            <text:p>55,255</text:p>
          </table:table-cell>
          <table:table-cell office:value-type="float" office:value="231.6940721367" calcext:value-type="float">
            <text:p>231,694</text:p>
          </table:table-cell>
          <table:table-cell office:value-type="float" office:value="0.012401537790686" calcext:value-type="float">
            <text:p>0,012</text:p>
          </table:table-cell>
          <table:table-cell office:value-type="float" office:value="66908" calcext:value-type="float">
            <text:p>66908,000</text:p>
          </table:table-cell>
          <table:table-cell office:value-type="float" office:value="102" calcext:value-type="float">
            <text:p>102,000</text:p>
          </table:table-cell>
          <table:table-cell table:number-columns-repeated="101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req-sec-OFF" table:style-name="ta1">
        <table:shapes>
          <draw:frame draw:z-index="0" draw:style-name="gr1" draw:text-style-name="P1" svg:width="159.91mm" svg:height="90.05mm" svg:x="3.61mm" svg:y="49.68mm">
            <loext:p draw:notify-on-update-of-ranges="'10req-sec-OFF'.A2:'10req-sec-OFF'.A10 '10req-sec-OFF'.G1:'10req-sec-OFF'.G1 '10req-sec-OFF'.G2:'10req-sec-OFF'.G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81.87mm" svg:y="58.71mm">
            <loext:p draw:notify-on-update-of-ranges="'10req-sec-OFF'.C2:'10req-sec-OFF'.C10 '10req-sec-OFF'.E1:'10req-sec-OFF'.E1 '10req-sec-OFF'.E2:'10req-sec-OFF'.E1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59.99mm" svg:height="89.99mm" svg:x="181.87mm" svg:y="171.6mm">
            <loext:p draw:notify-on-update-of-ranges="'10req-sec-OFF'.A2:'10req-sec-OFF'.A10 '10req-sec-OFF'.J1:'10req-sec-OFF'.J1 '10req-sec-OFF'.J2:'10req-sec-OFF'.J10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4" table:default-cell-style-name="Default"/>
        <table:table-column table:style-name="co8" table:default-cell-style-name="Default"/>
        <table:table-column table:style-name="co6" table:default-cell-style-name="Default"/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2" table:number-columns-repeated="2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simultaneous users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otal_invocation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w_failed</text:p>
          </table:table-cell>
          <table:table-cell office:value-type="string" calcext:value-type="string">
            <text:p>vm_fails</text:p>
          </table:table-cell>
          <table:table-cell office:value-type="string" calcext:value-type="string">
            <text:p>Management OFF</text:p>
          </table:table-cell>
          <table:table-cell office:value-type="string" calcext:value-type="string">
            <text:p>standard_deviation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ail_tax</text:p>
          </table:table-cell>
          <table:table-cell office:value-type="string" calcext:value-type="string">
            <text:p>hi_value</text:p>
          </table:table-cell>
          <table:table-cell office:value-type="string" calcext:value-type="string">
            <text:p>low_val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3333" calcext:value-type="float">
            <text:p>233333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.9523" calcext:value-type="float">
            <text:p>132,9523</text:p>
          </table:table-cell>
          <table:table-cell office:value-type="float" office:value="12.1559908323285" calcext:value-type="float">
            <text:p>12,1559908323285</text:p>
          </table:table-cell>
          <table:table-cell office:value-type="float" office:value="9.14312188080126" calcext:value-type="float">
            <text:p>9,14312188080126</text:p>
          </table:table-cell>
          <table:table-cell office:value-type="float" office:value="85.7144081634402" calcext:value-type="float">
            <text:p>85,7144081634402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0153" calcext:value-type="float">
            <text:p>260153</text:p>
          </table:table-cell>
          <table:table-cell table:number-columns-repeated="2" office:value-type="float" office:value="40000" calcext:value-type="float">
            <text:p>4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.898525" calcext:value-type="float">
            <text:p>159,898525</text:p>
          </table:table-cell>
          <table:table-cell office:value-type="float" office:value="22.9980749327121" calcext:value-type="float">
            <text:p>22,9980749327121</text:p>
          </table:table-cell>
          <table:table-cell office:value-type="float" office:value="14.3829187496958" calcext:value-type="float">
            <text:p>14,3829187496958</text:p>
          </table:table-cell>
          <table:table-cell office:value-type="float" office:value="153.755674545364" calcext:value-type="float">
            <text:p>153,755674545364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3633" calcext:value-type="float">
            <text:p>333633</text:p>
          </table:table-cell>
          <table:table-cell table:number-columns-repeated="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.0112" calcext:value-type="float">
            <text:p>233,0112</text:p>
          </table:table-cell>
          <table:table-cell office:value-type="float" office:value="25.3088591248039" calcext:value-type="float">
            <text:p>25,3088591248039</text:p>
          </table:table-cell>
          <table:table-cell office:value-type="float" office:value="10.8616491931735" calcext:value-type="float">
            <text:p>10,8616491931735</text:p>
          </table:table-cell>
          <table:table-cell office:value-type="float" office:value="179.838325345514" calcext:value-type="float">
            <text:p>179,838325345514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17149" calcext:value-type="float">
            <text:p>417149</text:p>
          </table:table-cell>
          <table:table-cell table:number-columns-repeated="2" office:value-type="float" office:value="80000" calcext:value-type="float">
            <text:p>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3.0234875" calcext:value-type="float">
            <text:p>313,0234875</text:p>
          </table:table-cell>
          <table:table-cell office:value-type="float" office:value="53.512079525286" calcext:value-type="float">
            <text:p>53,512079525286</text:p>
          </table:table-cell>
          <table:table-cell office:value-type="float" office:value="17.0952282056106" calcext:value-type="float">
            <text:p>17,0952282056106</text:p>
          </table:table-cell>
          <table:table-cell office:value-type="float" office:value="191.777997789759" calcext:value-type="float">
            <text:p>191,777997789759</text:p>
          </table:table-cell>
          <table:table-cell office:value-type="float" office:value="0" calcext:value-type="float">
            <text:p>0</text:p>
          </table:table-cell>
          <table:table-cell office:value-type="float" office:value="1458" calcext:value-type="float">
            <text:p>145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1226" calcext:value-type="float">
            <text:p>511226</text:p>
          </table:table-cell>
          <table:table-cell table:number-columns-repeated="2"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3.34799" calcext:value-type="float">
            <text:p>393,34799</text:p>
          </table:table-cell>
          <table:table-cell office:value-type="float" office:value="214.400257060625" calcext:value-type="float">
            <text:p>214,400257060625</text:p>
          </table:table-cell>
          <table:table-cell office:value-type="float" office:value="54.5065088703327" calcext:value-type="float">
            <text:p>54,5065088703327</text:p>
          </table:table-cell>
          <table:table-cell office:value-type="float" office:value="195.608204590533" calcext:value-type="float">
            <text:p>195,608204590533</text:p>
          </table:table-cell>
          <table:table-cell office:value-type="float" office:value="0" calcext:value-type="float">
            <text:p>0</text:p>
          </table:table-cell>
          <table:table-cell office:value-type="float" office:value="3548" calcext:value-type="float">
            <text:p>354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19959" calcext:value-type="float">
            <text:p>1219959</text:p>
          </table:table-cell>
          <table:table-cell office:value-type="float" office:value="250000" calcext:value-type="float">
            <text:p>250000</text:p>
          </table:table-cell>
          <table:table-cell office:value-type="float" office:value="249959" calcext:value-type="float">
            <text:p>24995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07.73552462604" calcext:value-type="float">
            <text:p>1007,73552462604</text:p>
          </table:table-cell>
          <table:table-cell office:value-type="float" office:value="2217.22482868435" calcext:value-type="float">
            <text:p>2217,22482868435</text:p>
          </table:table-cell>
          <table:table-cell office:value-type="float" office:value="220.020508804345" calcext:value-type="float">
            <text:p>220,020508804345</text:p>
          </table:table-cell>
          <table:table-cell office:value-type="float" office:value="204.891311921138" calcext:value-type="float">
            <text:p>204,891311921138</text:p>
          </table:table-cell>
          <table:table-cell office:value-type="float" office:value="0.0164026900411668" calcext:value-type="float">
            <text:p>0,016402690041167</text:p>
          </table:table-cell>
          <table:table-cell office:value-type="float" office:value="63999" calcext:value-type="float">
            <text:p>6399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193300" calcext:value-type="float">
            <text:p>21933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499904" calcext:value-type="float">
            <text:p>49990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064.4516807227" calcext:value-type="float">
            <text:p>2064,4516807227</text:p>
          </table:table-cell>
          <table:table-cell office:value-type="float" office:value="772.269913890705" calcext:value-type="float">
            <text:p>772,269913890705</text:p>
          </table:table-cell>
          <table:table-cell office:value-type="float" office:value="37.4079917249677" calcext:value-type="float">
            <text:p>37,4079917249677</text:p>
          </table:table-cell>
          <table:table-cell office:value-type="float" office:value="227.92322071764" calcext:value-type="float">
            <text:p>227,92322071764</text:p>
          </table:table-cell>
          <table:table-cell office:value-type="float" office:value="0.0192036871079247" calcext:value-type="float">
            <text:p>0,019203687107925</text:p>
          </table:table-cell>
          <table:table-cell office:value-type="float" office:value="33420" calcext:value-type="float">
            <text:p>3342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216958" calcext:value-type="float">
            <text:p>3216958</text:p>
          </table:table-cell>
          <table:table-cell office:value-type="float" office:value="750000" calcext:value-type="float">
            <text:p>750000</text:p>
          </table:table-cell>
          <table:table-cell office:value-type="float" office:value="749904" calcext:value-type="float">
            <text:p>74990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063.37677356035" calcext:value-type="float">
            <text:p>3063,37677356035</text:p>
          </table:table-cell>
          <table:table-cell office:value-type="float" office:value="1929.2217147116" calcext:value-type="float">
            <text:p>1929,2217147116</text:p>
          </table:table-cell>
          <table:table-cell office:value-type="float" office:value="62.976964876227" calcext:value-type="float">
            <text:p>62,976964876227</text:p>
          </table:table-cell>
          <table:table-cell office:value-type="float" office:value="233.10966447184" calcext:value-type="float">
            <text:p>233,10966447184</text:p>
          </table:table-cell>
          <table:table-cell office:value-type="float" office:value="0.0128016386097421" calcext:value-type="float">
            <text:p>0,012801638609742</text:p>
          </table:table-cell>
          <table:table-cell office:value-type="float" office:value="67018" calcext:value-type="float">
            <text:p>6701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95897" calcext:value-type="float">
            <text:p>429589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99828" calcext:value-type="float">
            <text:p>999828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4063.9443064207" calcext:value-type="float">
            <text:p>4063,9443064207</text:p>
          </table:table-cell>
          <table:table-cell office:value-type="float" office:value="1846.82213414717" calcext:value-type="float">
            <text:p>1846,82213414717</text:p>
          </table:table-cell>
          <table:table-cell office:value-type="float" office:value="45.4440807968097" calcext:value-type="float">
            <text:p>45,4440807968097</text:p>
          </table:table-cell>
          <table:table-cell office:value-type="float" office:value="232.740217002409" calcext:value-type="float">
            <text:p>232,740217002409</text:p>
          </table:table-cell>
          <table:table-cell office:value-type="float" office:value="0.0172029589089323" calcext:value-type="float">
            <text:p>0,017202958908932</text:p>
          </table:table-cell>
          <table:table-cell office:value-type="float" office:value="67362" calcext:value-type="float">
            <text:p>67362</text:p>
          </table:table-cell>
          <table:table-cell office:value-type="float" office:value="102" calcext:value-type="float">
            <text:p>102</text:p>
          </table:table-cell>
        </table:table-row>
      </table:table>
      <table:table table:name="100req-sec-OFF" table:style-name="ta1">
        <table:shapes>
          <draw:frame draw:z-index="0" draw:style-name="gr1" draw:text-style-name="P1" svg:width="159.91mm" svg:height="90.05mm" svg:x="1.96mm" svg:y="47.82mm">
            <loext:p draw:notify-on-update-of-ranges="'100req-sec-OFF'.A2:'100req-sec-OFF'.A10 '100req-sec-OFF'.G1:'100req-sec-OFF'.G1 '100req-sec-OFF'.G2:'100req-sec-OFF'.G1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181.6mm" svg:y="49.41mm">
            <loext:p draw:notify-on-update-of-ranges="'100req-sec-OFF'.C2:'100req-sec-OFF'.C10 '100req-sec-OFF'.E1:'100req-sec-OFF'.E1 '100req-sec-OFF'.E2:'100req-sec-OFF'.E1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59.99mm" svg:height="89.99mm" svg:x="182.43mm" svg:y="146.63mm">
            <loext:p draw:notify-on-update-of-ranges="'100req-sec-OFF'.A2:'100req-sec-OFF'.A10 '100req-sec-OFF'.J1:'100req-sec-OFF'.J1 '100req-sec-OFF'.J2:'100req-sec-OFF'.J10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4" table:default-cell-style-name="Default"/>
        <table:table-column table:style-name="co8" table:default-cell-style-name="Default"/>
        <table:table-column table:style-name="co6" table:default-cell-style-name="Default"/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2" table:number-columns-repeated="2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simultaneous users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otal_invocation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w_failed</text:p>
          </table:table-cell>
          <table:table-cell office:value-type="string" calcext:value-type="string">
            <text:p>vm_fails</text:p>
          </table:table-cell>
          <table:table-cell office:value-type="string" calcext:value-type="string">
            <text:p>Management OFF</text:p>
          </table:table-cell>
          <table:table-cell office:value-type="string" calcext:value-type="string">
            <text:p>standard_deviation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ail_tax</text:p>
          </table:table-cell>
          <table:table-cell office:value-type="string" calcext:value-type="string">
            <text:p>hi_value</text:p>
          </table:table-cell>
          <table:table-cell office:value-type="string" calcext:value-type="string">
            <text:p>low_val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0817" calcext:value-type="float">
            <text:p>160817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.38545" calcext:value-type="float">
            <text:p>151,38545</text:p>
          </table:table-cell>
          <table:table-cell office:value-type="float" office:value="29.4304014960145" calcext:value-type="float">
            <text:p>29,4304014960145</text:p>
          </table:table-cell>
          <table:table-cell office:value-type="float" office:value="18.591994051663" calcext:value-type="float">
            <text:p>18,591994051663</text:p>
          </table:table-cell>
          <table:table-cell office:value-type="float" office:value="124.364961415771" calcext:value-type="float">
            <text:p>124,364961415771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9616" calcext:value-type="float">
            <text:p>249616</text:p>
          </table:table-cell>
          <table:table-cell office:value-type="float" office:value="40000" calcext:value-type="float">
            <text:p>40000</text:p>
          </table:table-cell>
          <table:table-cell office:value-type="float" office:value="39999" calcext:value-type="float">
            <text:p>3999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32.367175" calcext:value-type="float">
            <text:p>232,367175</text:p>
          </table:table-cell>
          <table:table-cell office:value-type="float" office:value="108.480267534853" calcext:value-type="float">
            <text:p>108,480267534853</text:p>
          </table:table-cell>
          <table:table-cell office:value-type="float" office:value="44.3603037196" calcext:value-type="float">
            <text:p>44,3603037196</text:p>
          </table:table-cell>
          <table:table-cell office:value-type="float" office:value="160.242131914621" calcext:value-type="float">
            <text:p>160,242131914621</text:p>
          </table:table-cell>
          <table:table-cell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8174" calcext:value-type="float">
            <text:p>288174</text:p>
          </table:table-cell>
          <table:table-cell table:number-columns-repeated="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.08045" calcext:value-type="float">
            <text:p>274,08045</text:p>
          </table:table-cell>
          <table:table-cell office:value-type="float" office:value="130.075361844057" calcext:value-type="float">
            <text:p>130,075361844057</text:p>
          </table:table-cell>
          <table:table-cell office:value-type="float" office:value="46.1478587035874" calcext:value-type="float">
            <text:p>46,1478587035874</text:p>
          </table:table-cell>
          <table:table-cell office:value-type="float" office:value="208.207541277145" calcext:value-type="float">
            <text:p>208,207541277145</text:p>
          </table:table-cell>
          <table:table-cell office:value-type="float" office:value="0" calcext:value-type="float">
            <text:p>0</text:p>
          </table:table-cell>
          <table:table-cell office:value-type="float" office:value="2455" calcext:value-type="float">
            <text:p>245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64453" calcext:value-type="float">
            <text:p>364453</text:p>
          </table:table-cell>
          <table:table-cell table:number-columns-repeated="2" office:value-type="float" office:value="80000" calcext:value-type="float">
            <text:p>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.480725" calcext:value-type="float">
            <text:p>348,480725</text:p>
          </table:table-cell>
          <table:table-cell office:value-type="float" office:value="172.78298202805" calcext:value-type="float">
            <text:p>172,78298202805</text:p>
          </table:table-cell>
          <table:table-cell office:value-type="float" office:value="48.327818518454" calcext:value-type="float">
            <text:p>48,327818518454</text:p>
          </table:table-cell>
          <table:table-cell office:value-type="float" office:value="219.507042060293" calcext:value-type="float">
            <text:p>219,507042060293</text:p>
          </table:table-cell>
          <table:table-cell office:value-type="float" office:value="0" calcext:value-type="float">
            <text:p>0</text:p>
          </table:table-cell>
          <table:table-cell office:value-type="float" office:value="2940" calcext:value-type="float">
            <text:p>294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50438" calcext:value-type="float">
            <text:p>450438</text:p>
          </table:table-cell>
          <table:table-cell table:number-columns-repeated="2"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.53818" calcext:value-type="float">
            <text:p>428,53818</text:p>
          </table:table-cell>
          <table:table-cell office:value-type="float" office:value="244.120728837463" calcext:value-type="float">
            <text:p>244,120728837463</text:p>
          </table:table-cell>
          <table:table-cell office:value-type="float" office:value="55.3469849830064" calcext:value-type="float">
            <text:p>55,3469849830064</text:p>
          </table:table-cell>
          <table:table-cell office:value-type="float" office:value="222.006136249606" calcext:value-type="float">
            <text:p>222,006136249606</text:p>
          </table:table-cell>
          <table:table-cell office:value-type="float" office:value="0" calcext:value-type="float">
            <text:p>0</text:p>
          </table:table-cell>
          <table:table-cell office:value-type="float" office:value="2551" calcext:value-type="float">
            <text:p>255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64919" calcext:value-type="float">
            <text:p>1064919</text:p>
          </table:table-cell>
          <table:table-cell office:value-type="float" office:value="250000" calcext:value-type="float">
            <text:p>250000</text:p>
          </table:table-cell>
          <table:table-cell office:value-type="float" office:value="249991" calcext:value-type="float">
            <text:p>24999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1.656308" calcext:value-type="float">
            <text:p>1001,656308</text:p>
          </table:table-cell>
          <table:table-cell office:value-type="float" office:value="995.706294568523" calcext:value-type="float">
            <text:p>995,706294568523</text:p>
          </table:table-cell>
          <table:table-cell office:value-type="float" office:value="96.1038207215985" calcext:value-type="float">
            <text:p>96,1038207215985</text:p>
          </table:table-cell>
          <table:table-cell office:value-type="float" office:value="234.751187649014" calcext:value-type="float">
            <text:p>234,751187649014</text:p>
          </table:table-cell>
          <table:table-cell office:value-type="float" office:value="0.00360012960466577" calcext:value-type="float">
            <text:p>0,003600129604666</text:p>
          </table:table-cell>
          <table:table-cell office:value-type="float" office:value="17574" calcext:value-type="float">
            <text:p>175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146014" calcext:value-type="float">
            <text:p>2146014</text:p>
          </table:table-cell>
          <table:table-cell office:value-type="float" office:value="500000" calcext:value-type="float">
            <text:p>500000</text:p>
          </table:table-cell>
          <table:table-cell office:value-type="float" office:value="499919" calcext:value-type="float">
            <text:p>499919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058.68537649334" calcext:value-type="float">
            <text:p>2058,68537649334</text:p>
          </table:table-cell>
          <table:table-cell office:value-type="float" office:value="1797.63532456204" calcext:value-type="float">
            <text:p>1797,63532456204</text:p>
          </table:table-cell>
          <table:table-cell office:value-type="float" office:value="85.7945718051826" calcext:value-type="float">
            <text:p>85,7945718051826</text:p>
          </table:table-cell>
          <table:table-cell office:value-type="float" office:value="232.952347934356" calcext:value-type="float">
            <text:p>232,952347934356</text:p>
          </table:table-cell>
          <table:table-cell office:value-type="float" office:value="0.0162026248252217" calcext:value-type="float">
            <text:p>0,016202624825222</text:p>
          </table:table-cell>
          <table:table-cell office:value-type="float" office:value="65514" calcext:value-type="float">
            <text:p>6551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202217" calcext:value-type="float">
            <text:p>3202217</text:p>
          </table:table-cell>
          <table:table-cell office:value-type="float" office:value="750000" calcext:value-type="float">
            <text:p>750000</text:p>
          </table:table-cell>
          <table:table-cell office:value-type="float" office:value="749930" calcext:value-type="float">
            <text:p>74993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74.00797393935" calcext:value-type="float">
            <text:p>3074,00797393935</text:p>
          </table:table-cell>
          <table:table-cell office:value-type="float" office:value="1769.21459963771" calcext:value-type="float">
            <text:p>1769,21459963771</text:p>
          </table:table-cell>
          <table:table-cell office:value-type="float" office:value="56.6295397584566" calcext:value-type="float">
            <text:p>56,6295397584566</text:p>
          </table:table-cell>
          <table:table-cell office:value-type="float" office:value="234.190874634667" calcext:value-type="float">
            <text:p>234,190874634667</text:p>
          </table:table-cell>
          <table:table-cell office:value-type="float" office:value="0.00933420452575574" calcext:value-type="float">
            <text:p>0,009334204525756</text:p>
          </table:table-cell>
          <table:table-cell office:value-type="float" office:value="67974" calcext:value-type="float">
            <text:p>679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91535" calcext:value-type="float">
            <text:p>429153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99940" calcext:value-type="float">
            <text:p>9999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973.31121794327" calcext:value-type="float">
            <text:p>3973,31121794327</text:p>
          </table:table-cell>
          <table:table-cell office:value-type="float" office:value="1965.70440319779" calcext:value-type="float">
            <text:p>1965,70440319779</text:p>
          </table:table-cell>
          <table:table-cell office:value-type="float" office:value="48.4805307834438" calcext:value-type="float">
            <text:p>48,4805307834438</text:p>
          </table:table-cell>
          <table:table-cell office:value-type="float" office:value="233.002876593107" calcext:value-type="float">
            <text:p>233,002876593107</text:p>
          </table:table-cell>
          <table:table-cell office:value-type="float" office:value="0.0060003600216013" calcext:value-type="float">
            <text:p>0,006000360021601</text:p>
          </table:table-cell>
          <table:table-cell office:value-type="float" office:value="68183" calcext:value-type="float">
            <text:p>68183</text:p>
          </table:table-cell>
          <table:table-cell office:value-type="float" office:value="103" calcext:value-type="float">
            <text:p>103</text:p>
          </table:table-cell>
        </table:table-row>
      </table:table>
      <table:table table:name="1000req-sec-OFF" table:style-name="ta1">
        <table:shapes>
          <draw:frame draw:z-index="0" draw:style-name="gr1" draw:text-style-name="P1" svg:width="159.91mm" svg:height="90.05mm" svg:x="3.89mm" svg:y="50.74mm">
            <loext:p draw:notify-on-update-of-ranges="'1000req-sec-OFF'.A2:'1000req-sec-OFF'.A10 '1000req-sec-OFF'.G1:'1000req-sec-OFF'.G1 '1000req-sec-OFF'.G2:'1000req-sec-OFF'.G1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181.8mm" svg:y="54.2mm">
            <loext:p draw:notify-on-update-of-ranges="'1000req-sec-OFF'.C2:'1000req-sec-OFF'.C10 '1000req-sec-OFF'.E1:'1000req-sec-OFF'.E1 '1000req-sec-OFF'.E2:'1000req-sec-OFF'.E1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59.99mm" svg:height="89.99mm" svg:x="180.33mm" svg:y="153.53mm">
            <loext:p draw:notify-on-update-of-ranges="'1000req-sec-OFF'.A2:'1000req-sec-OFF'.A10 '1000req-sec-OFF'.J1:'1000req-sec-OFF'.J1 '1000req-sec-OFF'.J2:'1000req-sec-OFF'.J10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4" table:default-cell-style-name="ce5"/>
        <table:table-column table:style-name="co20" table:default-cell-style-name="ce5"/>
        <table:table-column table:style-name="co6" table:default-cell-style-name="ce5"/>
        <table:table-column table:style-name="co21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2" table:default-cell-style-name="ce5"/>
        <table:table-column table:style-name="co18" table:default-cell-style-name="ce5"/>
        <table:table-column table:style-name="co22" table:default-cell-style-name="ce5"/>
        <table:table-column table:style-name="co15" table:default-cell-style-name="ce5"/>
        <table:table-column table:style-name="co3" table:number-columns-repeated="1011" table:default-cell-style-name="ce5"/>
        <table:table-row table:style-name="ro1">
          <table:table-cell office:value-type="string" calcext:value-type="string">
            <text:p>simultaneous users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otal_invocation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w_failed</text:p>
          </table:table-cell>
          <table:table-cell office:value-type="string" calcext:value-type="string">
            <text:p>vm_fails</text:p>
          </table:table-cell>
          <table:table-cell office:value-type="string" calcext:value-type="string">
            <text:p>Management OFF</text:p>
          </table:table-cell>
          <table:table-cell office:value-type="string" calcext:value-type="string">
            <text:p>standard_deviation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ail_tax</text:p>
          </table:table-cell>
          <table:table-cell office:value-type="string" calcext:value-type="string">
            <text:p>hi_value</text:p>
          </table:table-cell>
          <table:table-cell office:value-type="string" calcext:value-type="string">
            <text:p>low_value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,000</text:p>
          </table:table-cell>
          <table:table-cell office:value-type="float" office:value="162545" calcext:value-type="float">
            <text:p>162545,000</text:p>
          </table:table-cell>
          <table:table-cell table:number-columns-repeated="2" office:value-type="float" office:value="20000" calcext:value-type="float">
            <text:p>20000,000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151.0452" calcext:value-type="float">
            <text:p>151,045</text:p>
          </table:table-cell>
          <table:table-cell office:value-type="float" office:value="29.0664566107566" calcext:value-type="float">
            <text:p>29,066</text:p>
          </table:table-cell>
          <table:table-cell office:value-type="float" office:value="19.2435486932101" calcext:value-type="float">
            <text:p>19,244</text:p>
          </table:table-cell>
          <table:table-cell office:value-type="float" office:value="123.042849672398" calcext:value-type="float">
            <text:p>123,043</text:p>
          </table:table-cell>
          <table:table-cell office:value-type="float" office:value="0" calcext:value-type="float">
            <text:p>0,000</text:p>
          </table:table-cell>
          <table:table-cell office:value-type="float" office:value="285" calcext:value-type="float">
            <text:p>285,000</text:p>
          </table:table-cell>
          <table:table-cell office:value-type="float" office:value="100" calcext:value-type="float">
            <text:p>100,000</text:p>
          </table:table-cell>
          <table:table-cell table:number-columns-repeated="1011"/>
        </table:table-row>
        <table:table-row table:style-name="ro1">
          <table:table-cell office:value-type="float" office:value="40" calcext:value-type="float">
            <text:p>40,000</text:p>
          </table:table-cell>
          <table:table-cell office:value-type="float" office:value="247026" calcext:value-type="float">
            <text:p>247026,000</text:p>
          </table:table-cell>
          <table:table-cell office:value-type="float" office:value="40000" calcext:value-type="float">
            <text:p>40000,000</text:p>
          </table:table-cell>
          <table:table-cell office:value-type="float" office:value="39999" calcext:value-type="float">
            <text:p>39999,000</text:p>
          </table:table-cell>
          <table:table-cell office:value-type="float" office:value="0" calcext:value-type="float">
            <text:p>0,000</text:p>
          </table:table-cell>
          <table:table-cell office:value-type="float" office:value="-1" calcext:value-type="float">
            <text:p>-1,000</text:p>
          </table:table-cell>
          <table:table-cell office:value-type="float" office:value="231.920023000575" calcext:value-type="float">
            <text:p>231,920</text:p>
          </table:table-cell>
          <table:table-cell office:value-type="float" office:value="96.7580913167019" calcext:value-type="float">
            <text:p>96,758</text:p>
          </table:table-cell>
          <table:table-cell office:value-type="float" office:value="41.7204560713855" calcext:value-type="float">
            <text:p>41,720</text:p>
          </table:table-cell>
          <table:table-cell office:value-type="float" office:value="161.922226810133" calcext:value-type="float">
            <text:p>161,922</text:p>
          </table:table-cell>
          <table:table-cell office:value-type="float" office:value="0" calcext:value-type="float">
            <text:p>0,000</text:p>
          </table:table-cell>
          <table:table-cell office:value-type="float" office:value="987" calcext:value-type="float">
            <text:p>987,000</text:p>
          </table:table-cell>
          <table:table-cell office:value-type="float" office:value="102" calcext:value-type="float">
            <text:p>102,000</text:p>
          </table:table-cell>
          <table:table-cell table:number-columns-repeated="1011"/>
        </table:table-row>
        <table:table-row table:style-name="ro1">
          <table:table-cell office:value-type="float" office:value="60" calcext:value-type="float">
            <text:p>60,000</text:p>
          </table:table-cell>
          <table:table-cell office:value-type="float" office:value="288150" calcext:value-type="float">
            <text:p>288150,000</text:p>
          </table:table-cell>
          <table:table-cell table:number-columns-repeated="2" office:value-type="float" office:value="60000" calcext:value-type="float">
            <text:p>60000,000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272.878183333333" calcext:value-type="float">
            <text:p>272,878</text:p>
          </table:table-cell>
          <table:table-cell office:value-type="float" office:value="130.763201096278" calcext:value-type="float">
            <text:p>130,763</text:p>
          </table:table-cell>
          <table:table-cell office:value-type="float" office:value="47.9199910740189" calcext:value-type="float">
            <text:p>47,920</text:p>
          </table:table-cell>
          <table:table-cell office:value-type="float" office:value="208.224882873503" calcext:value-type="float">
            <text:p>208,225</text:p>
          </table:table-cell>
          <table:table-cell office:value-type="float" office:value="0" calcext:value-type="float">
            <text:p>0,000</text:p>
          </table:table-cell>
          <table:table-cell office:value-type="float" office:value="918" calcext:value-type="float">
            <text:p>918,000</text:p>
          </table:table-cell>
          <table:table-cell office:value-type="float" office:value="102" calcext:value-type="float">
            <text:p>102,000</text:p>
          </table:table-cell>
          <table:table-cell table:number-columns-repeated="1011"/>
        </table:table-row>
        <table:table-row table:style-name="ro1">
          <table:table-cell office:value-type="float" office:value="80" calcext:value-type="float">
            <text:p>80,000</text:p>
          </table:table-cell>
          <table:table-cell office:value-type="float" office:value="364181" calcext:value-type="float">
            <text:p>364181,000</text:p>
          </table:table-cell>
          <table:table-cell office:value-type="float" office:value="80000" calcext:value-type="float">
            <text:p>80000,000</text:p>
          </table:table-cell>
          <table:table-cell office:value-type="float" office:value="79999" calcext:value-type="float">
            <text:p>79999,000</text:p>
          </table:table-cell>
          <table:table-cell office:value-type="float" office:value="0" calcext:value-type="float">
            <text:p>0,000</text:p>
          </table:table-cell>
          <table:table-cell office:value-type="float" office:value="-1" calcext:value-type="float">
            <text:p>-1,000</text:p>
          </table:table-cell>
          <table:table-cell office:value-type="float" office:value="346.655470693384" calcext:value-type="float">
            <text:p>346,655</text:p>
          </table:table-cell>
          <table:table-cell office:value-type="float" office:value="172.141727423651" calcext:value-type="float">
            <text:p>172,142</text:p>
          </table:table-cell>
          <table:table-cell office:value-type="float" office:value="49.6578712804768" calcext:value-type="float">
            <text:p>49,658</text:p>
          </table:table-cell>
          <table:table-cell office:value-type="float" office:value="219.668241890708" calcext:value-type="float">
            <text:p>219,668</text:p>
          </table:table-cell>
          <table:table-cell office:value-type="float" office:value="0" calcext:value-type="float">
            <text:p>0,000</text:p>
          </table:table-cell>
          <table:table-cell office:value-type="float" office:value="3204" calcext:value-type="float">
            <text:p>3204,000</text:p>
          </table:table-cell>
          <table:table-cell office:value-type="float" office:value="102" calcext:value-type="float">
            <text:p>102,000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,000</text:p>
          </table:table-cell>
          <table:table-cell office:value-type="float" office:value="446072" calcext:value-type="float">
            <text:p>446072,000</text:p>
          </table:table-cell>
          <table:table-cell table:number-columns-repeated="2" office:value-type="float" office:value="100000" calcext:value-type="float">
            <text:p>100000,000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428.62795" calcext:value-type="float">
            <text:p>428,628</text:p>
          </table:table-cell>
          <table:table-cell office:value-type="float" office:value="237.324797354579" calcext:value-type="float">
            <text:p>237,325</text:p>
          </table:table-cell>
          <table:table-cell office:value-type="float" office:value="55.3684838691874" calcext:value-type="float">
            <text:p>55,368</text:p>
          </table:table-cell>
          <table:table-cell office:value-type="float" office:value="224.179056295845" calcext:value-type="float">
            <text:p>224,179</text:p>
          </table:table-cell>
          <table:table-cell office:value-type="float" office:value="0" calcext:value-type="float">
            <text:p>0,000</text:p>
          </table:table-cell>
          <table:table-cell office:value-type="float" office:value="2647" calcext:value-type="float">
            <text:p>2647,000</text:p>
          </table:table-cell>
          <table:table-cell office:value-type="float" office:value="102" calcext:value-type="float">
            <text:p>102,00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,000</text:p>
          </table:table-cell>
          <table:table-cell office:value-type="float" office:value="1041752" calcext:value-type="float">
            <text:p>1041752,000</text:p>
          </table:table-cell>
          <table:table-cell table:number-columns-repeated="2" office:value-type="float" office:value="250000" calcext:value-type="float">
            <text:p>250000,000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1005.842288" calcext:value-type="float">
            <text:p>1005,842</text:p>
          </table:table-cell>
          <table:table-cell office:value-type="float" office:value="977.211753606234" calcext:value-type="float">
            <text:p>977,212</text:p>
          </table:table-cell>
          <table:table-cell office:value-type="float" office:value="97.1535761883014" calcext:value-type="float">
            <text:p>97,154</text:p>
          </table:table-cell>
          <table:table-cell office:value-type="float" office:value="239.980340810481" calcext:value-type="float">
            <text:p>239,980</text:p>
          </table:table-cell>
          <table:table-cell office:value-type="float" office:value="0" calcext:value-type="float">
            <text:p>0,000</text:p>
          </table:table-cell>
          <table:table-cell office:value-type="float" office:value="17343" calcext:value-type="float">
            <text:p>17343,000</text:p>
          </table:table-cell>
          <table:table-cell office:value-type="float" office:value="101" calcext:value-type="float">
            <text:p>101,000</text:p>
          </table:table-cell>
          <table:table-cell table:number-columns-repeated="1011"/>
        </table:table-row>
        <table:table-row table:style-name="ro1">
          <table:table-cell office:value-type="float" office:value="500" calcext:value-type="float">
            <text:p>500,000</text:p>
          </table:table-cell>
          <table:table-cell office:value-type="float" office:value="2147799" calcext:value-type="float">
            <text:p>2147799,000</text:p>
          </table:table-cell>
          <table:table-cell office:value-type="float" office:value="500000" calcext:value-type="float">
            <text:p>500000,000</text:p>
          </table:table-cell>
          <table:table-cell office:value-type="float" office:value="499877" calcext:value-type="float">
            <text:p>499877,000</text:p>
          </table:table-cell>
          <table:table-cell office:value-type="float" office:value="123" calcext:value-type="float">
            <text:p>123,000</text:p>
          </table:table-cell>
          <table:table-cell office:value-type="float" office:value="0" calcext:value-type="float">
            <text:p>0,000</text:p>
          </table:table-cell>
          <table:table-cell office:value-type="float" office:value="2086.33052130824" calcext:value-type="float">
            <text:p>2086,331</text:p>
          </table:table-cell>
          <table:table-cell office:value-type="float" office:value="1726.92303350182" calcext:value-type="float">
            <text:p>1726,923</text:p>
          </table:table-cell>
          <table:table-cell office:value-type="float" office:value="82.7732238906683" calcext:value-type="float">
            <text:p>82,773</text:p>
          </table:table-cell>
          <table:table-cell office:value-type="float" office:value="232.739190212864" calcext:value-type="float">
            <text:p>232,739</text:p>
          </table:table-cell>
          <table:table-cell office:value-type="float" office:value="0.0246060530890599" calcext:value-type="float">
            <text:p>0,025</text:p>
          </table:table-cell>
          <table:table-cell office:value-type="float" office:value="65552" calcext:value-type="float">
            <text:p>65552,000</text:p>
          </table:table-cell>
          <table:table-cell office:value-type="float" office:value="102" calcext:value-type="float">
            <text:p>102,000</text:p>
          </table:table-cell>
          <table:table-cell table:number-columns-repeated="1011"/>
        </table:table-row>
        <table:table-row table:style-name="ro1">
          <table:table-cell office:value-type="float" office:value="750" calcext:value-type="float">
            <text:p>750,000</text:p>
          </table:table-cell>
          <table:table-cell office:value-type="float" office:value="3217261" calcext:value-type="float">
            <text:p>3217261,000</text:p>
          </table:table-cell>
          <table:table-cell office:value-type="float" office:value="750000" calcext:value-type="float">
            <text:p>750000,000</text:p>
          </table:table-cell>
          <table:table-cell office:value-type="float" office:value="749841" calcext:value-type="float">
            <text:p>749841,000</text:p>
          </table:table-cell>
          <table:table-cell office:value-type="float" office:value="159" calcext:value-type="float">
            <text:p>159,000</text:p>
          </table:table-cell>
          <table:table-cell office:value-type="float" office:value="0" calcext:value-type="float">
            <text:p>0,000</text:p>
          </table:table-cell>
          <table:table-cell office:value-type="float" office:value="3125.43272373743" calcext:value-type="float">
            <text:p>3125,433</text:p>
          </table:table-cell>
          <table:table-cell office:value-type="float" office:value="1720.47337132617" calcext:value-type="float">
            <text:p>1720,473</text:p>
          </table:table-cell>
          <table:table-cell office:value-type="float" office:value="55.0475253637457" calcext:value-type="float">
            <text:p>55,048</text:p>
          </table:table-cell>
          <table:table-cell office:value-type="float" office:value="233.068128448391" calcext:value-type="float">
            <text:p>233,068</text:p>
          </table:table-cell>
          <table:table-cell office:value-type="float" office:value="0.0212044953530148" calcext:value-type="float">
            <text:p>0,021</text:p>
          </table:table-cell>
          <table:table-cell office:value-type="float" office:value="71422" calcext:value-type="float">
            <text:p>71422,000</text:p>
          </table:table-cell>
          <table:table-cell office:value-type="float" office:value="102" calcext:value-type="float">
            <text:p>102,000</text:p>
          </table:table-cell>
          <table:table-cell table:number-columns-repeated="1011"/>
        </table:table-row>
        <table:table-row table:style-name="ro1">
          <table:table-cell office:value-type="float" office:value="1000" calcext:value-type="float">
            <text:p>1000,000</text:p>
          </table:table-cell>
          <table:table-cell office:value-type="float" office:value="4285160" calcext:value-type="float">
            <text:p>4285160,000</text:p>
          </table:table-cell>
          <table:table-cell office:value-type="float" office:value="1000000" calcext:value-type="float">
            <text:p>1000000,000</text:p>
          </table:table-cell>
          <table:table-cell office:value-type="float" office:value="999859" calcext:value-type="float">
            <text:p>999859,000</text:p>
          </table:table-cell>
          <table:table-cell office:value-type="float" office:value="141" calcext:value-type="float">
            <text:p>141,000</text:p>
          </table:table-cell>
          <table:table-cell office:value-type="float" office:value="0" calcext:value-type="float">
            <text:p>0,000</text:p>
          </table:table-cell>
          <table:table-cell office:value-type="float" office:value="4061.05886930057" calcext:value-type="float">
            <text:p>4061,059</text:p>
          </table:table-cell>
          <table:table-cell office:value-type="float" office:value="1960.75086881724" calcext:value-type="float">
            <text:p>1960,751</text:p>
          </table:table-cell>
          <table:table-cell office:value-type="float" office:value="48.2817642373881" calcext:value-type="float">
            <text:p>48,282</text:p>
          </table:table-cell>
          <table:table-cell office:value-type="float" office:value="233.330610758991" calcext:value-type="float">
            <text:p>233,331</text:p>
          </table:table-cell>
          <table:table-cell office:value-type="float" office:value="0.0141019883803616" calcext:value-type="float">
            <text:p>0,014</text:p>
          </table:table-cell>
          <table:table-cell office:value-type="float" office:value="68056" calcext:value-type="float">
            <text:p>68056,000</text:p>
          </table:table-cell>
          <table:table-cell office:value-type="float" office:value="102" calcext:value-type="float">
            <text:p>102,000</text:p>
          </table:table-cell>
          <table:table-cell table:number-columns-repeated="101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rison" table:style-name="ta1">
        <table:shapes>
          <draw:frame draw:z-index="0" draw:style-name="gr1" draw:text-style-name="P1" svg:width="159.99mm" svg:height="89.99mm" svg:x="45.01mm" svg:y="52.8mm">
            <loext:p draw:notify-on-update-of-ranges="comparison.A2:comparison.A10 comparison.B1:comparison.B1 comparison.B2:comparison.B10 comparison.C1:comparison.C1 comparison.C2:comparison.C10 comparison.D1:comparison.D1 comparison.D2:comparison.D10 comparison.E1:comparison.E1 comparison.E2:comparison.E1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23" table:default-cell-style-name="ce5"/>
        <table:table-column table:style-name="co3" table:default-cell-style-name="ce5"/>
        <table:table-column table:style-name="co3" table:number-columns-repeated="2" table:default-cell-style-name="Default"/>
        <table:table-column table:style-name="co3" table:default-cell-style-name="ce5"/>
        <table:table-row table:style-name="ro1">
          <table:table-cell table:style-name="Default" table:formula="of:=['1req-sec-OFF'.A1]" office:value-type="string" office:string-value="simultaneous users" calcext:value-type="string">
            <text:p>simultaneous users</text:p>
          </table:table-cell>
          <table:table-cell table:style-name="Default" office:value-type="string" calcext:value-type="string">
            <text:p>1req/s</text:p>
          </table:table-cell>
          <table:table-cell office:value-type="string" calcext:value-type="string">
            <text:p>10req/s</text:p>
          </table:table-cell>
          <table:table-cell office:value-type="string" calcext:value-type="string">
            <text:p>100req/s</text:p>
          </table:table-cell>
          <table:table-cell table:style-name="Default" office:value-type="string" calcext:value-type="string">
            <text:p>1000req/s</text:p>
          </table:table-cell>
        </table:table-row>
        <table:table-row table:style-name="ro1">
          <table:table-cell table:formula="of:=['1req-sec-OFF'.A2]" office:value-type="float" office:value="20" calcext:value-type="float">
            <text:p>20,000</text:p>
          </table:table-cell>
          <table:table-cell table:formula="of:=['1req-sec-OFF'.G2]" office:value-type="float" office:value="134.16855" calcext:value-type="float">
            <text:p>134,169</text:p>
          </table:table-cell>
          <table:table-cell table:formula="of:=['10req-sec-OFF'.G2]" office:value-type="float" office:value="132.9523" calcext:value-type="float">
            <text:p>132,9523</text:p>
          </table:table-cell>
          <table:table-cell table:formula="of:=['100req-sec-OFF'.G2]" office:value-type="float" office:value="151.38545" calcext:value-type="float">
            <text:p>151,38545</text:p>
          </table:table-cell>
          <table:table-cell table:formula="of:=['1000req-sec-OFF'.G2]" office:value-type="float" office:value="151.0452" calcext:value-type="float">
            <text:p>151,045</text:p>
          </table:table-cell>
        </table:table-row>
        <table:table-row table:style-name="ro1">
          <table:table-cell table:formula="of:=['1req-sec-OFF'.A3]" office:value-type="float" office:value="40" calcext:value-type="float">
            <text:p>40,000</text:p>
          </table:table-cell>
          <table:table-cell table:formula="of:=['1req-sec-OFF'.G3]" office:value-type="float" office:value="161.828625" calcext:value-type="float">
            <text:p>161,829</text:p>
          </table:table-cell>
          <table:table-cell table:formula="of:=['10req-sec-OFF'.G3]" office:value-type="float" office:value="159.898525" calcext:value-type="float">
            <text:p>159,898525</text:p>
          </table:table-cell>
          <table:table-cell table:formula="of:=['100req-sec-OFF'.G3]" office:value-type="float" office:value="232.367175" calcext:value-type="float">
            <text:p>232,367175</text:p>
          </table:table-cell>
          <table:table-cell table:formula="of:=['1000req-sec-OFF'.G3]" office:value-type="float" office:value="231.920023000575" calcext:value-type="float">
            <text:p>231,920</text:p>
          </table:table-cell>
        </table:table-row>
        <table:table-row table:style-name="ro1">
          <table:table-cell table:formula="of:=['1req-sec-OFF'.A4]" office:value-type="float" office:value="60" calcext:value-type="float">
            <text:p>60,000</text:p>
          </table:table-cell>
          <table:table-cell table:formula="of:=['1req-sec-OFF'.G4]" office:value-type="float" office:value="231.974316666667" calcext:value-type="float">
            <text:p>231,974</text:p>
          </table:table-cell>
          <table:table-cell table:formula="of:=['10req-sec-OFF'.G4]" office:value-type="float" office:value="233.0112" calcext:value-type="float">
            <text:p>233,0112</text:p>
          </table:table-cell>
          <table:table-cell table:formula="of:=['100req-sec-OFF'.G4]" office:value-type="float" office:value="274.08045" calcext:value-type="float">
            <text:p>274,08045</text:p>
          </table:table-cell>
          <table:table-cell table:formula="of:=['1000req-sec-OFF'.G4]" office:value-type="float" office:value="272.878183333333" calcext:value-type="float">
            <text:p>272,878</text:p>
          </table:table-cell>
        </table:table-row>
        <table:table-row table:style-name="ro1">
          <table:table-cell table:formula="of:=['1req-sec-OFF'.A5]" office:value-type="float" office:value="80" calcext:value-type="float">
            <text:p>80,000</text:p>
          </table:table-cell>
          <table:table-cell table:formula="of:=['1req-sec-OFF'.G5]" office:value-type="float" office:value="304.8298875" calcext:value-type="float">
            <text:p>304,830</text:p>
          </table:table-cell>
          <table:table-cell table:formula="of:=['10req-sec-OFF'.G5]" office:value-type="float" office:value="313.0234875" calcext:value-type="float">
            <text:p>313,0234875</text:p>
          </table:table-cell>
          <table:table-cell table:formula="of:=['100req-sec-OFF'.G5]" office:value-type="float" office:value="348.480725" calcext:value-type="float">
            <text:p>348,480725</text:p>
          </table:table-cell>
          <table:table-cell table:formula="of:=['1000req-sec-OFF'.G5]" office:value-type="float" office:value="346.655470693384" calcext:value-type="float">
            <text:p>346,655</text:p>
          </table:table-cell>
        </table:table-row>
        <table:table-row table:style-name="ro1">
          <table:table-cell table:formula="of:=['1req-sec-OFF'.A6]" office:value-type="float" office:value="100" calcext:value-type="float">
            <text:p>100,000</text:p>
          </table:table-cell>
          <table:table-cell table:formula="of:=['1req-sec-OFF'.G6]" office:value-type="float" office:value="336.9942" calcext:value-type="float">
            <text:p>336,994</text:p>
          </table:table-cell>
          <table:table-cell table:formula="of:=['10req-sec-OFF'.G6]" office:value-type="float" office:value="393.34799" calcext:value-type="float">
            <text:p>393,34799</text:p>
          </table:table-cell>
          <table:table-cell table:formula="of:=['100req-sec-OFF'.G6]" office:value-type="float" office:value="428.53818" calcext:value-type="float">
            <text:p>428,53818</text:p>
          </table:table-cell>
          <table:table-cell table:formula="of:=['1000req-sec-OFF'.G6]" office:value-type="float" office:value="428.62795" calcext:value-type="float">
            <text:p>428,628</text:p>
          </table:table-cell>
        </table:table-row>
        <table:table-row table:style-name="ro1">
          <table:table-cell table:formula="of:=['1req-sec-OFF'.A7]" office:value-type="float" office:value="250" calcext:value-type="float">
            <text:p>250,000</text:p>
          </table:table-cell>
          <table:table-cell table:formula="of:=['1req-sec-OFF'.G7]" office:value-type="float" office:value="595.036824" calcext:value-type="float">
            <text:p>595,037</text:p>
          </table:table-cell>
          <table:table-cell table:formula="of:=['10req-sec-OFF'.G7]" office:value-type="float" office:value="1007.73552462604" calcext:value-type="float">
            <text:p>1007,73552462604</text:p>
          </table:table-cell>
          <table:table-cell table:formula="of:=['100req-sec-OFF'.G7]" office:value-type="float" office:value="1001.656308" calcext:value-type="float">
            <text:p>1001,656308</text:p>
          </table:table-cell>
          <table:table-cell table:formula="of:=['1000req-sec-OFF'.G7]" office:value-type="float" office:value="1005.842288" calcext:value-type="float">
            <text:p>1005,842</text:p>
          </table:table-cell>
        </table:table-row>
        <table:table-row table:style-name="ro1">
          <table:table-cell table:formula="of:=['1req-sec-OFF'.A8]" office:value-type="float" office:value="500" calcext:value-type="float">
            <text:p>500,000</text:p>
          </table:table-cell>
          <table:table-cell table:formula="of:=['1req-sec-OFF'.G8]" office:value-type="float" office:value="1217.778322" calcext:value-type="float">
            <text:p>1217,778</text:p>
          </table:table-cell>
          <table:table-cell table:formula="of:=['10req-sec-OFF'.G8]" office:value-type="float" office:value="2064.4516807227" calcext:value-type="float">
            <text:p>2064,4516807227</text:p>
          </table:table-cell>
          <table:table-cell table:formula="of:=['100req-sec-OFF'.G8]" office:value-type="float" office:value="2058.68537649334" calcext:value-type="float">
            <text:p>2058,68537649334</text:p>
          </table:table-cell>
          <table:table-cell table:formula="of:=['1000req-sec-OFF'.G8]" office:value-type="float" office:value="2086.33052130824" calcext:value-type="float">
            <text:p>2086,331</text:p>
          </table:table-cell>
        </table:table-row>
        <table:table-row table:style-name="ro1">
          <table:table-cell table:formula="of:=['1req-sec-OFF'.A9]" office:value-type="float" office:value="750" calcext:value-type="float">
            <text:p>750,000</text:p>
          </table:table-cell>
          <table:table-cell table:formula="of:=['1req-sec-OFF'.G9]" office:value-type="float" office:value="2274.39910852026" calcext:value-type="float">
            <text:p>2274,399</text:p>
          </table:table-cell>
          <table:table-cell table:formula="of:=['10req-sec-OFF'.G9]" office:value-type="float" office:value="3063.37677356035" calcext:value-type="float">
            <text:p>3063,37677356035</text:p>
          </table:table-cell>
          <table:table-cell table:formula="of:=['100req-sec-OFF'.G9]" office:value-type="float" office:value="3074.00797393935" calcext:value-type="float">
            <text:p>3074,00797393935</text:p>
          </table:table-cell>
          <table:table-cell table:formula="of:=['1000req-sec-OFF'.G9]" office:value-type="float" office:value="3125.43272373743" calcext:value-type="float">
            <text:p>3125,433</text:p>
          </table:table-cell>
        </table:table-row>
        <table:table-row table:style-name="ro1">
          <table:table-cell table:formula="of:=['1req-sec-OFF'.A10]" office:value-type="float" office:value="1000" calcext:value-type="float">
            <text:p>1000,000</text:p>
          </table:table-cell>
          <table:table-cell table:formula="of:=['1req-sec-OFF'.G10]" office:value-type="float" office:value="3232.26138941229" calcext:value-type="float">
            <text:p>3232,261</text:p>
          </table:table-cell>
          <table:table-cell table:formula="of:=['10req-sec-OFF'.G10]" office:value-type="float" office:value="4063.9443064207" calcext:value-type="float">
            <text:p>4063,9443064207</text:p>
          </table:table-cell>
          <table:table-cell table:formula="of:=['100req-sec-OFF'.G10]" office:value-type="float" office:value="3973.31121794327" calcext:value-type="float">
            <text:p>3973,31121794327</text:p>
          </table:table-cell>
          <table:table-cell table:formula="of:=['1000req-sec-OFF'.G10]" office:value-type="float" office:value="4061.05886930057" calcext:value-type="float">
            <text:p>4061,059</text:p>
          </table:table-cell>
        </table:table-row>
      </table:table>
      <table:table table:name="1req-sec-ON" table:style-name="ta1">
        <table:shapes>
          <draw:frame draw:z-index="0" draw:style-name="gr1" draw:text-style-name="P1" svg:width="159.91mm" svg:height="90.05mm" svg:x="5.53mm" svg:y="50.46mm">
            <loext:p draw:notify-on-update-of-ranges="'1req-sec-ON'.A2:'1req-sec-ON'.A10 '1req-sec-ON'.G1:'1req-sec-ON'.G1 '1req-sec-ON'.G2:'1req-sec-ON'.G10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159.91mm" svg:height="90.05mm" svg:x="186.08mm" svg:y="53.12mm">
            <loext:p draw:notify-on-update-of-ranges="'1req-sec-ON'.A2:'1req-sec-ON'.A10 '1req-sec-OFF'.G1:'1req-sec-OFF'.G1 '1req-sec-OFF'.G2:'1req-sec-OFF'.G10 '1req-sec-ON'.G1:'1req-sec-ON'.G1 '1req-sec-ON'.G2:'1req-sec-ON'.G1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159.99mm" svg:height="89.99mm" svg:x="186.92mm" svg:y="162.56mm">
            <loext:p draw:notify-on-update-of-ranges="'1req-sec-ON'.A2:'1req-sec-ON'.A10 '1req-sec-ON'.J1:'1req-sec-ON'.J1 '1req-sec-ON'.J2:'1req-sec-ON'.J10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7" table:default-cell-style-name="ce5"/>
        <table:table-column table:style-name="co24" table:default-cell-style-name="ce5"/>
        <table:table-column table:style-name="co12" table:number-columns-repeated="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3" table:number-columns-repeated="1011" table:default-cell-style-name="ce5"/>
        <table:table-row table:style-name="ro1">
          <table:table-cell office:value-type="string" calcext:value-type="string">
            <text:p>simultaneous users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otal_invocation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w_failed</text:p>
          </table:table-cell>
          <table:table-cell office:value-type="string" calcext:value-type="string">
            <text:p>vm_fails</text:p>
          </table:table-cell>
          <table:table-cell office:value-type="string" calcext:value-type="string">
            <text:p>Management ON</text:p>
          </table:table-cell>
          <table:table-cell office:value-type="string" calcext:value-type="string">
            <text:p>standard_deviation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ail_tax</text:p>
          </table:table-cell>
          <table:table-cell office:value-type="string" calcext:value-type="string">
            <text:p>hi_value</text:p>
          </table:table-cell>
          <table:table-cell office:value-type="string" calcext:value-type="string">
            <text:p>low_value</text:p>
          </table:table-cell>
          <table:table-cell table:number-columns-repeated="1011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134054" calcext:value-type="float">
            <text:p>1134054</text:p>
          </table:table-cell>
          <table:table-cell table:number-columns-repeated="2" table:style-name="Default" office:value-type="float" office:value="20000" calcext:value-type="float">
            <text:p>20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3.7134" calcext:value-type="float">
            <text:p>133,7134</text:p>
          </table:table-cell>
          <table:table-cell table:style-name="Default" office:value-type="float" office:value="12.8164064173103" calcext:value-type="float">
            <text:p>12,8164064173103</text:p>
          </table:table-cell>
          <table:table-cell table:style-name="Default" office:value-type="float" office:value="9.58498281945589" calcext:value-type="float">
            <text:p>9,58498281945589</text:p>
          </table:table-cell>
          <table:table-cell table:style-name="Default" office:value-type="float" office:value="17.6358445012319" calcext:value-type="float">
            <text:p>17,63584450123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5" calcext:value-type="float">
            <text:p>235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162778" calcext:value-type="float">
            <text:p>1162778</text:p>
          </table:table-cell>
          <table:table-cell table:number-columns-repeated="2" table:style-name="Default" office:value-type="float" office:value="40000" calcext:value-type="float">
            <text:p>40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2.262425" calcext:value-type="float">
            <text:p>162,262425</text:p>
          </table:table-cell>
          <table:table-cell table:style-name="Default" office:value-type="float" office:value="22.9068063283335" calcext:value-type="float">
            <text:p>22,9068063283335</text:p>
          </table:table-cell>
          <table:table-cell table:style-name="Default" office:value-type="float" office:value="14.1171354540852" calcext:value-type="float">
            <text:p>14,1171354540852</text:p>
          </table:table-cell>
          <table:table-cell table:style-name="Default" office:value-type="float" office:value="34.4003756521021" calcext:value-type="float">
            <text:p>34,40037565210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3" calcext:value-type="float">
            <text:p>283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235600" calcext:value-type="float">
            <text:p>1235600</text:p>
          </table:table-cell>
          <table:table-cell table:number-columns-repeated="2" table:style-name="Default" office:value-type="float" office:value="60000" calcext:value-type="float">
            <text:p>60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34.908133333333" calcext:value-type="float">
            <text:p>234,908133333333</text:p>
          </table:table-cell>
          <table:table-cell table:style-name="Default" office:value-type="float" office:value="26.255242323735" calcext:value-type="float">
            <text:p>26,255242323735</text:p>
          </table:table-cell>
          <table:table-cell table:style-name="Default" office:value-type="float" office:value="11.1768128038713" calcext:value-type="float">
            <text:p>11,1768128038713</text:p>
          </table:table-cell>
          <table:table-cell table:style-name="Default" office:value-type="float" office:value="48.5594043379735" calcext:value-type="float">
            <text:p>48,55940433797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9" calcext:value-type="float">
            <text:p>389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1309160" calcext:value-type="float">
            <text:p>1309160</text:p>
          </table:table-cell>
          <table:table-cell table:number-columns-repeated="2" table:style-name="Default" office:value-type="float" office:value="80000" calcext:value-type="float">
            <text:p>80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07.857925" calcext:value-type="float">
            <text:p>307,857925</text:p>
          </table:table-cell>
          <table:table-cell table:style-name="Default" office:value-type="float" office:value="59.1734421712783" calcext:value-type="float">
            <text:p>59,1734421712783</text:p>
          </table:table-cell>
          <table:table-cell table:style-name="Default" office:value-type="float" office:value="19.2210228699743" calcext:value-type="float">
            <text:p>19,2210228699743</text:p>
          </table:table-cell>
          <table:table-cell table:style-name="Default" office:value-type="float" office:value="61.1078859726848" calcext:value-type="float">
            <text:p>61,10788597268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69" calcext:value-type="float">
            <text:p>1169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340361" calcext:value-type="float">
            <text:p>1340361</text:p>
          </table:table-cell>
          <table:table-cell table:number-columns-repeated="2" table:style-name="Default" office:value-type="float" office:value="100000" calcext:value-type="float">
            <text:p>100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37.96722" calcext:value-type="float">
            <text:p>337,96722</text:p>
          </table:table-cell>
          <table:table-cell table:style-name="Default" office:value-type="float" office:value="161.189658931747" calcext:value-type="float">
            <text:p>161,189658931747</text:p>
          </table:table-cell>
          <table:table-cell table:style-name="Default" office:value-type="float" office:value="47.6938736637676" calcext:value-type="float">
            <text:p>47,6938736637676</text:p>
          </table:table-cell>
          <table:table-cell table:style-name="Default" office:value-type="float" office:value="74.6067663860706" calcext:value-type="float">
            <text:p>74,60676638607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12" calcext:value-type="float">
            <text:p>1212</text:p>
          </table:table-cell>
          <table:table-cell table:style-name="Default" office:value-type="float" office:value="101" calcext:value-type="float">
            <text:p>101</text:p>
          </table:table-cell>
          <table:table-cell table:number-columns-repeated="1011"/>
        </table:table-row>
        <table:table-row table:style-name="ro1"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628652" calcext:value-type="float">
            <text:p>1628652</text:p>
          </table:table-cell>
          <table:table-cell table:number-columns-repeated="2" table:style-name="Default" office:value-type="float" office:value="250000" calcext:value-type="float">
            <text:p>250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99.405792" calcext:value-type="float">
            <text:p>599,405792</text:p>
          </table:table-cell>
          <table:table-cell table:style-name="Default" office:value-type="float" office:value="496.454365403911" calcext:value-type="float">
            <text:p>496,454365403911</text:p>
          </table:table-cell>
          <table:table-cell table:style-name="Default" office:value-type="float" office:value="82.8244191213807" calcext:value-type="float">
            <text:p>82,8244191213807</text:p>
          </table:table-cell>
          <table:table-cell table:style-name="Default" office:value-type="float" office:value="153.501177661035" calcext:value-type="float">
            <text:p>153,5011776610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729" calcext:value-type="float">
            <text:p>7729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2272918" calcext:value-type="float">
            <text:p>2272918</text:p>
          </table:table-cell>
          <table:table-cell table:number-columns-repeated="2" table:style-name="Default" office:value-type="float" office:value="500000" calcext:value-type="float">
            <text:p>500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98.526302" calcext:value-type="float">
            <text:p>1198,526302</text:p>
          </table:table-cell>
          <table:table-cell table:style-name="Default" office:value-type="float" office:value="1290.71331987314" calcext:value-type="float">
            <text:p>1290,71331987314</text:p>
          </table:table-cell>
          <table:table-cell table:style-name="Default" office:value-type="float" office:value="107.691697522141" calcext:value-type="float">
            <text:p>107,691697522141</text:p>
          </table:table-cell>
          <table:table-cell table:style-name="Default" office:value-type="float" office:value="219.981539149235" calcext:value-type="float">
            <text:p>219,9815391492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857" calcext:value-type="float">
            <text:p>32857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 table:style-name="Default" office:value-type="float" office:value="750" calcext:value-type="float">
            <text:p>750</text:p>
          </table:table-cell>
          <table:table-cell table:style-name="Default" office:value-type="float" office:value="3158899" calcext:value-type="float">
            <text:p>3158899</text:p>
          </table:table-cell>
          <table:table-cell table:number-columns-repeated="2" table:style-name="Default" office:value-type="float" office:value="749913" calcext:value-type="float">
            <text:p>749913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96.92835835624" calcext:value-type="float">
            <text:p>2096,92835835624</text:p>
          </table:table-cell>
          <table:table-cell table:style-name="Default" office:value-type="float" office:value="1309.20678060713" calcext:value-type="float">
            <text:p>1309,20678060713</text:p>
          </table:table-cell>
          <table:table-cell table:style-name="Default" office:value-type="float" office:value="62.4345021321283" calcext:value-type="float">
            <text:p>62,4345021321283</text:p>
          </table:table-cell>
          <table:table-cell table:style-name="Default" office:value-type="float" office:value="237.396953812072" calcext:value-type="float">
            <text:p>237,396953812072</text:p>
          </table:table-cell>
          <table:table-cell table:style-name="Default" office:value-type="float" office:value="0.0116013457561077" calcext:value-type="float">
            <text:p>0,011601345756108</text:p>
          </table:table-cell>
          <table:table-cell table:style-name="Default" office:value-type="float" office:value="63716" calcext:value-type="float">
            <text:p>63716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4250486" calcext:value-type="float">
            <text:p>4250486</text:p>
          </table:table-cell>
          <table:table-cell table:number-columns-repeated="2" table:style-name="Default" office:value-type="float" office:value="999931" calcext:value-type="float">
            <text:p>999931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61.71978466514" calcext:value-type="float">
            <text:p>3161,71978466514</text:p>
          </table:table-cell>
          <table:table-cell table:style-name="Default" office:value-type="float" office:value="1871.22483230447" calcext:value-type="float">
            <text:p>1871,22483230447</text:p>
          </table:table-cell>
          <table:table-cell table:style-name="Default" office:value-type="float" office:value="59.1837657903846" calcext:value-type="float">
            <text:p>59,1837657903846</text:p>
          </table:table-cell>
          <table:table-cell table:style-name="Default" office:value-type="float" office:value="235.250980711382" calcext:value-type="float">
            <text:p>235,250980711382</text:p>
          </table:table-cell>
          <table:table-cell table:style-name="Default" office:value-type="float" office:value="0.00690047613285317" calcext:value-type="float">
            <text:p>0,006900476132853</text:p>
          </table:table-cell>
          <table:table-cell table:style-name="Default" office:value-type="float" office:value="67287" calcext:value-type="float">
            <text:p>67287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101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req-sec-ON" table:style-name="ta1">
        <table:shapes>
          <draw:frame draw:z-index="0" draw:style-name="gr1" draw:text-style-name="P1" svg:width="159.91mm" svg:height="90.05mm" svg:x="0mm" svg:y="56.32mm">
            <loext:p draw:notify-on-update-of-ranges="'10req-sec-ON'.A2:'10req-sec-ON'.A10 '10req-sec-ON'.G1:'10req-sec-ON'.G1 '10req-sec-ON'.G2:'10req-sec-ON'.G10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159.91mm" svg:height="90.05mm" svg:x="181.88mm" svg:y="54.2mm">
            <loext:p draw:notify-on-update-of-ranges="'10req-sec-OFF'.A2:'10req-sec-OFF'.A10 '10req-sec-OFF'.G1:'10req-sec-OFF'.G1 '10req-sec-OFF'.G2:'10req-sec-OFF'.G10 '10req-sec-ON'.G1:'10req-sec-ON'.G1 '10req-sec-ON'.G2:'10req-sec-ON'.G10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draw:text-style-name="P1" svg:width="159.99mm" svg:height="89.99mm" svg:x="182.7mm" svg:y="149.55mm">
            <loext:p draw:notify-on-update-of-ranges="'10req-sec-ON'.A2:'10req-sec-ON'.A10 '10req-sec-ON'.J1:'10req-sec-ON'.J1 '10req-sec-ON'.J2:'10req-sec-ON'.J10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table:shapes>
        <table:table-column table:style-name="co4" table:default-cell-style-name="Default"/>
        <table:table-column table:style-name="co8" table:default-cell-style-name="Default"/>
        <table:table-column table:style-name="co6" table:default-cell-style-name="Default"/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2" table:number-columns-repeated="2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simultaneous users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otal_invocation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w_failed</text:p>
          </table:table-cell>
          <table:table-cell office:value-type="string" calcext:value-type="string">
            <text:p>vm_fails</text:p>
          </table:table-cell>
          <table:table-cell office:value-type="string" calcext:value-type="string">
            <text:p>Management ON</text:p>
          </table:table-cell>
          <table:table-cell office:value-type="string" calcext:value-type="string">
            <text:p>standard_deviation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ail_tax</text:p>
          </table:table-cell>
          <table:table-cell office:value-type="string" calcext:value-type="string">
            <text:p>hi_value</text:p>
          </table:table-cell>
          <table:table-cell office:value-type="string" calcext:value-type="string">
            <text:p>low_val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2613" calcext:value-type="float">
            <text:p>232613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.3877" calcext:value-type="float">
            <text:p>132,3877</text:p>
          </table:table-cell>
          <table:table-cell office:value-type="float" office:value="12.3468502439103" calcext:value-type="float">
            <text:p>12,3468502439103</text:p>
          </table:table-cell>
          <table:table-cell office:value-type="float" office:value="9.32628200649329" calcext:value-type="float">
            <text:p>9,32628200649329</text:p>
          </table:table-cell>
          <table:table-cell office:value-type="float" office:value="85.979717384669" calcext:value-type="float">
            <text:p>85,979717384669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0633" calcext:value-type="float">
            <text:p>260633</text:p>
          </table:table-cell>
          <table:table-cell table:number-columns-repeated="2" office:value-type="float" office:value="40000" calcext:value-type="float">
            <text:p>4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.240575" calcext:value-type="float">
            <text:p>160,240575</text:p>
          </table:table-cell>
          <table:table-cell office:value-type="float" office:value="23.23221560819" calcext:value-type="float">
            <text:p>23,23221560819</text:p>
          </table:table-cell>
          <table:table-cell office:value-type="float" office:value="14.4983351490033" calcext:value-type="float">
            <text:p>14,4983351490033</text:p>
          </table:table-cell>
          <table:table-cell office:value-type="float" office:value="153.47250731872" calcext:value-type="float">
            <text:p>153,47250731872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4084" calcext:value-type="float">
            <text:p>334084</text:p>
          </table:table-cell>
          <table:table-cell table:number-columns-repeated="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.246233333333" calcext:value-type="float">
            <text:p>233,246233333333</text:p>
          </table:table-cell>
          <table:table-cell office:value-type="float" office:value="26.3079450156235" calcext:value-type="float">
            <text:p>26,3079450156235</text:p>
          </table:table-cell>
          <table:table-cell office:value-type="float" office:value="11.2790438840771" calcext:value-type="float">
            <text:p>11,2790438840771</text:p>
          </table:table-cell>
          <table:table-cell office:value-type="float" office:value="179.595550819554" calcext:value-type="float">
            <text:p>179,595550819554</text:p>
          </table:table-cell>
          <table:table-cell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17018" calcext:value-type="float">
            <text:p>417018</text:p>
          </table:table-cell>
          <table:table-cell table:number-columns-repeated="2" office:value-type="float" office:value="80000" calcext:value-type="float">
            <text:p>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3.66835" calcext:value-type="float">
            <text:p>313,66835</text:p>
          </table:table-cell>
          <table:table-cell office:value-type="float" office:value="51.7899730719556" calcext:value-type="float">
            <text:p>51,7899730719556</text:p>
          </table:table-cell>
          <table:table-cell office:value-type="float" office:value="16.5110611484887" calcext:value-type="float">
            <text:p>16,5110611484887</text:p>
          </table:table-cell>
          <table:table-cell office:value-type="float" office:value="191.83824199435" calcext:value-type="float">
            <text:p>191,83824199435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8866" calcext:value-type="float">
            <text:p>508866</text:p>
          </table:table-cell>
          <table:table-cell table:number-columns-repeated="2"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3.36393" calcext:value-type="float">
            <text:p>393,36393</text:p>
          </table:table-cell>
          <table:table-cell office:value-type="float" office:value="205.501034867731" calcext:value-type="float">
            <text:p>205,501034867731</text:p>
          </table:table-cell>
          <table:table-cell office:value-type="float" office:value="52.2419620090055" calcext:value-type="float">
            <text:p>52,2419620090055</text:p>
          </table:table-cell>
          <table:table-cell office:value-type="float" office:value="196.515389120122" calcext:value-type="float">
            <text:p>196,515389120122</text:p>
          </table:table-cell>
          <table:table-cell office:value-type="float" office:value="0" calcext:value-type="float">
            <text:p>0</text:p>
          </table:table-cell>
          <table:table-cell office:value-type="float" office:value="3577" calcext:value-type="float">
            <text:p>35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95928" calcext:value-type="float">
            <text:p>1195928</text:p>
          </table:table-cell>
          <table:table-cell table:number-columns-repeated="2" office:value-type="float" office:value="250000" calcext:value-type="float">
            <text:p>2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8.781504" calcext:value-type="float">
            <text:p>1038,781504</text:p>
          </table:table-cell>
          <table:table-cell office:value-type="float" office:value="2097.69392464647" calcext:value-type="float">
            <text:p>2097,69392464647</text:p>
          </table:table-cell>
          <table:table-cell office:value-type="float" office:value="201.937935607147" calcext:value-type="float">
            <text:p>201,937935607147</text:p>
          </table:table-cell>
          <table:table-cell office:value-type="float" office:value="209.042684843904" calcext:value-type="float">
            <text:p>209,042684843904</text:p>
          </table:table-cell>
          <table:table-cell office:value-type="float" office:value="0" calcext:value-type="float">
            <text:p>0</text:p>
          </table:table-cell>
          <table:table-cell office:value-type="float" office:value="63939" calcext:value-type="float">
            <text:p>6393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93048" calcext:value-type="float">
            <text:p>2093048</text:p>
          </table:table-cell>
          <table:table-cell table:number-columns-repeated="2" office:value-type="float" office:value="499960" calcext:value-type="float">
            <text:p>4999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972.21395311625" calcext:value-type="float">
            <text:p>1972,21395311625</text:p>
          </table:table-cell>
          <table:table-cell office:value-type="float" office:value="785.802416143892" calcext:value-type="float">
            <text:p>785,802416143892</text:p>
          </table:table-cell>
          <table:table-cell office:value-type="float" office:value="39.8436698463807" calcext:value-type="float">
            <text:p>39,8436698463807</text:p>
          </table:table-cell>
          <table:table-cell office:value-type="float" office:value="238.866953839568" calcext:value-type="float">
            <text:p>238,866953839568</text:p>
          </table:table-cell>
          <table:table-cell office:value-type="float" office:value="0.0080006400512041" calcext:value-type="float">
            <text:p>0,008000640051204</text:p>
          </table:table-cell>
          <table:table-cell office:value-type="float" office:value="33285" calcext:value-type="float">
            <text:p>3328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159836" calcext:value-type="float">
            <text:p>3159836</text:p>
          </table:table-cell>
          <table:table-cell table:number-columns-repeated="2" office:value-type="float" office:value="749874" calcext:value-type="float">
            <text:p>749874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3011.37018085705" calcext:value-type="float">
            <text:p>3011,37018085705</text:p>
          </table:table-cell>
          <table:table-cell office:value-type="float" office:value="1634.92484043827" calcext:value-type="float">
            <text:p>1634,92484043827</text:p>
          </table:table-cell>
          <table:table-cell office:value-type="float" office:value="54.2917257676025" calcext:value-type="float">
            <text:p>54,2917257676025</text:p>
          </table:table-cell>
          <table:table-cell office:value-type="float" office:value="237.31421504154" calcext:value-type="float">
            <text:p>237,31421504154</text:p>
          </table:table-cell>
          <table:table-cell office:value-type="float" office:value="0.0168028228742429" calcext:value-type="float">
            <text:p>0,016802822874243</text:p>
          </table:table-cell>
          <table:table-cell office:value-type="float" office:value="65934" calcext:value-type="float">
            <text:p>6593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20829" calcext:value-type="float">
            <text:p>4220829</text:p>
          </table:table-cell>
          <table:table-cell table:number-columns-repeated="2" office:value-type="float" office:value="999875" calcext:value-type="float">
            <text:p>999875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3987.02228578572" calcext:value-type="float">
            <text:p>3987,02228578572</text:p>
          </table:table-cell>
          <table:table-cell office:value-type="float" office:value="1881.40085499787" calcext:value-type="float">
            <text:p>1881,40085499787</text:p>
          </table:table-cell>
          <table:table-cell office:value-type="float" office:value="47.1881198584047" calcext:value-type="float">
            <text:p>47,1881198584047</text:p>
          </table:table-cell>
          <table:table-cell office:value-type="float" office:value="236.890667686372" calcext:value-type="float">
            <text:p>236,890667686372</text:p>
          </table:table-cell>
          <table:table-cell office:value-type="float" office:value="0.0125015626953369" calcext:value-type="float">
            <text:p>0,012501562695337</text:p>
          </table:table-cell>
          <table:table-cell office:value-type="float" office:value="67816" calcext:value-type="float">
            <text:p>67816</text:p>
          </table:table-cell>
          <table:table-cell office:value-type="float" office:value="102" calcext:value-type="float">
            <text:p>102</text:p>
          </table:table-cell>
        </table:table-row>
      </table:table>
      <table:table table:name="100req-sec-ON" table:style-name="ta1">
        <table:shapes>
          <draw:frame draw:z-index="0" draw:style-name="gr1" draw:text-style-name="P1" svg:width="159.91mm" svg:height="90.05mm" svg:x="10.83mm" svg:y="56.86mm">
            <loext:p draw:notify-on-update-of-ranges="'100req-sec-ON'.A2:'100req-sec-ON'.A10 '100req-sec-ON'.G1:'100req-sec-ON'.G1 '100req-sec-ON'.G2:'100req-sec-ON'.G10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118mm" svg:height="90.04mm" svg:x="181.87mm" svg:y="54.19mm">
            <loext:p draw:notify-on-update-of-ranges="'100req-sec-OFF'.A2:'100req-sec-OFF'.A10 '100req-sec-OFF'.G1:'100req-sec-OFF'.G1 '100req-sec-OFF'.G2:'100req-sec-OFF'.G10 '100req-sec-ON'.G1:'100req-sec-ON'.G1 '100req-sec-ON'.G2:'100req-sec-ON'.G1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2" draw:style-name="gr1" draw:text-style-name="P1" svg:width="159.99mm" svg:height="89.99mm" svg:x="181.88mm" svg:y="158.06mm">
            <loext:p draw:notify-on-update-of-ranges="'100req-sec-ON'.A2:'100req-sec-ON'.A10 '100req-sec-ON'.J1:'100req-sec-ON'.J1 '100req-sec-ON'.J2:'100req-sec-ON'.J10"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4" table:default-cell-style-name="Default"/>
        <table:table-column table:style-name="co8" table:default-cell-style-name="Default"/>
        <table:table-column table:style-name="co6" table:default-cell-style-name="Default"/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2" table:number-columns-repeated="2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simultaneous users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otal_invocation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w_failed</text:p>
          </table:table-cell>
          <table:table-cell office:value-type="string" calcext:value-type="string">
            <text:p>vm_fails</text:p>
          </table:table-cell>
          <table:table-cell office:value-type="string" calcext:value-type="string">
            <text:p>Management ON</text:p>
          </table:table-cell>
          <table:table-cell office:value-type="string" calcext:value-type="string">
            <text:p>standard_deviation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ail_tax</text:p>
          </table:table-cell>
          <table:table-cell office:value-type="string" calcext:value-type="string">
            <text:p>hi_value</text:p>
          </table:table-cell>
          <table:table-cell office:value-type="string" calcext:value-type="string">
            <text:p>low_val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2703" calcext:value-type="float">
            <text:p>162703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2961" calcext:value-type="float">
            <text:p>158,2961</text:p>
          </table:table-cell>
          <table:table-cell office:value-type="float" office:value="29.5153830432422" calcext:value-type="float">
            <text:p>29,5153830432422</text:p>
          </table:table-cell>
          <table:table-cell office:value-type="float" office:value="19.4968426907884" calcext:value-type="float">
            <text:p>19,4968426907884</text:p>
          </table:table-cell>
          <table:table-cell office:value-type="float" office:value="122.92336342907" calcext:value-type="float">
            <text:p>122,92336342907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6049" calcext:value-type="float">
            <text:p>246049</text:p>
          </table:table-cell>
          <table:table-cell table:number-columns-repeated="2" office:value-type="float" office:value="40000" calcext:value-type="float">
            <text:p>4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.54356358909" calcext:value-type="float">
            <text:p>244,54356358909</text:p>
          </table:table-cell>
          <table:table-cell office:value-type="float" office:value="96.2253801791094" calcext:value-type="float">
            <text:p>96,2253801791094</text:p>
          </table:table-cell>
          <table:table-cell office:value-type="float" office:value="41.4109179487634" calcext:value-type="float">
            <text:p>41,4109179487634</text:p>
          </table:table-cell>
          <table:table-cell office:value-type="float" office:value="162.56924433751" calcext:value-type="float">
            <text:p>162,56924433751</text:p>
          </table:table-cell>
          <table:table-cell office:value-type="float" office:value="0" calcext:value-type="float">
            <text:p>0</text:p>
          </table:table-cell>
          <table:table-cell office:value-type="float" office:value="1423" calcext:value-type="float">
            <text:p>142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9095" calcext:value-type="float">
            <text:p>289095</text:p>
          </table:table-cell>
          <table:table-cell table:number-columns-repeated="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.866516666667" calcext:value-type="float">
            <text:p>281,866516666667</text:p>
          </table:table-cell>
          <table:table-cell office:value-type="float" office:value="131.100018044912" calcext:value-type="float">
            <text:p>131,100018044912</text:p>
          </table:table-cell>
          <table:table-cell office:value-type="float" office:value="47.8326776115963" calcext:value-type="float">
            <text:p>47,8326776115963</text:p>
          </table:table-cell>
          <table:table-cell office:value-type="float" office:value="207.544232864629" calcext:value-type="float">
            <text:p>207,544232864629</text:p>
          </table:table-cell>
          <table:table-cell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65357" calcext:value-type="float">
            <text:p>365357</text:p>
          </table:table-cell>
          <table:table-cell table:number-columns-repeated="2" office:value-type="float" office:value="80000" calcext:value-type="float">
            <text:p>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.522825" calcext:value-type="float">
            <text:p>357,522825</text:p>
          </table:table-cell>
          <table:table-cell office:value-type="float" office:value="172.974562019862" calcext:value-type="float">
            <text:p>172,974562019862</text:p>
          </table:table-cell>
          <table:table-cell office:value-type="float" office:value="49.6367659989982" calcext:value-type="float">
            <text:p>49,6367659989982</text:p>
          </table:table-cell>
          <table:table-cell office:value-type="float" office:value="218.963917483448" calcext:value-type="float">
            <text:p>218,963917483448</text:p>
          </table:table-cell>
          <table:table-cell office:value-type="float" office:value="0" calcext:value-type="float">
            <text:p>0</text:p>
          </table:table-cell>
          <table:table-cell office:value-type="float" office:value="2822" calcext:value-type="float">
            <text:p>282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45678" calcext:value-type="float">
            <text:p>445678</text:p>
          </table:table-cell>
          <table:table-cell table:number-columns-repeated="2"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.07322" calcext:value-type="float">
            <text:p>441,07322</text:p>
          </table:table-cell>
          <table:table-cell office:value-type="float" office:value="239.487303262557" calcext:value-type="float">
            <text:p>239,487303262557</text:p>
          </table:table-cell>
          <table:table-cell office:value-type="float" office:value="55.8847062967778" calcext:value-type="float">
            <text:p>55,8847062967778</text:p>
          </table:table-cell>
          <table:table-cell office:value-type="float" office:value="224.377240967694" calcext:value-type="float">
            <text:p>224,377240967694</text:p>
          </table:table-cell>
          <table:table-cell office:value-type="float" office:value="0" calcext:value-type="float">
            <text:p>0</text:p>
          </table:table-cell>
          <table:table-cell office:value-type="float" office:value="3277" calcext:value-type="float">
            <text:p>32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39193" calcext:value-type="float">
            <text:p>1039193</text:p>
          </table:table-cell>
          <table:table-cell table:number-columns-repeated="2" office:value-type="float" office:value="250000" calcext:value-type="float">
            <text:p>2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6.07357864883" calcext:value-type="float">
            <text:p>1036,07357864883</text:p>
          </table:table-cell>
          <table:table-cell office:value-type="float" office:value="1015.86926355769" calcext:value-type="float">
            <text:p>1015,86926355769</text:p>
          </table:table-cell>
          <table:table-cell office:value-type="float" office:value="101.418945345243" calcext:value-type="float">
            <text:p>101,418945345243</text:p>
          </table:table-cell>
          <table:table-cell office:value-type="float" office:value="240.571289452489" calcext:value-type="float">
            <text:p>240,571289452489</text:p>
          </table:table-cell>
          <table:table-cell office:value-type="float" office:value="0" calcext:value-type="float">
            <text:p>0</text:p>
          </table:table-cell>
          <table:table-cell office:value-type="float" office:value="32179" calcext:value-type="float">
            <text:p>3217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119444" calcext:value-type="float">
            <text:p>2119444</text:p>
          </table:table-cell>
          <table:table-cell table:number-columns-repeated="2" office:value-type="float" office:value="499969" calcext:value-type="float">
            <text:p>49996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095.27862513727" calcext:value-type="float">
            <text:p>2095,27862513727</text:p>
          </table:table-cell>
          <table:table-cell office:value-type="float" office:value="1819.34268165867" calcext:value-type="float">
            <text:p>1819,34268165867</text:p>
          </table:table-cell>
          <table:table-cell office:value-type="float" office:value="88.3740032562743" calcext:value-type="float">
            <text:p>88,3740032562743</text:p>
          </table:table-cell>
          <table:table-cell office:value-type="float" office:value="235.896301105384" calcext:value-type="float">
            <text:p>235,896301105384</text:p>
          </table:table-cell>
          <table:table-cell office:value-type="float" office:value="0.00620038442383428" calcext:value-type="float">
            <text:p>0,006200384423834</text:p>
          </table:table-cell>
          <table:table-cell office:value-type="float" office:value="66920" calcext:value-type="float">
            <text:p>6692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153970" calcext:value-type="float">
            <text:p>3153970</text:p>
          </table:table-cell>
          <table:table-cell table:number-columns-repeated="2" office:value-type="float" office:value="749943" calcext:value-type="float">
            <text:p>74994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124.19032042991" calcext:value-type="float">
            <text:p>3124,19032042991</text:p>
          </table:table-cell>
          <table:table-cell office:value-type="float" office:value="1690.51223878556" calcext:value-type="float">
            <text:p>1690,51223878556</text:p>
          </table:table-cell>
          <table:table-cell office:value-type="float" office:value="54.9937493044028" calcext:value-type="float">
            <text:p>54,9937493044028</text:p>
          </table:table-cell>
          <table:table-cell office:value-type="float" office:value="237.777467762851" calcext:value-type="float">
            <text:p>237,777467762851</text:p>
          </table:table-cell>
          <table:table-cell office:value-type="float" office:value="0.00760057764390094" calcext:value-type="float">
            <text:p>0,007600577643901</text:p>
          </table:table-cell>
          <table:table-cell office:value-type="float" office:value="66273" calcext:value-type="float">
            <text:p>662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185373" calcext:value-type="float">
            <text:p>4185373</text:p>
          </table:table-cell>
          <table:table-cell table:number-columns-repeated="2" office:value-type="float" office:value="999907" calcext:value-type="float">
            <text:p>999907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054.6264065844" calcext:value-type="float">
            <text:p>4054,6264065844</text:p>
          </table:table-cell>
          <table:table-cell office:value-type="float" office:value="1858.83475067437" calcext:value-type="float">
            <text:p>1858,83475067437</text:p>
          </table:table-cell>
          <table:table-cell office:value-type="float" office:value="46.7830141842393" calcext:value-type="float">
            <text:p>46,7830141842393</text:p>
          </table:table-cell>
          <table:table-cell office:value-type="float" office:value="238.905110727288" calcext:value-type="float">
            <text:p>238,905110727288</text:p>
          </table:table-cell>
          <table:table-cell office:value-type="float" office:value="0.00930086498044318" calcext:value-type="float">
            <text:p>0,009300864980443</text:p>
          </table:table-cell>
          <table:table-cell office:value-type="float" office:value="68699" calcext:value-type="float">
            <text:p>68699</text:p>
          </table:table-cell>
          <table:table-cell office:value-type="float" office:value="102" calcext:value-type="float">
            <text:p>102</text:p>
          </table:table-cell>
        </table:table-row>
      </table:table>
      <table:table table:name="1000req-sec-ON" table:style-name="ta1">
        <table:shapes>
          <draw:frame draw:z-index="0" draw:style-name="gr1" draw:text-style-name="P1" svg:width="159.91mm" svg:height="90.05mm" svg:x="9.05mm" svg:y="55.52mm">
            <loext:p draw:notify-on-update-of-ranges="'1000req-sec-ON'.A2:'1000req-sec-ON'.A10 '1000req-sec-ON'.G1:'1000req-sec-ON'.G1 '1000req-sec-ON'.G2:'1000req-sec-ON'.G10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159.91mm" svg:height="90.05mm" svg:x="180.32mm" svg:y="56.59mm">
            <loext:p draw:notify-on-update-of-ranges="'1000req-sec-OFF'.A2:'1000req-sec-OFF'.A10 '1000req-sec-OFF'.G1:'1000req-sec-OFF'.G1 '1000req-sec-OFF'.G2:'1000req-sec-OFF'.G10 '1000req-sec-ON'.G1:'1000req-sec-ON'.G1 '1000req-sec-ON'.G2:'1000req-sec-ON'.G10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draw:text-style-name="P1" svg:width="159.99mm" svg:height="89.99mm" svg:x="181.44mm" svg:y="150.34mm">
            <loext:p draw:notify-on-update-of-ranges="'1000req-sec-ON'.A2:'1000req-sec-ON'.A10 '1000req-sec-ON'.J1:'1000req-sec-ON'.J1 '1000req-sec-ON'.J2:'1000req-sec-ON'.J10"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table:shapes>
        <table:table-column table:style-name="co4" table:default-cell-style-name="ce5"/>
        <table:table-column table:style-name="co20" table:default-cell-style-name="ce5"/>
        <table:table-column table:style-name="co6" table:default-cell-style-name="ce5"/>
        <table:table-column table:style-name="co21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2" table:default-cell-style-name="ce5"/>
        <table:table-column table:style-name="co25" table:default-cell-style-name="ce5"/>
        <table:table-column table:style-name="co22" table:default-cell-style-name="ce5"/>
        <table:table-column table:style-name="co15" table:default-cell-style-name="ce5"/>
        <table:table-column table:style-name="co3" table:number-columns-repeated="1011" table:default-cell-style-name="ce5"/>
        <table:table-row table:style-name="ro1">
          <table:table-cell office:value-type="string" calcext:value-type="string">
            <text:p>simultaneous users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otal_invocation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w_failed</text:p>
          </table:table-cell>
          <table:table-cell office:value-type="string" calcext:value-type="string">
            <text:p>vm_fails</text:p>
          </table:table-cell>
          <table:table-cell office:value-type="string" calcext:value-type="string">
            <text:p>Management ON</text:p>
          </table:table-cell>
          <table:table-cell office:value-type="string" calcext:value-type="string">
            <text:p>standard_deviation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ail_tax</text:p>
          </table:table-cell>
          <table:table-cell office:value-type="string" calcext:value-type="string">
            <text:p>hi_value</text:p>
          </table:table-cell>
          <table:table-cell office:value-type="string" calcext:value-type="string">
            <text:p>low_value</text:p>
          </table:table-cell>
          <table:table-cell table:number-columns-repeated="1011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61404" calcext:value-type="float">
            <text:p>161404</text:p>
          </table:table-cell>
          <table:table-cell table:number-columns-repeated="2" table:style-name="Default" office:value-type="float" office:value="20000" calcext:value-type="float">
            <text:p>20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8.1998" calcext:value-type="float">
            <text:p>158,1998</text:p>
          </table:table-cell>
          <table:table-cell table:style-name="Default" office:value-type="float" office:value="29.7661196841989" calcext:value-type="float">
            <text:p>29,7661196841989</text:p>
          </table:table-cell>
          <table:table-cell table:style-name="Default" office:value-type="float" office:value="18.8155229552748" calcext:value-type="float">
            <text:p>18,8155229552748</text:p>
          </table:table-cell>
          <table:table-cell table:style-name="Default" office:value-type="float" office:value="123.912666352755" calcext:value-type="float">
            <text:p>123,9126663527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45522" calcext:value-type="float">
            <text:p>245522</text:p>
          </table:table-cell>
          <table:table-cell table:number-columns-repeated="2" table:style-name="Default" office:value-type="float" office:value="40000" calcext:value-type="float">
            <text:p>40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39.810625" calcext:value-type="float">
            <text:p>239,810625</text:p>
          </table:table-cell>
          <table:table-cell table:style-name="Default" office:value-type="float" office:value="108.36516316291" calcext:value-type="float">
            <text:p>108,36516316291</text:p>
          </table:table-cell>
          <table:table-cell table:style-name="Default" office:value-type="float" office:value="45.1878073220942" calcext:value-type="float">
            <text:p>45,1878073220942</text:p>
          </table:table-cell>
          <table:table-cell table:style-name="Default" office:value-type="float" office:value="162.918190630575" calcext:value-type="float">
            <text:p>162,9181906305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4" calcext:value-type="float">
            <text:p>644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89141" calcext:value-type="float">
            <text:p>289141</text:p>
          </table:table-cell>
          <table:table-cell table:number-columns-repeated="2" table:style-name="Default" office:value-type="float" office:value="60000" calcext:value-type="float">
            <text:p>60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83.243983333333" calcext:value-type="float">
            <text:p>283,243983333333</text:p>
          </table:table-cell>
          <table:table-cell table:style-name="Default" office:value-type="float" office:value="128.077592185206" calcext:value-type="float">
            <text:p>128,077592185206</text:p>
          </table:table-cell>
          <table:table-cell table:style-name="Default" office:value-type="float" office:value="45.2181157311572" calcext:value-type="float">
            <text:p>45,2181157311572</text:p>
          </table:table-cell>
          <table:table-cell table:style-name="Default" office:value-type="float" office:value="207.51121425187" calcext:value-type="float">
            <text:p>207,511214251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46" calcext:value-type="float">
            <text:p>1146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365752" calcext:value-type="float">
            <text:p>365752</text:p>
          </table:table-cell>
          <table:table-cell table:number-columns-repeated="2" table:style-name="Default" office:value-type="float" office:value="80000" calcext:value-type="float">
            <text:p>80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58.5269125" calcext:value-type="float">
            <text:p>358,5269125</text:p>
          </table:table-cell>
          <table:table-cell table:style-name="Default" office:value-type="float" office:value="169.86096891304" calcext:value-type="float">
            <text:p>169,86096891304</text:p>
          </table:table-cell>
          <table:table-cell table:style-name="Default" office:value-type="float" office:value="47.3774667928284" calcext:value-type="float">
            <text:p>47,3774667928284</text:p>
          </table:table-cell>
          <table:table-cell table:style-name="Default" office:value-type="float" office:value="218.727443732365" calcext:value-type="float">
            <text:p>218,7274437323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83" calcext:value-type="float">
            <text:p>2283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450015" calcext:value-type="float">
            <text:p>450015</text:p>
          </table:table-cell>
          <table:table-cell table:number-columns-repeated="2" table:style-name="Default" office:value-type="float" office:value="100000" calcext:value-type="float">
            <text:p>100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40.60909" calcext:value-type="float">
            <text:p>440,60909</text:p>
          </table:table-cell>
          <table:table-cell table:style-name="Default" office:value-type="float" office:value="250.516660334883" calcext:value-type="float">
            <text:p>250,516660334883</text:p>
          </table:table-cell>
          <table:table-cell table:style-name="Default" office:value-type="float" office:value="56.8568978762746" calcext:value-type="float">
            <text:p>56,8568978762746</text:p>
          </table:table-cell>
          <table:table-cell table:style-name="Default" office:value-type="float" office:value="222.21481506172" calcext:value-type="float">
            <text:p>222,214815061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87" calcext:value-type="float">
            <text:p>4087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62113" calcext:value-type="float">
            <text:p>1062113</text:p>
          </table:table-cell>
          <table:table-cell table:number-columns-repeated="2" table:style-name="Default" office:value-type="float" office:value="249990" calcext:value-type="float">
            <text:p>24999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33.56575063003" calcext:value-type="float">
            <text:p>1033,56575063003</text:p>
          </table:table-cell>
          <table:table-cell table:style-name="Default" office:value-type="float" office:value="993.705185520756" calcext:value-type="float">
            <text:p>993,705185520756</text:p>
          </table:table-cell>
          <table:table-cell table:style-name="Default" office:value-type="float" office:value="96.1433933849906" calcext:value-type="float">
            <text:p>96,1433933849906</text:p>
          </table:table-cell>
          <table:table-cell table:style-name="Default" office:value-type="float" office:value="235.370436102373" calcext:value-type="float">
            <text:p>235,370436102373</text:p>
          </table:table-cell>
          <table:table-cell table:style-name="Default" office:value-type="float" office:value="0.00400016000640026" calcext:value-type="float">
            <text:p>0,0040001600064</text:p>
          </table:table-cell>
          <table:table-cell table:style-name="Default" office:value-type="float" office:value="18620" calcext:value-type="float">
            <text:p>18620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2101802" calcext:value-type="float">
            <text:p>2101802</text:p>
          </table:table-cell>
          <table:table-cell table:number-columns-repeated="2" table:style-name="Default" office:value-type="float" office:value="499908" calcext:value-type="float">
            <text:p>499908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62.95043488002" calcext:value-type="float">
            <text:p>2062,95043488002</text:p>
          </table:table-cell>
          <table:table-cell table:style-name="Default" office:value-type="float" office:value="1786.57300740226" calcext:value-type="float">
            <text:p>1786,57300740226</text:p>
          </table:table-cell>
          <table:table-cell table:style-name="Default" office:value-type="float" office:value="86.6028081525947" calcext:value-type="float">
            <text:p>86,6028081525947</text:p>
          </table:table-cell>
          <table:table-cell table:style-name="Default" office:value-type="float" office:value="237.847332907667" calcext:value-type="float">
            <text:p>237,847332907667</text:p>
          </table:table-cell>
          <table:table-cell table:style-name="Default" office:value-type="float" office:value="0.018403386223065" calcext:value-type="float">
            <text:p>0,018403386223065</text:p>
          </table:table-cell>
          <table:table-cell table:style-name="Default" office:value-type="float" office:value="64988" calcext:value-type="float">
            <text:p>64988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 table:style-name="Default" office:value-type="float" office:value="750" calcext:value-type="float">
            <text:p>750</text:p>
          </table:table-cell>
          <table:table-cell table:style-name="Default" office:value-type="float" office:value="3145621" calcext:value-type="float">
            <text:p>3145621</text:p>
          </table:table-cell>
          <table:table-cell table:number-columns-repeated="2" table:style-name="Default" office:value-type="float" office:value="749788" calcext:value-type="float">
            <text:p>749788</text:p>
          </table:table-cell>
          <table:table-cell table:style-name="Default" office:value-type="float" office:value="212" calcext:value-type="float">
            <text:p>2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69.36888293758" calcext:value-type="float">
            <text:p>3069,36888293758</text:p>
          </table:table-cell>
          <table:table-cell table:style-name="Default" office:value-type="float" office:value="1772.92478705928" calcext:value-type="float">
            <text:p>1772,92478705928</text:p>
          </table:table-cell>
          <table:table-cell table:style-name="Default" office:value-type="float" office:value="57.761867493831" calcext:value-type="float">
            <text:p>57,761867493831</text:p>
          </table:table-cell>
          <table:table-cell table:style-name="Default" office:value-type="float" office:value="238.359293761073" calcext:value-type="float">
            <text:p>238,359293761073</text:p>
          </table:table-cell>
          <table:table-cell table:style-name="Default" office:value-type="float" office:value="0.0282746589702689" calcext:value-type="float">
            <text:p>0,028274658970269</text:p>
          </table:table-cell>
          <table:table-cell table:style-name="Default" office:value-type="float" office:value="68527" calcext:value-type="float">
            <text:p>68527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4196136" calcext:value-type="float">
            <text:p>4196136</text:p>
          </table:table-cell>
          <table:table-cell table:number-columns-repeated="2" table:style-name="Default" office:value-type="float" office:value="999858" calcext:value-type="float">
            <text:p>999858</text:p>
          </table:table-cell>
          <table:table-cell table:style-name="Default" office:value-type="float" office:value="142" calcext:value-type="float">
            <text:p>1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64.57108209366" calcext:value-type="float">
            <text:p>3964,57108209366</text:p>
          </table:table-cell>
          <table:table-cell table:style-name="Default" office:value-type="float" office:value="1817.98760086302" calcext:value-type="float">
            <text:p>1817,98760086302</text:p>
          </table:table-cell>
          <table:table-cell table:style-name="Default" office:value-type="float" office:value="45.8558457704068" calcext:value-type="float">
            <text:p>45,8558457704068</text:p>
          </table:table-cell>
          <table:table-cell table:style-name="Default" office:value-type="float" office:value="238.280646766454" calcext:value-type="float">
            <text:p>238,280646766454</text:p>
          </table:table-cell>
          <table:table-cell table:style-name="Default" office:value-type="float" office:value="0.0142020166863695" calcext:value-type="float">
            <text:p>0,01420201668637</text:p>
          </table:table-cell>
          <table:table-cell table:style-name="Default" office:value-type="float" office:value="67919" calcext:value-type="float">
            <text:p>67919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101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11" table:style-name="ta1">
        <table:shapes>
          <draw:frame draw:z-index="0" draw:style-name="gr1" draw:text-style-name="P1" svg:width="160.02mm" svg:height="90.04mm" svg:x="221.08mm" svg:y="32.94mm">
            <loext:p draw:notify-on-update-of-ranges="Planilha11.A17:Planilha11.A25 Planilha11.B16:Planilha11.B16 Planilha11.B17:Planilha11.B25 Planilha11.C16:Planilha11.C16 Planilha11.C17:Planilha11.C25 Planilha11.D16:Planilha11.D16 Planilha11.D17:Planilha11.D25 Planilha11.E16:Planilha11.E16 Planilha11.E17:Planilha11.E25"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</table:shapes>
        <table:table-column table:style-name="co26" table:default-cell-style-name="Default"/>
        <table:table-column table:style-name="co27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Request tax</text:p>
          </table:table-cell>
          <table:table-cell office:value-type="string" calcext:value-type="string">
            <text:p>Throughpu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.396953812072" calcext:value-type="float">
            <text:p>237,39695381207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7.31421504154" calcext:value-type="float">
            <text:p>237,3142150415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7.777467762851" calcext:value-type="float">
            <text:p>237,777467762851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38.359293761073" calcext:value-type="float">
            <text:p>238,359293761073</text:p>
          </table:table-cell>
          <table:table-cell table:number-columns-repeated="3"/>
        </table:table-row>
        <table:table-row table:style-name="ro1" table:number-rows-repeated="10">
          <table:table-cell table:number-columns-repeated="5"/>
        </table:table-row>
        <table:table-row table:style-name="ro1">
          <table:table-cell table:style-name="ce5" office:value-type="string" calcext:value-type="string">
            <text:p>simultaneous users</text:p>
          </table:table-cell>
          <table:table-cell table:style-name="ce5" office:value-type="string" calcext:value-type="string">
            <text:p>Total 1rec</text:p>
          </table:table-cell>
          <table:table-cell table:style-name="ce5" office:value-type="string" calcext:value-type="string">
            <text:p>Total 10rec</text:p>
          </table:table-cell>
          <table:table-cell table:style-name="ce5" office:value-type="string" calcext:value-type="string">
            <text:p>Total 100rec</text:p>
          </table:table-cell>
          <table:table-cell table:style-name="ce5" office:value-type="string" calcext:value-type="string">
            <text:p>Total 1000rec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 office:value-type="float" office:value="80000" calcext:value-type="float">
            <text:p>80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 office:value-type="float" office:value="250000" calcext:value-type="float">
            <text:p>250000</text:p>
          </table:table-cell>
          <table:table-cell office:value-type="float" office:value="249990" calcext:value-type="float">
            <text:p>24999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499960" calcext:value-type="float">
            <text:p>499960</text:p>
          </table:table-cell>
          <table:table-cell office:value-type="float" office:value="499969" calcext:value-type="float">
            <text:p>499969</text:p>
          </table:table-cell>
          <table:table-cell office:value-type="float" office:value="499908" calcext:value-type="float">
            <text:p>49990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49913" calcext:value-type="float">
            <text:p>749913</text:p>
          </table:table-cell>
          <table:table-cell office:value-type="float" office:value="749874" calcext:value-type="float">
            <text:p>749874</text:p>
          </table:table-cell>
          <table:table-cell office:value-type="float" office:value="749943" calcext:value-type="float">
            <text:p>749943</text:p>
          </table:table-cell>
          <table:table-cell office:value-type="float" office:value="749788" calcext:value-type="float">
            <text:p>7497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9931" calcext:value-type="float">
            <text:p>999931</text:p>
          </table:table-cell>
          <table:table-cell office:value-type="float" office:value="999875" calcext:value-type="float">
            <text:p>999875</text:p>
          </table:table-cell>
          <table:table-cell office:value-type="float" office:value="999907" calcext:value-type="float">
            <text:p>999907</text:p>
          </table:table-cell>
          <table:table-cell office:value-type="float" office:value="999858" calcext:value-type="float">
            <text:p>999858</text:p>
          </table:table-cell>
        </table:table-row>
      </table:table>
      <table:table table:name="Planilha1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/00/0000</text:date>, <text:time style:data-style-name="N2" text:time-value="14:02:56.25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1T15:43:35.673000000</dc:date>
    <meta:editing-duration>PT4H16M20S</meta:editing-duration>
    <meta:editing-cycles>14</meta:editing-cycles>
    <meta:generator>LibreOffice/5.2.3.3$Windows_x86 LibreOffice_project/d54a8868f08a7b39642414cf2c8ef2f228f780cf</meta:generator>
    <meta:document-statistic meta:table-count="12" meta:cell-count="1161" meta:object-count="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1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9">
      <style:chart-properties chart:link-data-style-to-source="true" chart:data-label-number="value" chart:data-label-text="false" chart:data-label-symbol="false" style:rotation-angle="75"/>
      <style:graphic-properties draw:stroke="none" draw:fill-color="#004586" dr3d:edge-rounding="5%"/>
      <style:text-properties fo:font-size="8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bar" chart:style-name="ch1">
        <chart:title svg:x="0.159cm" svg:y="0.157cm" chart:style-name="ch2">
          <text:p>Response time vs. simultaneous users</text:p>
        </chart:title>
        <chart:subtitle svg:x="0.278cm" svg:y="0.691cm" chart:style-name="ch3">
          <text:p>users sending/receiving 1 req per second</text:p>
        </chart:subtitle>
        <chart:legend chart:legend-position="end" svg:x="12.459cm" svg:y="4.204cm" style:legend-expansion="high" chart:style-name="ch4"/>
        <chart:plot-area chart:style-name="ch5" table:cell-range-address="'1req-sec-OFF'.A2:'1req-sec-OFF'.A10 '1req-sec-OFF'.G1:'1req-sec-OFF'.G10" chart:data-source-has-labels="both" svg:x="1.33cm" svg:y="2.138cm" svg:width="10.81cm" svg:height="5.707cm">
          <chartooo:coordinate-region svg:x="2.322cm" svg:y="2.337cm" svg:width="9.818cm" svg:height="4.861cm"/>
          <chart:axis chart:dimension="x" chart:name="primary-x" chart:style-name="ch6" chartooo:axis-type="auto">
            <chartooo:date-scale/>
            <chart:title svg:x="5.236cm" svg:y="8.025cm" chart:style-name="ch7">
              <text:p>Simutaneous users</text:p>
            </chart:title>
            <chart:categories table:cell-range-address="'1req-sec-OFF'.A2:'1req-sec-OFF'.A10"/>
          </chart:axis>
          <chart:axis chart:dimension="y" chart:name="primary-y" chart:style-name="ch8">
            <chart:title svg:x="0.451cm" svg:y="6.556cm" chart:style-name="ch9">
              <text:p>Response time (ms)</text:p>
            </chart:title>
            <chart:grid chart:style-name="ch10" chart:class="major"/>
          </chart:axis>
          <chart:series chart:style-name="ch11" chart:values-cell-range-address="'1req-sec-OFF'.G2:'1req-sec-OFF'.G10" chart:label-cell-address="'1req-sec-OFF'.G1:'1req-sec-OFF'.G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gement OFF</text:p>
                <draw:g>
                  <svg:desc>'1req-sec-OFF'.G1:'1req-sec-OFF'.G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1req-sec-OFF'.A2:'1req-sec-OFF'.A10</svg:desc>
                </draw:g>
              </table:table-cell>
              <table:table-cell office:value-type="float" office:value="134.16855">
                <text:p>134.16855</text:p>
                <draw:g>
                  <svg:desc>'1req-sec-OFF'.G2:'1req-sec-OFF'.G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1.828625">
                <text:p>161.8286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31.974316666667">
                <text:p>231.9743166666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04.8298875">
                <text:p>304.829887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36.9942">
                <text:p>336.994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95.036824">
                <text:p>595.03682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17.778322">
                <text:p>1217.77832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274.39910852026">
                <text:p>2274.3991085202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232.26138941229">
                <text:p>3232.261389412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bar" chart:style-name="ch1">
        <chart:title svg:x="0.159cm" svg:y="0.157cm" chart:style-name="ch2">
          <text:p>Response time vs. simultaneous users</text:p>
        </chart:title>
        <chart:subtitle svg:x="0.278cm" svg:y="0.691cm" chart:style-name="ch3">
          <text:p>users sending/receiving 1 req per second</text:p>
        </chart:subtitle>
        <chart:legend chart:legend-position="end" svg:x="12.644cm" svg:y="4.204cm" style:legend-expansion="high" chart:style-name="ch4"/>
        <chart:plot-area chart:style-name="ch5" table:cell-range-address="'1req-sec-ON'.A2:'1req-sec-ON'.A10 '1req-sec-ON'.G1:'1req-sec-ON'.G10" chart:data-source-has-labels="both" svg:x="1.33cm" svg:y="2.138cm" svg:width="10.995cm" svg:height="5.707cm">
          <chartooo:coordinate-region svg:x="2.322cm" svg:y="2.337cm" svg:width="10.003cm" svg:height="4.861cm"/>
          <chart:axis chart:dimension="x" chart:name="primary-x" chart:style-name="ch6" chartooo:axis-type="auto">
            <chartooo:date-scale/>
            <chart:title svg:x="5.328cm" svg:y="8.025cm" chart:style-name="ch7">
              <text:p>Simutaneous users</text:p>
            </chart:title>
            <chart:categories table:cell-range-address="'1req-sec-ON'.A2:'1req-sec-ON'.A10"/>
          </chart:axis>
          <chart:axis chart:dimension="y" chart:name="primary-y" chart:style-name="ch8">
            <chart:title svg:x="0.451cm" svg:y="6.556cm" chart:style-name="ch9">
              <text:p>Response time (ms)</text:p>
            </chart:title>
            <chart:grid chart:style-name="ch10" chart:class="major"/>
          </chart:axis>
          <chart:series chart:style-name="ch11" chart:values-cell-range-address="'1req-sec-ON'.G2:'1req-sec-ON'.G10" chart:label-cell-address="'1req-sec-ON'.G1:'1req-sec-ON'.G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gement ON</text:p>
                <draw:g>
                  <svg:desc>'1req-sec-ON'.G1:'1req-sec-ON'.G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1req-sec-ON'.A2:'1req-sec-ON'.A10</svg:desc>
                </draw:g>
              </table:table-cell>
              <table:table-cell office:value-type="float" office:value="133.7134">
                <text:p>133.7134</text:p>
                <draw:g>
                  <svg:desc>'1req-sec-ON'.G2:'1req-sec-ON'.G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2.262425">
                <text:p>162.2624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34.908133333333">
                <text:p>234.9081333333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07.857925">
                <text:p>307.8579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37.96722">
                <text:p>337.967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99.405792">
                <text:p>599.40579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198.526302">
                <text:p>1198.52630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096.92835835624">
                <text:p>2096.9283583562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161.71978466514">
                <text:p>3161.7197846651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1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9">
      <style:chart-properties chart:link-data-style-to-source="true" chart:data-label-number="value" chart:data-label-text="false" chart:data-label-symbol="false" style:rotation-angle="75"/>
      <style:graphic-properties draw:stroke="none" draw:fill-color="#ff420e"/>
      <style:text-properties fo:font-size="9pt" style:font-size-asian="10pt" style:font-size-complex="10pt"/>
    </style:style>
    <style:style style:name="ch12" style:family="chart" style:data-style-name="N109">
      <style:chart-properties chart:link-data-style-to-source="true" chart:data-label-number="value" chart:data-label-text="false" chart:data-label-symbol="false" style:rotation-angle="75"/>
      <style:graphic-properties draw:stroke="none" draw:fill-color="#004586"/>
      <style:text-properties fo:font-size="9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bar" chart:column-mapping="1" chart:style-name="ch1">
        <chart:title svg:x="0.159cm" svg:y="0.157cm" chart:style-name="ch2">
          <text:p>Response time vs. simultaneous users</text:p>
        </chart:title>
        <chart:subtitle svg:x="0.278cm" svg:y="0.691cm" chart:style-name="ch3">
          <text:p>users sending/receiving 1 req per second</text:p>
        </chart:subtitle>
        <chart:legend chart:legend-position="end" svg:x="12.459cm" svg:y="3.955cm" style:legend-expansion="high" chart:style-name="ch4"/>
        <chart:plot-area chart:style-name="ch5" table:cell-range-address="'1req-sec-ON'.A2:'1req-sec-ON'.A10 '1req-sec-OFF'.G1:'1req-sec-OFF'.G10 '1req-sec-ON'.G1:'1req-sec-ON'.G10" chart:data-source-has-labels="both" svg:x="1.33cm" svg:y="2.138cm" svg:width="10.81cm" svg:height="5.707cm">
          <chartooo:coordinate-region svg:x="2.322cm" svg:y="2.337cm" svg:width="9.818cm" svg:height="4.861cm"/>
          <chart:axis chart:dimension="x" chart:name="primary-x" chart:style-name="ch6" chartooo:axis-type="auto">
            <chartooo:date-scale/>
            <chart:title svg:x="5.236cm" svg:y="8.025cm" chart:style-name="ch7">
              <text:p>Simutaneous users</text:p>
            </chart:title>
            <chart:categories table:cell-range-address="'1req-sec-ON'.A2:'1req-sec-ON'.A10"/>
          </chart:axis>
          <chart:axis chart:dimension="y" chart:name="primary-y" chart:style-name="ch8">
            <chart:title svg:x="0.451cm" svg:y="6.556cm" chart:style-name="ch9">
              <text:p>Response time (ms)</text:p>
            </chart:title>
            <chart:grid chart:style-name="ch10" chart:class="major"/>
          </chart:axis>
          <chart:series chart:style-name="ch11" chart:values-cell-range-address="'1req-sec-OFF'.G2:'1req-sec-OFF'.G10" chart:label-cell-address="'1req-sec-OFF'.G1:'1req-sec-OFF'.G1" chart:class="chart:bar">
            <chart:data-point chart:repeated="9"/>
          </chart:series>
          <chart:series chart:style-name="ch12" chart:values-cell-range-address="'1req-sec-ON'.G2:'1req-sec-ON'.G10" chart:label-cell-address="'1req-sec-ON'.G1:'1req-sec-ON'.G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gement OFF</text:p>
                <draw:g>
                  <svg:desc>'1req-sec-OFF'.G1:'1req-sec-OFF'.G1</svg:desc>
                </draw:g>
              </table:table-cell>
              <table:table-cell office:value-type="string">
                <text:p>Management ON</text:p>
                <draw:g>
                  <svg:desc>'1req-sec-ON'.G1:'1req-sec-ON'.G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1req-sec-ON'.A2:'1req-sec-ON'.A10</svg:desc>
                </draw:g>
              </table:table-cell>
              <table:table-cell office:value-type="float" office:value="134.16855">
                <text:p>134.16855</text:p>
                <draw:g>
                  <svg:desc>'1req-sec-OFF'.G2:'1req-sec-OFF'.G10</svg:desc>
                </draw:g>
              </table:table-cell>
              <table:table-cell office:value-type="float" office:value="133.7134">
                <text:p>133.7134</text:p>
                <draw:g>
                  <svg:desc>'1req-sec-ON'.G2:'1req-sec-ON'.G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1.828625">
                <text:p>161.828625</text:p>
              </table:table-cell>
              <table:table-cell office:value-type="float" office:value="162.262425">
                <text:p>162.2624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31.974316666667">
                <text:p>231.974316666667</text:p>
              </table:table-cell>
              <table:table-cell office:value-type="float" office:value="234.908133333333">
                <text:p>234.9081333333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04.8298875">
                <text:p>304.8298875</text:p>
              </table:table-cell>
              <table:table-cell office:value-type="float" office:value="307.857925">
                <text:p>307.8579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36.9942">
                <text:p>336.9942</text:p>
              </table:table-cell>
              <table:table-cell office:value-type="float" office:value="337.96722">
                <text:p>337.967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95.036824">
                <text:p>595.036824</text:p>
              </table:table-cell>
              <table:table-cell office:value-type="float" office:value="599.405792">
                <text:p>599.40579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17.778322">
                <text:p>1217.778322</text:p>
              </table:table-cell>
              <table:table-cell office:value-type="float" office:value="1198.526302">
                <text:p>1198.52630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274.39910852026">
                <text:p>2274.39910852026</text:p>
              </table:table-cell>
              <table:table-cell office:value-type="float" office:value="2096.92835835624">
                <text:p>2096.9283583562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232.26138941229">
                <text:p>3232.26138941229</text:p>
              </table:table-cell>
              <table:table-cell office:value-type="float" office:value="3161.71978466514">
                <text:p>3161.7197846651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bar" chart:style-name="ch1">
        <chart:title svg:x="0.159cm" svg:y="0.157cm" chart:style-name="ch2">
          <text:p>Response time vs. simultaneous users</text:p>
        </chart:title>
        <chart:subtitle svg:x="0.278cm" svg:y="0.691cm" chart:style-name="ch3">
          <text:p>users sending/receiving 10 req per second</text:p>
        </chart:subtitle>
        <chart:legend chart:legend-position="end" svg:x="12.644cm" svg:y="4.204cm" style:legend-expansion="high" chart:style-name="ch4"/>
        <chart:plot-area chart:style-name="ch5" table:cell-range-address="'10req-sec-ON'.A2:'10req-sec-ON'.A10 '10req-sec-ON'.G1:'10req-sec-ON'.G10" chart:data-source-has-labels="both" svg:x="1.33cm" svg:y="2.138cm" svg:width="10.995cm" svg:height="5.707cm">
          <chartooo:coordinate-region svg:x="2.322cm" svg:y="2.337cm" svg:width="10.003cm" svg:height="4.861cm"/>
          <chart:axis chart:dimension="x" chart:name="primary-x" chart:style-name="ch6" chartooo:axis-type="auto">
            <chartooo:date-scale/>
            <chart:title svg:x="5.328cm" svg:y="8.025cm" chart:style-name="ch7">
              <text:p>Simutaneous users</text:p>
            </chart:title>
            <chart:categories table:cell-range-address="'10req-sec-ON'.A2:'10req-sec-ON'.A10"/>
          </chart:axis>
          <chart:axis chart:dimension="y" chart:name="primary-y" chart:style-name="ch8">
            <chart:title svg:x="0.451cm" svg:y="6.556cm" chart:style-name="ch9">
              <text:p>Response time (ms)</text:p>
            </chart:title>
            <chart:grid chart:style-name="ch10" chart:class="major"/>
          </chart:axis>
          <chart:series chart:style-name="ch11" chart:values-cell-range-address="'10req-sec-ON'.G2:'10req-sec-ON'.G10" chart:label-cell-address="'10req-sec-ON'.G1:'10req-sec-ON'.G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gement ON</text:p>
                <draw:g>
                  <svg:desc>'10req-sec-ON'.G1:'10req-sec-ON'.G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10req-sec-ON'.A2:'10req-sec-ON'.A10</svg:desc>
                </draw:g>
              </table:table-cell>
              <table:table-cell office:value-type="float" office:value="132.3877">
                <text:p>132.3877</text:p>
                <draw:g>
                  <svg:desc>'10req-sec-ON'.G2:'10req-sec-ON'.G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0.240575">
                <text:p>160.2405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33.246233333333">
                <text:p>233.2462333333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13.66835">
                <text:p>313.6683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93.36393">
                <text:p>393.3639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38.781504">
                <text:p>1038.78150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972.21395311625">
                <text:p>1972.21395311625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011.37018085705">
                <text:p>3011.3701808570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987.02228578572">
                <text:p>3987.0222857857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1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9">
      <style:chart-properties chart:link-data-style-to-source="true" chart:data-label-number="value" chart:data-label-text="false" chart:data-label-symbol="false" style:rotation-angle="75"/>
      <style:graphic-properties draw:stroke="none" draw:fill-color="#004586"/>
      <style:text-properties fo:font-size="9pt" style:font-size-asian="10pt" style:font-size-complex="10pt"/>
    </style:style>
    <style:style style:name="ch12" style:family="chart" style:data-style-name="N109">
      <style:chart-properties chart:link-data-style-to-source="true" chart:data-label-number="value" chart:data-label-text="false" chart:data-label-symbol="false" style:rotation-angle="75"/>
      <style:graphic-properties draw:stroke="none" draw:fill-color="#ff420e"/>
      <style:text-properties fo:font-size="9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bar" chart:style-name="ch1">
        <chart:title svg:x="0.159cm" svg:y="0.157cm" chart:style-name="ch2">
          <text:p>Response time vs. simultaneous users</text:p>
        </chart:title>
        <chart:subtitle svg:x="0.278cm" svg:y="0.691cm" chart:style-name="ch3">
          <text:p>users sending/receiving 10 req per second</text:p>
        </chart:subtitle>
        <chart:legend chart:legend-position="end" svg:x="12.459cm" svg:y="3.955cm" style:legend-expansion="high" chart:style-name="ch4"/>
        <chart:plot-area chart:style-name="ch5" table:cell-range-address="'10req-sec-OFF'.A2:'10req-sec-OFF'.A10 '10req-sec-OFF'.G1:'10req-sec-OFF'.G10 '10req-sec-ON'.G1:'10req-sec-ON'.G10" chart:data-source-has-labels="both" svg:x="1.33cm" svg:y="2.138cm" svg:width="10.81cm" svg:height="5.707cm">
          <chartooo:coordinate-region svg:x="2.322cm" svg:y="2.337cm" svg:width="9.818cm" svg:height="4.861cm"/>
          <chart:axis chart:dimension="x" chart:name="primary-x" chart:style-name="ch6" chartooo:axis-type="auto">
            <chartooo:date-scale/>
            <chart:title svg:x="5.236cm" svg:y="8.025cm" chart:style-name="ch7">
              <text:p>Simutaneous users</text:p>
            </chart:title>
            <chart:categories table:cell-range-address="'10req-sec-OFF'.A2:'10req-sec-OFF'.A10"/>
          </chart:axis>
          <chart:axis chart:dimension="y" chart:name="primary-y" chart:style-name="ch8">
            <chart:title svg:x="0.451cm" svg:y="6.556cm" chart:style-name="ch9">
              <text:p>Response time (ms)</text:p>
            </chart:title>
            <chart:grid chart:style-name="ch10" chart:class="major"/>
          </chart:axis>
          <chart:series chart:style-name="ch11" chart:values-cell-range-address="'10req-sec-OFF'.G2:'10req-sec-OFF'.G10" chart:label-cell-address="'10req-sec-OFF'.G1:'10req-sec-OFF'.G1" chart:class="chart:bar">
            <chart:data-point chart:repeated="9"/>
          </chart:series>
          <chart:series chart:style-name="ch12" chart:values-cell-range-address="'10req-sec-ON'.G2:'10req-sec-ON'.G10" chart:label-cell-address="'10req-sec-ON'.G1:'10req-sec-ON'.G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gement OFF</text:p>
                <draw:g>
                  <svg:desc>'10req-sec-OFF'.G1:'10req-sec-OFF'.G1</svg:desc>
                </draw:g>
              </table:table-cell>
              <table:table-cell office:value-type="string">
                <text:p>Management ON</text:p>
                <draw:g>
                  <svg:desc>'10req-sec-ON'.G1:'10req-sec-ON'.G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10req-sec-OFF'.A2:'10req-sec-OFF'.A10</svg:desc>
                </draw:g>
              </table:table-cell>
              <table:table-cell office:value-type="float" office:value="132.9523">
                <text:p>132.9523</text:p>
                <draw:g>
                  <svg:desc>'10req-sec-OFF'.G2:'10req-sec-OFF'.G10</svg:desc>
                </draw:g>
              </table:table-cell>
              <table:table-cell office:value-type="float" office:value="132.3877">
                <text:p>132.3877</text:p>
                <draw:g>
                  <svg:desc>'10req-sec-ON'.G2:'10req-sec-ON'.G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59.898525">
                <text:p>159.898525</text:p>
              </table:table-cell>
              <table:table-cell office:value-type="float" office:value="160.240575">
                <text:p>160.2405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33.0112">
                <text:p>233.0112</text:p>
              </table:table-cell>
              <table:table-cell office:value-type="float" office:value="233.246233333333">
                <text:p>233.2462333333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13.0234875">
                <text:p>313.0234875</text:p>
              </table:table-cell>
              <table:table-cell office:value-type="float" office:value="313.66835">
                <text:p>313.6683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93.34799">
                <text:p>393.34799</text:p>
              </table:table-cell>
              <table:table-cell office:value-type="float" office:value="393.36393">
                <text:p>393.3639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07.73552462604">
                <text:p>1007.73552462604</text:p>
              </table:table-cell>
              <table:table-cell office:value-type="float" office:value="1038.781504">
                <text:p>1038.78150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064.4516807227">
                <text:p>2064.4516807227</text:p>
              </table:table-cell>
              <table:table-cell office:value-type="float" office:value="1972.21395311625">
                <text:p>1972.21395311625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063.37677356035">
                <text:p>3063.37677356035</text:p>
              </table:table-cell>
              <table:table-cell office:value-type="float" office:value="3011.37018085705">
                <text:p>3011.3701808570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063.9443064207">
                <text:p>4063.9443064207</text:p>
              </table:table-cell>
              <table:table-cell office:value-type="float" office:value="3987.02228578572">
                <text:p>3987.0222857857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1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9">
      <style:chart-properties chart:link-data-style-to-source="true" chart:data-label-number="value" chart:data-label-text="false" chart:data-label-symbol="false" chart:label-position="top" style:rotation-angle="75"/>
      <style:graphic-properties draw:stroke="none" draw:fill-color="#004586"/>
      <style:text-properties fo:font-size="9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bar" chart:style-name="ch1">
        <chart:title svg:x="0.159cm" svg:y="0.157cm" chart:style-name="ch2">
          <text:p>Response time vs. simultaneous users</text:p>
        </chart:title>
        <chart:subtitle svg:x="0.284cm" svg:y="0.691cm" chart:style-name="ch3">
          <text:p>users sending/receiving 100 req per second</text:p>
        </chart:subtitle>
        <chart:legend chart:legend-position="end" svg:x="12.644cm" svg:y="4.204cm" style:legend-expansion="high" chart:style-name="ch4"/>
        <chart:plot-area chart:style-name="ch5" table:cell-range-address="'100req-sec-ON'.A2:'100req-sec-ON'.A10 '100req-sec-ON'.G1:'100req-sec-ON'.G10" chart:data-source-has-labels="both" svg:x="1.33cm" svg:y="2.138cm" svg:width="10.995cm" svg:height="5.707cm">
          <chartooo:coordinate-region svg:x="2.322cm" svg:y="2.337cm" svg:width="10.003cm" svg:height="4.861cm"/>
          <chart:axis chart:dimension="x" chart:name="primary-x" chart:style-name="ch6" chartooo:axis-type="auto">
            <chartooo:date-scale/>
            <chart:title svg:x="5.328cm" svg:y="8.025cm" chart:style-name="ch7">
              <text:p>Simutaneous users</text:p>
            </chart:title>
            <chart:categories table:cell-range-address="'100req-sec-ON'.A2:'100req-sec-ON'.A10"/>
          </chart:axis>
          <chart:axis chart:dimension="y" chart:name="primary-y" chart:style-name="ch8">
            <chart:title svg:x="0.451cm" svg:y="6.556cm" chart:style-name="ch9">
              <text:p>Response time (ms)</text:p>
            </chart:title>
            <chart:grid chart:style-name="ch10" chart:class="major"/>
          </chart:axis>
          <chart:series chart:style-name="ch11" chart:values-cell-range-address="'100req-sec-ON'.G2:'100req-sec-ON'.G10" chart:label-cell-address="'100req-sec-ON'.G1:'100req-sec-ON'.G1" chart:class="chart:bar">
            <chart:data-point chart:repeated="8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gement ON</text:p>
                <draw:g>
                  <svg:desc>'100req-sec-ON'.G1:'100req-sec-ON'.G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100req-sec-ON'.A2:'100req-sec-ON'.A10</svg:desc>
                </draw:g>
              </table:table-cell>
              <table:table-cell office:value-type="float" office:value="158.2961">
                <text:p>158.2961</text:p>
                <draw:g>
                  <svg:desc>'100req-sec-ON'.G2:'100req-sec-ON'.G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44.54356358909">
                <text:p>244.5435635890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81.866516666667">
                <text:p>281.8665166666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57.522825">
                <text:p>357.5228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41.07322">
                <text:p>441.073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36.07357864883">
                <text:p>1036.0735786488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095.27862513727">
                <text:p>2095.27862513727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124.19032042991">
                <text:p>3124.1903204299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054.6264065844">
                <text:p>4054.626406584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1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link-data-style-to-source="true" chart:data-label-number="value" chart:data-label-text="false" chart:data-label-symbol="false" style:rotation-angle="75"/>
      <style:graphic-properties draw:fill-color="#b2b2b2"/>
      <style:text-properties fo:font-size="9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">
      <style:chart-properties loext:label-stroke-color="#000000" loext:label-stroke="dash" chart:link-data-style-to-source="true" chart:data-label-number="value" chart:data-label-text="false" chart:data-label-symbol="false" chart:label-position="top" style:rotation-angle="75"/>
      <style:graphic-properties draw:stroke="none" draw:fill-color="#000000"/>
      <style:text-properties fo:font-size="9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801cm" svg:height="9.005cm" xlink:href=".." xlink:type="simple" chart:class="chart:bar" chart:style-name="ch1">
        <chart:legend svg:x="0cm" svg:y="0cm" style:legend-expansion="custom" chartooo:width="4.405cm" chartooo:height="1.095cm" style:legend-expansion-aspect-ratio="4.02283105022831" chart:style-name="ch2"/>
        <chart:plot-area chart:style-name="ch3" table:cell-range-address="'100req-sec-OFF'.A2:'100req-sec-OFF'.A10 '100req-sec-OFF'.G1:'100req-sec-OFF'.G10 '100req-sec-ON'.G1:'100req-sec-ON'.G10" chart:data-source-has-labels="both" svg:x="0.721cm" svg:y="1.203cm" svg:width="10.844cm" svg:height="6.64cm">
          <chartooo:coordinate-region svg:x="1.713cm" svg:y="1.403cm" svg:width="9.852cm" svg:height="5.793cm"/>
          <chart:axis chart:dimension="x" chart:name="primary-x" chart:style-name="ch4" chartooo:axis-type="auto">
            <chartooo:date-scale/>
            <chart:title svg:x="4.644cm" svg:y="8.023cm" chart:style-name="ch5">
              <text:p>Simutaneous users</text:p>
            </chart:title>
            <chart:categories table:cell-range-address="'100req-sec-OFF'.A2:'100req-sec-OFF'.A10"/>
          </chart:axis>
          <chart:axis chart:dimension="y" chart:name="primary-y" chart:style-name="ch6">
            <chart:title svg:x="0cm" svg:y="6.088cm" chart:style-name="ch7">
              <text:p>Response time (ms)</text:p>
            </chart:title>
            <chart:grid chart:style-name="ch8" chart:class="major"/>
          </chart:axis>
          <chart:series chart:style-name="ch9" chart:values-cell-range-address="'100req-sec-OFF'.G2:'100req-sec-OFF'.G10" chart:label-cell-address="'100req-sec-OFF'.G1:'100req-sec-OFF'.G1" chart:class="chart:bar">
            <chart:data-point chart:repeated="8"/>
            <chart:data-point chart:style-name="ch10"/>
          </chart:series>
          <chart:series chart:style-name="ch11" chart:values-cell-range-address="'100req-sec-ON'.G2:'100req-sec-ON'.G10" chart:label-cell-address="'100req-sec-ON'.G1:'100req-sec-ON'.G1" chart:class="chart:bar">
            <chart:data-point chart:repeated="7"/>
            <chart:data-point chart:style-name="ch10"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gement OFF</text:p>
                <draw:g>
                  <svg:desc>'100req-sec-OFF'.G1:'100req-sec-OFF'.G1</svg:desc>
                </draw:g>
              </table:table-cell>
              <table:table-cell office:value-type="string">
                <text:p>Management ON</text:p>
                <draw:g>
                  <svg:desc>'100req-sec-ON'.G1:'100req-sec-ON'.G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100req-sec-OFF'.A2:'100req-sec-OFF'.A10</svg:desc>
                </draw:g>
              </table:table-cell>
              <table:table-cell office:value-type="float" office:value="151.38545">
                <text:p>151.38545</text:p>
                <draw:g>
                  <svg:desc>'100req-sec-OFF'.G2:'100req-sec-OFF'.G10</svg:desc>
                </draw:g>
              </table:table-cell>
              <table:table-cell office:value-type="float" office:value="158.2961">
                <text:p>158.2961</text:p>
                <draw:g>
                  <svg:desc>'100req-sec-ON'.G2:'100req-sec-ON'.G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2.367175">
                <text:p>232.367175</text:p>
              </table:table-cell>
              <table:table-cell office:value-type="float" office:value="244.54356358909">
                <text:p>244.5435635890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74.08045">
                <text:p>274.08045</text:p>
              </table:table-cell>
              <table:table-cell office:value-type="float" office:value="281.866516666667">
                <text:p>281.8665166666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48.480725">
                <text:p>348.480725</text:p>
              </table:table-cell>
              <table:table-cell office:value-type="float" office:value="357.522825">
                <text:p>357.5228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28.53818">
                <text:p>428.53818</text:p>
              </table:table-cell>
              <table:table-cell office:value-type="float" office:value="441.07322">
                <text:p>441.073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01.656308">
                <text:p>1001.656308</text:p>
              </table:table-cell>
              <table:table-cell office:value-type="float" office:value="1036.07357864883">
                <text:p>1036.0735786488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058.68537649334">
                <text:p>2058.68537649334</text:p>
              </table:table-cell>
              <table:table-cell office:value-type="float" office:value="2095.27862513727">
                <text:p>2095.27862513727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074.00797393935">
                <text:p>3074.00797393935</text:p>
              </table:table-cell>
              <table:table-cell office:value-type="float" office:value="3124.19032042991">
                <text:p>3124.1903204299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973.31121794327">
                <text:p>3973.31121794327</text:p>
              </table:table-cell>
              <table:table-cell office:value-type="float" office:value="4054.6264065844">
                <text:p>4054.626406584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bar" chart:style-name="ch1">
        <chart:title svg:x="0.159cm" svg:y="0.157cm" chart:style-name="ch2">
          <text:p>Response time vs. simultaneous users</text:p>
        </chart:title>
        <chart:subtitle svg:x="0.283cm" svg:y="0.691cm" chart:style-name="ch3">
          <text:p>users sending/receiving 1000 req per second</text:p>
        </chart:subtitle>
        <chart:legend chart:legend-position="end" svg:x="12.644cm" svg:y="4.204cm" style:legend-expansion="high" chart:style-name="ch4"/>
        <chart:plot-area chart:style-name="ch5" table:cell-range-address="'1000req-sec-ON'.A2:'1000req-sec-ON'.A10 '1000req-sec-ON'.G1:'1000req-sec-ON'.G10" chart:data-source-has-labels="both" svg:x="1.33cm" svg:y="2.138cm" svg:width="10.995cm" svg:height="5.707cm">
          <chartooo:coordinate-region svg:x="2.322cm" svg:y="2.337cm" svg:width="10.003cm" svg:height="4.861cm"/>
          <chart:axis chart:dimension="x" chart:name="primary-x" chart:style-name="ch6" chartooo:axis-type="auto">
            <chartooo:date-scale/>
            <chart:title svg:x="5.328cm" svg:y="8.025cm" chart:style-name="ch7">
              <text:p>Simutaneous users</text:p>
            </chart:title>
            <chart:categories table:cell-range-address="'1000req-sec-ON'.A2:'1000req-sec-ON'.A10"/>
          </chart:axis>
          <chart:axis chart:dimension="y" chart:name="primary-y" chart:style-name="ch8">
            <chart:title svg:x="0.451cm" svg:y="6.556cm" chart:style-name="ch9">
              <text:p>Response time (ms)</text:p>
            </chart:title>
            <chart:grid chart:style-name="ch10" chart:class="major"/>
          </chart:axis>
          <chart:series chart:style-name="ch11" chart:values-cell-range-address="'1000req-sec-ON'.G2:'1000req-sec-ON'.G10" chart:label-cell-address="'1000req-sec-ON'.G1:'1000req-sec-ON'.G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gement ON</text:p>
                <draw:g>
                  <svg:desc>'1000req-sec-ON'.G1:'1000req-sec-ON'.G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1000req-sec-ON'.A2:'1000req-sec-ON'.A10</svg:desc>
                </draw:g>
              </table:table-cell>
              <table:table-cell office:value-type="float" office:value="158.1998">
                <text:p>158.1998</text:p>
                <draw:g>
                  <svg:desc>'1000req-sec-ON'.G2:'1000req-sec-ON'.G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9.810625">
                <text:p>239.8106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83.243983333333">
                <text:p>283.2439833333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58.5269125">
                <text:p>358.52691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40.60909">
                <text:p>440.6090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33.56575063003">
                <text:p>1033.5657506300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062.95043488002">
                <text:p>2062.9504348800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069.36888293758">
                <text:p>3069.3688829375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964.57108209366">
                <text:p>3964.5710820936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1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9">
      <style:chart-properties chart:link-data-style-to-source="true" chart:data-label-number="value" chart:data-label-text="false" chart:data-label-symbol="false" style:rotation-angle="75"/>
      <style:graphic-properties draw:stroke="none" draw:fill-color="#004586"/>
      <style:text-properties fo:font-size="9pt" style:font-size-asian="10pt" style:font-size-complex="10pt"/>
    </style:style>
    <style:style style:name="ch12" style:family="chart" style:data-style-name="N109">
      <style:chart-properties chart:link-data-style-to-source="true" chart:data-label-number="value" chart:data-label-text="false" chart:data-label-symbol="false" style:rotation-angle="75"/>
      <style:graphic-properties draw:stroke="none" draw:fill-color="#ff420e"/>
      <style:text-properties fo:font-size="9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bar" chart:style-name="ch1">
        <chart:title svg:x="0.159cm" svg:y="0.157cm" chart:style-name="ch2">
          <text:p>Response time vs. simultaneous users</text:p>
        </chart:title>
        <chart:subtitle svg:x="0.283cm" svg:y="0.691cm" chart:style-name="ch3">
          <text:p>users sending/receiving 1000 req per second</text:p>
        </chart:subtitle>
        <chart:legend chart:legend-position="end" svg:x="12.459cm" svg:y="3.955cm" style:legend-expansion="high" chart:style-name="ch4"/>
        <chart:plot-area chart:style-name="ch5" table:cell-range-address="'1000req-sec-OFF'.A2:'1000req-sec-OFF'.A10 '1000req-sec-OFF'.G1:'1000req-sec-OFF'.G10 '1000req-sec-ON'.G1:'1000req-sec-ON'.G10" chart:data-source-has-labels="both" svg:x="1.33cm" svg:y="2.138cm" svg:width="10.81cm" svg:height="5.707cm">
          <chartooo:coordinate-region svg:x="2.322cm" svg:y="2.337cm" svg:width="9.818cm" svg:height="4.861cm"/>
          <chart:axis chart:dimension="x" chart:name="primary-x" chart:style-name="ch6" chartooo:axis-type="auto">
            <chartooo:date-scale/>
            <chart:title svg:x="5.236cm" svg:y="8.025cm" chart:style-name="ch7">
              <text:p>Simutaneous users</text:p>
            </chart:title>
            <chart:categories table:cell-range-address="'1000req-sec-OFF'.A2:'1000req-sec-OFF'.A10"/>
          </chart:axis>
          <chart:axis chart:dimension="y" chart:name="primary-y" chart:style-name="ch8">
            <chart:title svg:x="0.451cm" svg:y="6.556cm" chart:style-name="ch9">
              <text:p>Response time (ms)</text:p>
            </chart:title>
            <chart:grid chart:style-name="ch10" chart:class="major"/>
          </chart:axis>
          <chart:series chart:style-name="ch11" chart:values-cell-range-address="'1000req-sec-OFF'.G2:'1000req-sec-OFF'.G10" chart:label-cell-address="'1000req-sec-OFF'.G1:'1000req-sec-OFF'.G1" chart:class="chart:bar">
            <chart:data-point chart:repeated="9"/>
          </chart:series>
          <chart:series chart:style-name="ch12" chart:values-cell-range-address="'1000req-sec-ON'.G2:'1000req-sec-ON'.G10" chart:label-cell-address="'1000req-sec-ON'.G1:'1000req-sec-ON'.G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gement OFF</text:p>
                <draw:g>
                  <svg:desc>'1000req-sec-OFF'.G1:'1000req-sec-OFF'.G1</svg:desc>
                </draw:g>
              </table:table-cell>
              <table:table-cell office:value-type="string">
                <text:p>Management ON</text:p>
                <draw:g>
                  <svg:desc>'1000req-sec-ON'.G1:'1000req-sec-ON'.G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1000req-sec-OFF'.A2:'1000req-sec-OFF'.A10</svg:desc>
                </draw:g>
              </table:table-cell>
              <table:table-cell office:value-type="float" office:value="151.0452">
                <text:p>151.0452</text:p>
                <draw:g>
                  <svg:desc>'1000req-sec-OFF'.G2:'1000req-sec-OFF'.G10</svg:desc>
                </draw:g>
              </table:table-cell>
              <table:table-cell office:value-type="float" office:value="158.1998">
                <text:p>158.1998</text:p>
                <draw:g>
                  <svg:desc>'1000req-sec-ON'.G2:'1000req-sec-ON'.G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1.920023000575">
                <text:p>231.920023000575</text:p>
              </table:table-cell>
              <table:table-cell office:value-type="float" office:value="239.810625">
                <text:p>239.8106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72.878183333333">
                <text:p>272.878183333333</text:p>
              </table:table-cell>
              <table:table-cell office:value-type="float" office:value="283.243983333333">
                <text:p>283.2439833333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46.655470693384">
                <text:p>346.655470693384</text:p>
              </table:table-cell>
              <table:table-cell office:value-type="float" office:value="358.5269125">
                <text:p>358.52691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28.62795">
                <text:p>428.62795</text:p>
              </table:table-cell>
              <table:table-cell office:value-type="float" office:value="440.60909">
                <text:p>440.6090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05.842288">
                <text:p>1005.842288</text:p>
              </table:table-cell>
              <table:table-cell office:value-type="float" office:value="1033.56575063003">
                <text:p>1033.5657506300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086.33052130824">
                <text:p>2086.33052130824</text:p>
              </table:table-cell>
              <table:table-cell office:value-type="float" office:value="2062.95043488002">
                <text:p>2062.9504348800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125.43272373743">
                <text:p>3125.43272373743</text:p>
              </table:table-cell>
              <table:table-cell office:value-type="float" office:value="3069.36888293758">
                <text:p>3069.3688829375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061.05886930057">
                <text:p>4061.05886930057</text:p>
              </table:table-cell>
              <table:table-cell office:value-type="float" office:value="3964.57108209366">
                <text:p>3964.5710820936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9">
      <style:chart-properties chart:link-data-style-to-source="true" chart:data-label-number="value" chart:data-label-text="false" chart:data-label-symbol="false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32cm" svg:y="0.316cm" chart:style-name="ch2">
          <text:p>Throughput</text:p>
        </chart:title>
        <chart:legend chart:legend-position="end" svg:x="13.631cm" svg:y="4.201cm" style:legend-expansion="high" chart:style-name="ch3"/>
        <chart:plot-area chart:style-name="ch4" table:cell-range-address="'1req-sec-OFF'.A2:'1req-sec-OFF'.A10 '1req-sec-OFF'.J1:'1req-sec-OFF'.J10" chart:data-source-has-labels="both" svg:x="1.331cm" svg:y="1.275cm" svg:width="11.98cm" svg:height="6.564cm">
          <chartooo:coordinate-region svg:x="2.799cm" svg:y="1.474cm" svg:width="10.512cm" svg:height="5.718cm"/>
          <chart:axis chart:dimension="x" chart:name="primary-x" chart:style-name="ch5" chartooo:axis-type="auto">
            <chartooo:date-scale/>
            <chart:title svg:x="5.782cm" svg:y="8.019cm" chart:style-name="ch6">
              <text:p>Simultaneous users</text:p>
            </chart:title>
            <chart:categories table:cell-range-address="'1req-sec-OFF'.A2:'1req-sec-OFF'.A10"/>
          </chart:axis>
          <chart:axis chart:dimension="y" chart:name="primary-y" chart:style-name="ch7">
            <chart:title svg:x="0.451cm" svg:y="6.427cm" chart:style-name="ch8">
              <text:p>Transactions per second</text:p>
            </chart:title>
            <chart:grid chart:style-name="ch9" chart:class="major"/>
          </chart:axis>
          <chart:series chart:style-name="ch10" chart:values-cell-range-address="'1req-sec-OFF'.J2:'1req-sec-OFF'.J10" chart:label-cell-address="'1req-sec-OFF'.J1:'1req-sec-OFF'.J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'1req-sec-OFF'.J1:'1req-sec-OFF'.J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1req-sec-OFF'.A2:'1req-sec-OFF'.A10</svg:desc>
                </draw:g>
              </table:table-cell>
              <table:table-cell office:value-type="float" office:value="17.6303411118398">
                <text:p>17.6303411118398</text:p>
                <draw:g>
                  <svg:desc>'1req-sec-OFF'.J2:'1req-sec-OFF'.J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4.417632152952">
                <text:p>34.41763215295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8.6520542924491">
                <text:p>48.652054292449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1.2131372574525">
                <text:p>61.21313725745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4.7117248098213">
                <text:p>74.711724809821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53.431840666557">
                <text:p>153.43184066655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17.454082395961">
                <text:p>217.45408239596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24.700791527637">
                <text:p>224.70079152763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31.6940721367">
                <text:p>231.694072136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9">
      <style:chart-properties chart:link-data-style-to-source="true" chart:data-label-number="value" chart:data-label-text="false" chart:data-label-symbol="false" style:rotation-angle="56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32cm" svg:y="0.316cm" chart:style-name="ch2">
          <text:p>Throughput</text:p>
        </chart:title>
        <chart:legend chart:legend-position="end" svg:x="13.631cm" svg:y="4.201cm" style:legend-expansion="high" chart:style-name="ch3"/>
        <chart:plot-area chart:style-name="ch4" table:cell-range-address="'10req-sec-OFF'.A2:'10req-sec-OFF'.A10 '10req-sec-OFF'.J1:'10req-sec-OFF'.J10" chart:data-source-has-labels="both" svg:x="1.331cm" svg:y="1.275cm" svg:width="11.98cm" svg:height="6.564cm">
          <chartooo:coordinate-region svg:x="2.138cm" svg:y="1.474cm" svg:width="11.173cm" svg:height="5.718cm"/>
          <chart:axis chart:dimension="x" chart:name="primary-x" chart:style-name="ch5" chartooo:axis-type="auto">
            <chartooo:date-scale/>
            <chart:title svg:x="5.782cm" svg:y="8.019cm" chart:style-name="ch6">
              <text:p>Simultaneous users</text:p>
            </chart:title>
            <chart:categories table:cell-range-address="'10req-sec-OFF'.A2:'10req-sec-OFF'.A10"/>
          </chart:axis>
          <chart:axis chart:dimension="y" chart:name="primary-y" chart:style-name="ch7">
            <chart:title svg:x="0.451cm" svg:y="6.427cm" chart:style-name="ch8">
              <text:p>Transactions per second</text:p>
            </chart:title>
            <chart:grid chart:style-name="ch9" chart:class="major"/>
          </chart:axis>
          <chart:series chart:style-name="ch10" chart:values-cell-range-address="'10req-sec-OFF'.J2:'10req-sec-OFF'.J10" chart:label-cell-address="'10req-sec-OFF'.J1:'10req-sec-OFF'.J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'10req-sec-OFF'.J1:'10req-sec-OFF'.J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10req-sec-OFF'.A2:'10req-sec-OFF'.A10</svg:desc>
                </draw:g>
              </table:table-cell>
              <table:table-cell office:value-type="float" office:value="85.7144081634402">
                <text:p>85.7144081634402</text:p>
                <draw:g>
                  <svg:desc>'10req-sec-OFF'.J2:'10req-sec-OFF'.J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53.755674545364">
                <text:p>153.75567454536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79.838325345514">
                <text:p>179.83832534551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91.777997789759">
                <text:p>191.7779977897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95.608204590533">
                <text:p>195.60820459053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04.891311921138">
                <text:p>204.89131192113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27.92322071764">
                <text:p>227.9232207176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33.10966447184">
                <text:p>233.1096644718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32.740217002409">
                <text:p>232.74021700240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9">
      <style:chart-properties chart:link-data-style-to-source="true" chart:data-label-number="value" chart:data-label-text="false" chart:data-label-symbol="false" style:rotation-angle="75"/>
      <style:graphic-properties draw:stroke="none" draw:fill-color="#004586" dr3d:edge-rounding="5%"/>
      <style:text-properties fo:font-size="8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bar" chart:style-name="ch1">
        <chart:title svg:x="0.159cm" svg:y="0.157cm" chart:style-name="ch2">
          <text:p>Response time vs. simultaneous users</text:p>
        </chart:title>
        <chart:subtitle svg:x="0.278cm" svg:y="0.691cm" chart:style-name="ch3">
          <text:p>users sending/receiving 10 req per second</text:p>
        </chart:subtitle>
        <chart:legend chart:legend-position="end" svg:x="12.459cm" svg:y="4.204cm" style:legend-expansion="high" chart:style-name="ch4"/>
        <chart:plot-area chart:style-name="ch5" table:cell-range-address="'10req-sec-OFF'.A2:'10req-sec-OFF'.A10 '10req-sec-OFF'.G1:'10req-sec-OFF'.G10" chart:data-source-has-labels="both" svg:x="1.33cm" svg:y="2.138cm" svg:width="10.81cm" svg:height="5.707cm">
          <chartooo:coordinate-region svg:x="2.322cm" svg:y="2.337cm" svg:width="9.818cm" svg:height="4.861cm"/>
          <chart:axis chart:dimension="x" chart:name="primary-x" chart:style-name="ch6" chartooo:axis-type="auto">
            <chartooo:date-scale/>
            <chart:title svg:x="5.236cm" svg:y="8.025cm" chart:style-name="ch7">
              <text:p>Simutaneous users</text:p>
            </chart:title>
            <chart:categories table:cell-range-address="'10req-sec-OFF'.A2:'10req-sec-OFF'.A10"/>
          </chart:axis>
          <chart:axis chart:dimension="y" chart:name="primary-y" chart:style-name="ch8">
            <chart:title svg:x="0.451cm" svg:y="6.556cm" chart:style-name="ch9">
              <text:p>Response time (ms)</text:p>
            </chart:title>
            <chart:grid chart:style-name="ch10" chart:class="major"/>
          </chart:axis>
          <chart:series chart:style-name="ch11" chart:values-cell-range-address="'10req-sec-OFF'.G2:'10req-sec-OFF'.G10" chart:label-cell-address="'10req-sec-OFF'.G1:'10req-sec-OFF'.G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gement OFF</text:p>
                <draw:g>
                  <svg:desc>'10req-sec-OFF'.G1:'10req-sec-OFF'.G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10req-sec-OFF'.A2:'10req-sec-OFF'.A10</svg:desc>
                </draw:g>
              </table:table-cell>
              <table:table-cell office:value-type="float" office:value="132.9523">
                <text:p>132.9523</text:p>
                <draw:g>
                  <svg:desc>'10req-sec-OFF'.G2:'10req-sec-OFF'.G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59.898525">
                <text:p>159.8985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33.0112">
                <text:p>233.01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13.0234875">
                <text:p>313.023487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93.34799">
                <text:p>393.3479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07.73552462604">
                <text:p>1007.7355246260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064.4516807227">
                <text:p>2064.4516807227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063.37677356035">
                <text:p>3063.3767735603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063.9443064207">
                <text:p>4063.94430642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9">
      <style:chart-properties chart:link-data-style-to-source="true" chart:data-label-number="value" chart:data-label-text="false" chart:data-label-symbol="false" style:rotation-angle="56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062cm" svg:y="0.264cm" chart:style-name="ch2">
          <text:p>Throughput</text:p>
        </chart:title>
        <chart:legend chart:legend-position="end" svg:x="13.631cm" svg:y="4.201cm" style:legend-expansion="high" chart:style-name="ch3"/>
        <chart:plot-area chart:style-name="ch4" table:cell-range-address="'100req-sec-OFF'.A2:'100req-sec-OFF'.A10 '100req-sec-OFF'.J1:'100req-sec-OFF'.J10" chart:data-source-has-labels="both" svg:x="1.331cm" svg:y="1.275cm" svg:width="11.98cm" svg:height="6.564cm">
          <chartooo:coordinate-region svg:x="2.138cm" svg:y="1.474cm" svg:width="11.173cm" svg:height="5.718cm"/>
          <chart:axis chart:dimension="x" chart:name="primary-x" chart:style-name="ch5" chartooo:axis-type="auto">
            <chartooo:date-scale/>
            <chart:title svg:x="5.782cm" svg:y="8.019cm" chart:style-name="ch6">
              <text:p>Simultaneous users</text:p>
            </chart:title>
            <chart:categories table:cell-range-address="'100req-sec-OFF'.A2:'100req-sec-OFF'.A10"/>
          </chart:axis>
          <chart:axis chart:dimension="y" chart:name="primary-y" chart:style-name="ch7">
            <chart:title svg:x="0.451cm" svg:y="6.427cm" chart:style-name="ch8">
              <text:p>Transactions per second</text:p>
            </chart:title>
            <chart:grid chart:style-name="ch9" chart:class="major"/>
          </chart:axis>
          <chart:series chart:style-name="ch10" chart:values-cell-range-address="'100req-sec-OFF'.J2:'100req-sec-OFF'.J10" chart:label-cell-address="'100req-sec-OFF'.J1:'100req-sec-OFF'.J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'100req-sec-OFF'.J1:'100req-sec-OFF'.J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100req-sec-OFF'.A2:'100req-sec-OFF'.A10</svg:desc>
                </draw:g>
              </table:table-cell>
              <table:table-cell office:value-type="float" office:value="124.364961415771">
                <text:p>124.364961415771</text:p>
                <draw:g>
                  <svg:desc>'100req-sec-OFF'.J2:'100req-sec-OFF'.J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0.242131914621">
                <text:p>160.24213191462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8.207541277145">
                <text:p>208.20754127714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19.507042060293">
                <text:p>219.50704206029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2.006136249606">
                <text:p>222.00613624960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34.751187649014">
                <text:p>234.75118764901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32.952347934356">
                <text:p>232.95234793435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34.190874634667">
                <text:p>234.19087463466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33.002876593107">
                <text:p>233.00287659310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9">
      <style:chart-properties chart:link-data-style-to-source="true" chart:data-label-number="value" chart:data-label-text="false" chart:data-label-symbol="false" style:rotation-angle="56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32cm" svg:y="0.316cm" chart:style-name="ch2">
          <text:p>Throughput</text:p>
        </chart:title>
        <chart:legend chart:legend-position="end" svg:x="13.631cm" svg:y="4.201cm" style:legend-expansion="high" chart:style-name="ch3"/>
        <chart:plot-area chart:style-name="ch4" table:cell-range-address="'1000req-sec-OFF'.A2:'1000req-sec-OFF'.A10 '1000req-sec-OFF'.J1:'1000req-sec-OFF'.J10" chart:data-source-has-labels="both" svg:x="1.331cm" svg:y="1.275cm" svg:width="11.98cm" svg:height="6.564cm">
          <chartooo:coordinate-region svg:x="2.799cm" svg:y="1.474cm" svg:width="10.512cm" svg:height="5.718cm"/>
          <chart:axis chart:dimension="x" chart:name="primary-x" chart:style-name="ch5" chartooo:axis-type="auto">
            <chartooo:date-scale/>
            <chart:title svg:x="5.782cm" svg:y="8.019cm" chart:style-name="ch6">
              <text:p>Simultaneous users</text:p>
            </chart:title>
            <chart:categories table:cell-range-address="'1000req-sec-OFF'.A2:'1000req-sec-OFF'.A10"/>
          </chart:axis>
          <chart:axis chart:dimension="y" chart:name="primary-y" chart:style-name="ch7">
            <chart:title svg:x="0.451cm" svg:y="6.427cm" chart:style-name="ch8">
              <text:p>Transactions per second</text:p>
            </chart:title>
            <chart:grid chart:style-name="ch9" chart:class="major"/>
          </chart:axis>
          <chart:series chart:style-name="ch10" chart:values-cell-range-address="'1000req-sec-OFF'.J2:'1000req-sec-OFF'.J10" chart:label-cell-address="'1000req-sec-OFF'.J1:'1000req-sec-OFF'.J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'1000req-sec-OFF'.J1:'1000req-sec-OFF'.J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1000req-sec-OFF'.A2:'1000req-sec-OFF'.A10</svg:desc>
                </draw:g>
              </table:table-cell>
              <table:table-cell office:value-type="float" office:value="123.042849672398">
                <text:p>123.042849672398</text:p>
                <draw:g>
                  <svg:desc>'1000req-sec-OFF'.J2:'1000req-sec-OFF'.J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1.922226810133">
                <text:p>161.92222681013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8.224882873503">
                <text:p>208.22488287350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19.668241890708">
                <text:p>219.66824189070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4.179056295845">
                <text:p>224.17905629584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39.980340810481">
                <text:p>239.98034081048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32.739190212864">
                <text:p>232.73919021286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33.068128448391">
                <text:p>233.06812844839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33.330610758991">
                <text:p>233.33061075899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9">
      <style:chart-properties chart:link-data-style-to-source="true" chart:data-label-number="value" chart:data-label-text="false" chart:data-label-symbol="false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32cm" svg:y="0.316cm" chart:style-name="ch2">
          <text:p>Throughput</text:p>
        </chart:title>
        <chart:legend chart:legend-position="end" svg:x="13.631cm" svg:y="4.201cm" style:legend-expansion="high" chart:style-name="ch3"/>
        <chart:plot-area chart:style-name="ch4" table:cell-range-address="'1req-sec-ON'.A2:'1req-sec-ON'.A10 '1req-sec-ON'.J1:'1req-sec-ON'.J10" chart:data-source-has-labels="both" svg:x="1.331cm" svg:y="1.275cm" svg:width="11.98cm" svg:height="6.564cm">
          <chartooo:coordinate-region svg:x="2.138cm" svg:y="1.474cm" svg:width="11.173cm" svg:height="5.718cm"/>
          <chart:axis chart:dimension="x" chart:name="primary-x" chart:style-name="ch5" chartooo:axis-type="auto">
            <chartooo:date-scale/>
            <chart:title svg:x="5.782cm" svg:y="8.019cm" chart:style-name="ch6">
              <text:p>Simultaneous users</text:p>
            </chart:title>
            <chart:categories table:cell-range-address="'1req-sec-ON'.A2:'1req-sec-ON'.A10"/>
          </chart:axis>
          <chart:axis chart:dimension="y" chart:name="primary-y" chart:style-name="ch7">
            <chart:title svg:x="0.451cm" svg:y="6.427cm" chart:style-name="ch8">
              <text:p>Transactions per second</text:p>
            </chart:title>
            <chart:grid chart:style-name="ch9" chart:class="major"/>
          </chart:axis>
          <chart:series chart:style-name="ch10" chart:values-cell-range-address="'1req-sec-ON'.J2:'1req-sec-ON'.J10" chart:label-cell-address="'1req-sec-ON'.J1:'1req-sec-ON'.J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'1req-sec-ON'.J1:'1req-sec-ON'.J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1req-sec-ON'.A2:'1req-sec-ON'.A10</svg:desc>
                </draw:g>
              </table:table-cell>
              <table:table-cell office:value-type="float" office:value="17.6358445012319">
                <text:p>17.6358445012319</text:p>
                <draw:g>
                  <svg:desc>'1req-sec-ON'.J2:'1req-sec-ON'.J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4.4003756521021">
                <text:p>34.400375652102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8.5594043379735">
                <text:p>48.559404337973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1.1078859726848">
                <text:p>61.107885972684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4.6067663860706">
                <text:p>74.606766386070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53.501177661035">
                <text:p>153.50117766103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19.981539149235">
                <text:p>219.981539149235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37.396953812072">
                <text:p>237.39695381207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35.250980711382">
                <text:p>235.250980711382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9">
      <style:chart-properties chart:link-data-style-to-source="true" chart:data-label-number="value" chart:data-label-text="false" chart:data-label-symbol="false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32cm" svg:y="0.316cm" chart:style-name="ch2">
          <text:p>Throughput</text:p>
        </chart:title>
        <chart:legend chart:legend-position="end" svg:x="13.631cm" svg:y="4.201cm" style:legend-expansion="high" chart:style-name="ch3"/>
        <chart:plot-area chart:style-name="ch4" table:cell-range-address="'10req-sec-ON'.A2:'10req-sec-ON'.A10 '10req-sec-ON'.J1:'10req-sec-ON'.J10" chart:data-source-has-labels="both" svg:x="1.331cm" svg:y="1.275cm" svg:width="11.98cm" svg:height="6.564cm">
          <chartooo:coordinate-region svg:x="2.138cm" svg:y="1.474cm" svg:width="11.173cm" svg:height="5.718cm"/>
          <chart:axis chart:dimension="x" chart:name="primary-x" chart:style-name="ch5" chartooo:axis-type="auto">
            <chartooo:date-scale/>
            <chart:title svg:x="5.782cm" svg:y="8.019cm" chart:style-name="ch6">
              <text:p>Simultaneous users</text:p>
            </chart:title>
            <chart:categories table:cell-range-address="'10req-sec-ON'.A2:'10req-sec-ON'.A10"/>
          </chart:axis>
          <chart:axis chart:dimension="y" chart:name="primary-y" chart:style-name="ch7">
            <chart:title svg:x="0.451cm" svg:y="6.427cm" chart:style-name="ch8">
              <text:p>Transactions per second</text:p>
            </chart:title>
            <chart:grid chart:style-name="ch9" chart:class="major"/>
          </chart:axis>
          <chart:series chart:style-name="ch10" chart:values-cell-range-address="'10req-sec-ON'.J2:'10req-sec-ON'.J10" chart:label-cell-address="'10req-sec-ON'.J1:'10req-sec-ON'.J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'10req-sec-ON'.J1:'10req-sec-ON'.J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10req-sec-ON'.A2:'10req-sec-ON'.A10</svg:desc>
                </draw:g>
              </table:table-cell>
              <table:table-cell office:value-type="float" office:value="85.979717384669">
                <text:p>85.979717384669</text:p>
                <draw:g>
                  <svg:desc>'10req-sec-ON'.J2:'10req-sec-ON'.J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53.47250731872">
                <text:p>153.4725073187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79.595550819554">
                <text:p>179.59555081955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91.83824199435">
                <text:p>191.8382419943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96.515389120122">
                <text:p>196.5153891201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09.042684843904">
                <text:p>209.04268484390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38.866953839568">
                <text:p>238.86695383956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37.31421504154">
                <text:p>237.3142150415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36.890667686372">
                <text:p>236.890667686372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9">
      <style:chart-properties chart:link-data-style-to-source="true" chart:data-label-number="value" chart:data-label-text="false" chart:data-label-symbol="false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32cm" svg:y="0.316cm" chart:style-name="ch2">
          <text:p>Throughput</text:p>
        </chart:title>
        <chart:legend chart:legend-position="end" svg:x="13.631cm" svg:y="4.201cm" style:legend-expansion="high" chart:style-name="ch3"/>
        <chart:plot-area chart:style-name="ch4" table:cell-range-address="'100req-sec-ON'.A2:'100req-sec-ON'.A10 '100req-sec-ON'.J1:'100req-sec-ON'.J10" chart:data-source-has-labels="both" svg:x="1.331cm" svg:y="1.275cm" svg:width="11.98cm" svg:height="6.564cm">
          <chartooo:coordinate-region svg:x="2.138cm" svg:y="1.474cm" svg:width="11.173cm" svg:height="5.718cm"/>
          <chart:axis chart:dimension="x" chart:name="primary-x" chart:style-name="ch5" chartooo:axis-type="auto">
            <chartooo:date-scale/>
            <chart:title svg:x="5.782cm" svg:y="8.019cm" chart:style-name="ch6">
              <text:p>Simultaneous users</text:p>
            </chart:title>
            <chart:categories table:cell-range-address="'100req-sec-ON'.A2:'100req-sec-ON'.A10"/>
          </chart:axis>
          <chart:axis chart:dimension="y" chart:name="primary-y" chart:style-name="ch7">
            <chart:title svg:x="0.451cm" svg:y="6.427cm" chart:style-name="ch8">
              <text:p>Transactions per second</text:p>
            </chart:title>
            <chart:grid chart:style-name="ch9" chart:class="major"/>
          </chart:axis>
          <chart:series chart:style-name="ch10" chart:values-cell-range-address="'100req-sec-ON'.J2:'100req-sec-ON'.J10" chart:label-cell-address="'100req-sec-ON'.J1:'100req-sec-ON'.J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'100req-sec-ON'.J1:'100req-sec-ON'.J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100req-sec-ON'.A2:'100req-sec-ON'.A10</svg:desc>
                </draw:g>
              </table:table-cell>
              <table:table-cell office:value-type="float" office:value="122.92336342907">
                <text:p>122.92336342907</text:p>
                <draw:g>
                  <svg:desc>'100req-sec-ON'.J2:'100req-sec-ON'.J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2.56924433751">
                <text:p>162.5692443375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7.544232864629">
                <text:p>207.54423286462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18.963917483448">
                <text:p>218.96391748344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4.377240967694">
                <text:p>224.37724096769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40.571289452489">
                <text:p>240.57128945248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35.896301105384">
                <text:p>235.89630110538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37.777467762851">
                <text:p>237.77746776285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38.905110727288">
                <text:p>238.905110727288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9">
      <style:chart-properties chart:link-data-style-to-source="true" chart:data-label-number="value" chart:data-label-text="false" chart:data-label-symbol="false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32cm" svg:y="0.316cm" chart:style-name="ch2">
          <text:p>Throughput</text:p>
        </chart:title>
        <chart:legend chart:legend-position="end" svg:x="13.631cm" svg:y="4.201cm" style:legend-expansion="high" chart:style-name="ch3"/>
        <chart:plot-area chart:style-name="ch4" table:cell-range-address="'1000req-sec-ON'.A2:'1000req-sec-ON'.A10 '1000req-sec-ON'.J1:'1000req-sec-ON'.J10" chart:data-source-has-labels="both" svg:x="1.331cm" svg:y="1.275cm" svg:width="11.98cm" svg:height="6.564cm">
          <chartooo:coordinate-region svg:x="2.138cm" svg:y="1.474cm" svg:width="11.173cm" svg:height="5.718cm"/>
          <chart:axis chart:dimension="x" chart:name="primary-x" chart:style-name="ch5" chartooo:axis-type="auto">
            <chartooo:date-scale/>
            <chart:title svg:x="5.782cm" svg:y="8.019cm" chart:style-name="ch6">
              <text:p>Simultaneous users</text:p>
            </chart:title>
            <chart:categories table:cell-range-address="'1000req-sec-ON'.A2:'1000req-sec-ON'.A10"/>
          </chart:axis>
          <chart:axis chart:dimension="y" chart:name="primary-y" chart:style-name="ch7">
            <chart:title svg:x="0.451cm" svg:y="6.427cm" chart:style-name="ch8">
              <text:p>Transactions per second</text:p>
            </chart:title>
            <chart:grid chart:style-name="ch9" chart:class="major"/>
          </chart:axis>
          <chart:series chart:style-name="ch10" chart:values-cell-range-address="'1000req-sec-ON'.J2:'1000req-sec-ON'.J10" chart:label-cell-address="'1000req-sec-ON'.J1:'1000req-sec-ON'.J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'1000req-sec-ON'.J1:'1000req-sec-ON'.J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1000req-sec-ON'.A2:'1000req-sec-ON'.A10</svg:desc>
                </draw:g>
              </table:table-cell>
              <table:table-cell office:value-type="float" office:value="123.912666352755">
                <text:p>123.912666352755</text:p>
                <draw:g>
                  <svg:desc>'1000req-sec-ON'.J2:'1000req-sec-ON'.J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2.918190630575">
                <text:p>162.9181906305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7.51121425187">
                <text:p>207.5112142518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18.727443732365">
                <text:p>218.72744373236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2.21481506172">
                <text:p>222.2148150617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35.370436102373">
                <text:p>235.37043610237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37.847332907667">
                <text:p>237.847332907667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38.359293761073">
                <text:p>238.35929376107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38.280646766454">
                <text:p>238.280646766454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bar" chart:style-name="ch1">
        <chart:legend chart:legend-position="end" svg:x="13.184cm" svg:y="3.456cm" style:legend-expansion="high" chart:style-name="ch2"/>
        <chart:plot-area chart:style-name="ch3" table:cell-range-address="Planilha11.A16:Planilha11.E25" chart:data-source-has-labels="both" svg:x="0.32cm" svg:y="0.18cm" svg:width="12.544cm" svg:height="8.645cm">
          <chartooo:coordinate-region svg:x="1.867cm" svg:y="0.379cm" svg:width="10.997cm" svg:height="7.799cm"/>
          <chart:axis chart:dimension="x" chart:name="primary-x" chart:style-name="ch4" chartooo:axis-type="auto">
            <chartooo:date-scale/>
            <chart:categories table:cell-range-address="Planilha11.A17:Planilha11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1.B17:Planilha11.B25" chart:label-cell-address="Planilha11.B16:Planilha11.B16" chart:class="chart:bar">
            <chart:data-point chart:repeated="9"/>
          </chart:series>
          <chart:series chart:style-name="ch8" chart:values-cell-range-address="Planilha11.C17:Planilha11.C25" chart:label-cell-address="Planilha11.C16:Planilha11.C16" chart:class="chart:bar">
            <chart:data-point chart:repeated="9"/>
          </chart:series>
          <chart:series chart:style-name="ch9" chart:values-cell-range-address="Planilha11.D17:Planilha11.D25" chart:label-cell-address="Planilha11.D16:Planilha11.D16" chart:class="chart:bar">
            <chart:data-point chart:repeated="9"/>
          </chart:series>
          <chart:series chart:style-name="ch10" chart:values-cell-range-address="Planilha11.E17:Planilha11.E25" chart:label-cell-address="Planilha11.E16:Planilha11.E16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1rec</text:p>
                <draw:g>
                  <svg:desc>Planilha11.B16:Planilha11.B16</svg:desc>
                </draw:g>
              </table:table-cell>
              <table:table-cell office:value-type="string">
                <text:p>Total 10rec</text:p>
                <draw:g>
                  <svg:desc>Planilha11.C16:Planilha11.C16</svg:desc>
                </draw:g>
              </table:table-cell>
              <table:table-cell office:value-type="string">
                <text:p>Total 100rec</text:p>
                <draw:g>
                  <svg:desc>Planilha11.D16:Planilha11.D16</svg:desc>
                </draw:g>
              </table:table-cell>
              <table:table-cell office:value-type="string">
                <text:p>Total 1000rec</text:p>
                <draw:g>
                  <svg:desc>Planilha11.E16:Planilha11.E16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Planilha11.A17:Planilha11.A25</svg:desc>
                </draw:g>
              </table:table-cell>
              <table:table-cell office:value-type="float" office:value="20000">
                <text:p>20000</text:p>
                <draw:g>
                  <svg:desc>Planilha11.B17:Planilha11.B25</svg:desc>
                </draw:g>
              </table:table-cell>
              <table:table-cell office:value-type="float" office:value="20000">
                <text:p>20000</text:p>
                <draw:g>
                  <svg:desc>Planilha11.C17:Planilha11.C25</svg:desc>
                </draw:g>
              </table:table-cell>
              <table:table-cell office:value-type="float" office:value="20000">
                <text:p>20000</text:p>
                <draw:g>
                  <svg:desc>Planilha11.D17:Planilha11.D25</svg:desc>
                </draw:g>
              </table:table-cell>
              <table:table-cell office:value-type="float" office:value="20000">
                <text:p>20000</text:p>
                <draw:g>
                  <svg:desc>Planilha11.E17:Planilha11.E25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000">
                <text:p>60000</text:p>
              </table:table-cell>
              <table:table-cell office:value-type="float" office:value="60000">
                <text:p>60000</text:p>
              </table:table-cell>
              <table:table-cell office:value-type="float" office:value="60000">
                <text:p>60000</text:p>
              </table:table-cell>
              <table:table-cell office:value-type="float" office:value="60000">
                <text:p>600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000">
                <text:p>80000</text:p>
              </table:table-cell>
              <table:table-cell office:value-type="float" office:value="80000">
                <text:p>80000</text:p>
              </table:table-cell>
              <table:table-cell office:value-type="float" office:value="80000">
                <text:p>80000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000">
                <text:p>250000</text:p>
              </table:table-cell>
              <table:table-cell office:value-type="float" office:value="250000">
                <text:p>250000</text:p>
              </table:table-cell>
              <table:table-cell office:value-type="float" office:value="250000">
                <text:p>250000</text:p>
              </table:table-cell>
              <table:table-cell office:value-type="float" office:value="249990">
                <text:p>24999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000">
                <text:p>500000</text:p>
              </table:table-cell>
              <table:table-cell office:value-type="float" office:value="499960">
                <text:p>499960</text:p>
              </table:table-cell>
              <table:table-cell office:value-type="float" office:value="499969">
                <text:p>499969</text:p>
              </table:table-cell>
              <table:table-cell office:value-type="float" office:value="499908">
                <text:p>49990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49913">
                <text:p>749913</text:p>
              </table:table-cell>
              <table:table-cell office:value-type="float" office:value="749874">
                <text:p>749874</text:p>
              </table:table-cell>
              <table:table-cell office:value-type="float" office:value="749943">
                <text:p>749943</text:p>
              </table:table-cell>
              <table:table-cell office:value-type="float" office:value="749788">
                <text:p>7497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99931">
                <text:p>999931</text:p>
              </table:table-cell>
              <table:table-cell office:value-type="float" office:value="999875">
                <text:p>999875</text:p>
              </table:table-cell>
              <table:table-cell office:value-type="float" office:value="999907">
                <text:p>999907</text:p>
              </table:table-cell>
              <table:table-cell office:value-type="float" office:value="999858">
                <text:p>999858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9">
      <style:chart-properties chart:link-data-style-to-source="true" chart:data-label-number="value" chart:data-label-text="false" chart:data-label-symbol="false" style:rotation-angle="75"/>
      <style:graphic-properties draw:stroke="none" draw:fill-color="#004586" dr3d:edge-rounding="5%"/>
      <style:text-properties fo:font-size="8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bar" chart:style-name="ch1">
        <chart:title svg:x="0.159cm" svg:y="0.157cm" chart:style-name="ch2">
          <text:p>Response time vs. simultaneous users</text:p>
        </chart:title>
        <chart:subtitle svg:x="0.285cm" svg:y="0.691cm" chart:style-name="ch3">
          <text:p>users sending/receiving 100 req per second</text:p>
        </chart:subtitle>
        <chart:legend chart:legend-position="end" svg:x="12.459cm" svg:y="4.204cm" style:legend-expansion="high" chart:style-name="ch4"/>
        <chart:plot-area chart:style-name="ch5" table:cell-range-address="'100req-sec-OFF'.A2:'100req-sec-OFF'.A10 '100req-sec-OFF'.G1:'100req-sec-OFF'.G10" chart:data-source-has-labels="both" svg:x="1.33cm" svg:y="2.138cm" svg:width="10.81cm" svg:height="5.707cm">
          <chartooo:coordinate-region svg:x="2.322cm" svg:y="2.337cm" svg:width="9.818cm" svg:height="4.861cm"/>
          <chart:axis chart:dimension="x" chart:name="primary-x" chart:style-name="ch6" chartooo:axis-type="auto">
            <chartooo:date-scale/>
            <chart:title svg:x="5.236cm" svg:y="8.025cm" chart:style-name="ch7">
              <text:p>Simutaneous users</text:p>
            </chart:title>
            <chart:categories table:cell-range-address="'100req-sec-OFF'.A2:'100req-sec-OFF'.A10"/>
          </chart:axis>
          <chart:axis chart:dimension="y" chart:name="primary-y" chart:style-name="ch8">
            <chart:title svg:x="0.451cm" svg:y="6.556cm" chart:style-name="ch9">
              <text:p>Response time (ms)</text:p>
            </chart:title>
            <chart:grid chart:style-name="ch10" chart:class="major"/>
          </chart:axis>
          <chart:series chart:style-name="ch11" chart:values-cell-range-address="'100req-sec-OFF'.G2:'100req-sec-OFF'.G10" chart:label-cell-address="'100req-sec-OFF'.G1:'100req-sec-OFF'.G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gement OFF</text:p>
                <draw:g>
                  <svg:desc>'100req-sec-OFF'.G1:'100req-sec-OFF'.G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100req-sec-OFF'.A2:'100req-sec-OFF'.A10</svg:desc>
                </draw:g>
              </table:table-cell>
              <table:table-cell office:value-type="float" office:value="158.2961">
                <text:p>158.2961</text:p>
                <draw:g>
                  <svg:desc>'100req-sec-OFF'.G2:'100req-sec-OFF'.G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44.54356358909">
                <text:p>244.5435635890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81.866516666667">
                <text:p>281.8665166666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57.522825">
                <text:p>357.5228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41.07322">
                <text:p>441.073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36.07357864883">
                <text:p>1036.0735786488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095.27862513727">
                <text:p>2095.27862513727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124.19032042991">
                <text:p>3124.1903204299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054.6264065844">
                <text:p>4054.62640658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1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9">
      <style:chart-properties chart:link-data-style-to-source="true" chart:data-label-number="value" chart:data-label-text="false" chart:data-label-symbol="false" style:rotation-angle="75"/>
      <style:graphic-properties draw:stroke="none" draw:fill-color="#004586" dr3d:edge-rounding="5%"/>
      <style:text-properties fo:font-size="8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bar" chart:style-name="ch1">
        <chart:title svg:x="0.159cm" svg:y="0.157cm" chart:style-name="ch2">
          <text:p>Response time vs. simultaneous users</text:p>
        </chart:title>
        <chart:subtitle svg:x="0.287cm" svg:y="0.691cm" chart:style-name="ch3">
          <text:p>users sending/receiving 1000 req per second</text:p>
        </chart:subtitle>
        <chart:legend chart:legend-position="end" svg:x="12.459cm" svg:y="4.204cm" style:legend-expansion="high" chart:style-name="ch4"/>
        <chart:plot-area chart:style-name="ch5" table:cell-range-address="'1000req-sec-OFF'.A2:'1000req-sec-OFF'.A10 '1000req-sec-OFF'.G1:'1000req-sec-OFF'.G10" chart:data-source-has-labels="both" svg:x="1.33cm" svg:y="2.138cm" svg:width="10.81cm" svg:height="5.707cm">
          <chartooo:coordinate-region svg:x="2.322cm" svg:y="2.337cm" svg:width="9.818cm" svg:height="4.861cm"/>
          <chart:axis chart:dimension="x" chart:name="primary-x" chart:style-name="ch6" chartooo:axis-type="auto">
            <chartooo:date-scale/>
            <chart:title svg:x="5.236cm" svg:y="8.025cm" chart:style-name="ch7">
              <text:p>Simutaneous users</text:p>
            </chart:title>
            <chart:categories table:cell-range-address="'1000req-sec-OFF'.A2:'1000req-sec-OFF'.A10"/>
          </chart:axis>
          <chart:axis chart:dimension="y" chart:name="primary-y" chart:style-name="ch8">
            <chart:title svg:x="0.451cm" svg:y="6.556cm" chart:style-name="ch9">
              <text:p>Response time (ms)</text:p>
            </chart:title>
            <chart:grid chart:style-name="ch10" chart:class="major"/>
          </chart:axis>
          <chart:series chart:style-name="ch11" chart:values-cell-range-address="'1000req-sec-OFF'.G2:'1000req-sec-OFF'.G10" chart:label-cell-address="'1000req-sec-OFF'.G1:'1000req-sec-OFF'.G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gement OFF</text:p>
                <draw:g>
                  <svg:desc>'1000req-sec-OFF'.G1:'1000req-sec-OFF'.G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1000req-sec-OFF'.A2:'1000req-sec-OFF'.A10</svg:desc>
                </draw:g>
              </table:table-cell>
              <table:table-cell office:value-type="float" office:value="151.0452">
                <text:p>151.0452</text:p>
                <draw:g>
                  <svg:desc>'1000req-sec-OFF'.G2:'1000req-sec-OFF'.G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1.920023000575">
                <text:p>231.9200230005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72.878183333333">
                <text:p>272.8781833333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46.655470693384">
                <text:p>346.65547069338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28.62795">
                <text:p>428.6279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05.842288">
                <text:p>1005.84228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086.33052130824">
                <text:p>2086.3305213082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125.43272373743">
                <text:p>3125.4327237374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061.05886930057">
                <text:p>4061.058869300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9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88cm" svg:y="0.316cm" chart:style-name="ch2">
          <text:p>Invocation fails</text:p>
        </chart:title>
        <chart:legend chart:legend-position="end" svg:x="13.737cm" svg:y="4.201cm" style:legend-expansion="high" chart:style-name="ch3"/>
        <chart:plot-area chart:style-name="ch4" table:cell-range-address="'1req-sec-OFF'.C2:'1req-sec-OFF'.C10 '1req-sec-OFF'.E1:'1req-sec-OFF'.E10" chart:data-source-has-labels="both" svg:x="1.331cm" svg:y="1.275cm" svg:width="12.086cm" svg:height="6.564cm">
          <chartooo:coordinate-region svg:x="2.138cm" svg:y="1.275cm" svg:width="11.279cm" svg:height="4.794cm"/>
          <chart:axis chart:dimension="x" chart:name="primary-x" chart:style-name="ch5" chartooo:axis-type="auto">
            <chartooo:date-scale/>
            <chart:title svg:x="6.1cm" svg:y="8.019cm" chart:style-name="ch6">
              <text:p>Total invocations</text:p>
            </chart:title>
            <chart:categories table:cell-range-address="'1req-sec-OFF'.C2:'1req-sec-OFF'.C10"/>
          </chart:axis>
          <chart:axis chart:dimension="y" chart:name="primary-y" chart:style-name="ch7">
            <chart:title svg:x="0.451cm" svg:y="5.421cm" chart:style-name="ch8">
              <text:p>fail amount</text:p>
            </chart:title>
            <chart:grid chart:style-name="ch9" chart:class="major"/>
          </chart:axis>
          <chart:series chart:style-name="ch10" chart:values-cell-range-address="'1req-sec-OFF'.E2:'1req-sec-OFF'.E10" chart:label-cell-address="'1req-sec-OFF'.E1:'1req-sec-OFF'.E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_failed</text:p>
                <draw:g>
                  <svg:desc>'1req-sec-OFF'.E1:'1req-sec-OFF'.E1</svg:desc>
                </draw:g>
              </table:table-cell>
            </table:table-row>
          </table:table-header-rows>
          <table:table-rows>
            <table:table-row>
              <table:table-cell office:value-type="float" office:value="20000">
                <text:p>20000</text:p>
                <draw:g>
                  <svg:desc>'1req-sec-OFF'.C2:'1req-sec-OFF'.C10</svg:desc>
                </draw:g>
              </table:table-cell>
              <table:table-cell office:value-type="float" office:value="0">
                <text:p>0</text:p>
                <draw:g>
                  <svg:desc>'1req-sec-OFF'.E2:'1req-sec-OFF'.E10</svg:desc>
                </draw:g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0000">
                <text:p>750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24">
                <text:p>1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9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88cm" svg:y="0.316cm" chart:style-name="ch2">
          <text:p>Invocation fails</text:p>
        </chart:title>
        <chart:legend chart:legend-position="end" svg:x="13.737cm" svg:y="4.201cm" style:legend-expansion="high" chart:style-name="ch3"/>
        <chart:plot-area chart:style-name="ch4" table:cell-range-address="'10req-sec-OFF'.C2:'10req-sec-OFF'.C10 '10req-sec-OFF'.E1:'10req-sec-OFF'.E10" chart:data-source-has-labels="both" svg:x="1.331cm" svg:y="1.275cm" svg:width="12.086cm" svg:height="6.564cm">
          <chartooo:coordinate-region svg:x="2.138cm" svg:y="1.275cm" svg:width="11.279cm" svg:height="4.794cm"/>
          <chart:axis chart:dimension="x" chart:name="primary-x" chart:style-name="ch5" chartooo:axis-type="auto">
            <chartooo:date-scale/>
            <chart:title svg:x="6.1cm" svg:y="8.019cm" chart:style-name="ch6">
              <text:p>Total invocations</text:p>
            </chart:title>
            <chart:categories table:cell-range-address="'10req-sec-OFF'.C2:'10req-sec-OFF'.C10"/>
          </chart:axis>
          <chart:axis chart:dimension="y" chart:name="primary-y" chart:style-name="ch7">
            <chart:title svg:x="0.451cm" svg:y="5.421cm" chart:style-name="ch8">
              <text:p>fail amount</text:p>
            </chart:title>
            <chart:grid chart:style-name="ch9" chart:class="major"/>
          </chart:axis>
          <chart:series chart:style-name="ch10" chart:values-cell-range-address="'10req-sec-OFF'.E2:'10req-sec-OFF'.E10" chart:label-cell-address="'10req-sec-OFF'.E1:'10req-sec-OFF'.E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_failed</text:p>
                <draw:g>
                  <svg:desc>'10req-sec-OFF'.E1:'10req-sec-OFF'.E1</svg:desc>
                </draw:g>
              </table:table-cell>
            </table:table-row>
          </table:table-header-rows>
          <table:table-rows>
            <table:table-row>
              <table:table-cell office:value-type="float" office:value="20000">
                <text:p>20000</text:p>
                <draw:g>
                  <svg:desc>'10req-sec-OFF'.C2:'10req-sec-OFF'.C10</svg:desc>
                </draw:g>
              </table:table-cell>
              <table:table-cell office:value-type="float" office:value="0">
                <text:p>0</text:p>
                <draw:g>
                  <svg:desc>'10req-sec-OFF'.E2:'10req-sec-OFF'.E10</svg:desc>
                </draw:g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750000">
                <text:p>7500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72">
                <text:p>1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9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88cm" svg:y="0.316cm" chart:style-name="ch2">
          <text:p>Invocation fails</text:p>
        </chart:title>
        <chart:legend chart:legend-position="end" svg:x="13.737cm" svg:y="4.201cm" style:legend-expansion="high" chart:style-name="ch3"/>
        <chart:plot-area chart:style-name="ch4" table:cell-range-address="'100req-sec-OFF'.C2:'100req-sec-OFF'.C10 '100req-sec-OFF'.E1:'100req-sec-OFF'.E10" chart:data-source-has-labels="both" svg:x="1.331cm" svg:y="1.275cm" svg:width="12.086cm" svg:height="6.564cm">
          <chartooo:coordinate-region svg:x="1.952cm" svg:y="1.275cm" svg:width="11.465cm" svg:height="4.794cm"/>
          <chart:axis chart:dimension="x" chart:name="primary-x" chart:style-name="ch5" chartooo:axis-type="auto">
            <chartooo:date-scale/>
            <chart:title svg:x="6.1cm" svg:y="8.019cm" chart:style-name="ch6">
              <text:p>Total invocations</text:p>
            </chart:title>
            <chart:categories table:cell-range-address="'100req-sec-OFF'.C2:'100req-sec-OFF'.C10"/>
          </chart:axis>
          <chart:axis chart:dimension="y" chart:name="primary-y" chart:style-name="ch7">
            <chart:title svg:x="0.451cm" svg:y="5.421cm" chart:style-name="ch8">
              <text:p>fail amount</text:p>
            </chart:title>
            <chart:grid chart:style-name="ch9" chart:class="major"/>
          </chart:axis>
          <chart:series chart:style-name="ch10" chart:values-cell-range-address="'100req-sec-OFF'.E2:'100req-sec-OFF'.E10" chart:label-cell-address="'100req-sec-OFF'.E1:'100req-sec-OFF'.E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_failed</text:p>
                <draw:g>
                  <svg:desc>'100req-sec-OFF'.E1:'100req-sec-OFF'.E1</svg:desc>
                </draw:g>
              </table:table-cell>
            </table:table-row>
          </table:table-header-rows>
          <table:table-rows>
            <table:table-row>
              <table:table-cell office:value-type="float" office:value="20000">
                <text:p>20000</text:p>
                <draw:g>
                  <svg:desc>'100req-sec-OFF'.C2:'100req-sec-OFF'.C10</svg:desc>
                </draw:g>
              </table:table-cell>
              <table:table-cell office:value-type="float" office:value="0">
                <text:p>0</text:p>
                <draw:g>
                  <svg:desc>'100req-sec-OFF'.E2:'100req-sec-OFF'.E10</svg:desc>
                </draw:g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750000">
                <text:p>7500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9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88cm" svg:y="0.316cm" chart:style-name="ch2">
          <text:p>Invocation fails</text:p>
        </chart:title>
        <chart:legend chart:legend-position="end" svg:x="13.737cm" svg:y="4.201cm" style:legend-expansion="high" chart:style-name="ch3"/>
        <chart:plot-area chart:style-name="ch4" table:cell-range-address="'1000req-sec-OFF'.C2:'1000req-sec-OFF'.C10 '1000req-sec-OFF'.E1:'1000req-sec-OFF'.E10" chart:data-source-has-labels="both" svg:x="1.331cm" svg:y="1.275cm" svg:width="12.086cm" svg:height="6.564cm">
          <chartooo:coordinate-region svg:x="2.138cm" svg:y="1.275cm" svg:width="11.279cm" svg:height="4.794cm"/>
          <chart:axis chart:dimension="x" chart:name="primary-x" chart:style-name="ch5" chartooo:axis-type="auto">
            <chartooo:date-scale/>
            <chart:title svg:x="6.1cm" svg:y="8.019cm" chart:style-name="ch6">
              <text:p>Total invocations</text:p>
            </chart:title>
            <chart:categories table:cell-range-address="'1000req-sec-OFF'.C2:'1000req-sec-OFF'.C10"/>
          </chart:axis>
          <chart:axis chart:dimension="y" chart:name="primary-y" chart:style-name="ch7">
            <chart:title svg:x="0.451cm" svg:y="5.421cm" chart:style-name="ch8">
              <text:p>fail amount</text:p>
            </chart:title>
            <chart:grid chart:style-name="ch9" chart:class="major"/>
          </chart:axis>
          <chart:series chart:style-name="ch10" chart:values-cell-range-address="'1000req-sec-OFF'.E2:'1000req-sec-OFF'.E10" chart:label-cell-address="'1000req-sec-OFF'.E1:'1000req-sec-OFF'.E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_failed</text:p>
                <draw:g>
                  <svg:desc>'1000req-sec-OFF'.E1:'1000req-sec-OFF'.E1</svg:desc>
                </draw:g>
              </table:table-cell>
            </table:table-row>
          </table:table-header-rows>
          <table:table-rows>
            <table:table-row>
              <table:table-cell office:value-type="float" office:value="20000">
                <text:p>20000</text:p>
                <draw:g>
                  <svg:desc>'1000req-sec-OFF'.C2:'1000req-sec-OFF'.C10</svg:desc>
                </draw:g>
              </table:table-cell>
              <table:table-cell office:value-type="float" office:value="0">
                <text:p>0</text:p>
                <draw:g>
                  <svg:desc>'1000req-sec-OFF'.E2:'1000req-sec-OFF'.E10</svg:desc>
                </draw:g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750000">
                <text:p>75000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41">
                <text:p>14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09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65cm" svg:y="0.316cm" chart:style-name="ch2">
          <text:p>Response time vs. simultaneous users</text:p>
        </chart:title>
        <chart:subtitle svg:x="5.906cm" svg:y="1.275cm" chart:style-name="ch3">
          <text:p>request tax comparison</text:p>
        </chart:subtitle>
        <chart:legend chart:legend-position="end" svg:x="13.737cm" svg:y="3.454cm" style:legend-expansion="high" chart:style-name="ch4"/>
        <chart:plot-area chart:style-name="ch5" table:cell-range-address="comparison.A1:comparison.E10" chart:data-source-has-labels="both" svg:x="1.331cm" svg:y="2.138cm" svg:width="12.086cm" svg:height="5.701cm">
          <chartooo:coordinate-region svg:x="2.323cm" svg:y="2.338cm" svg:width="11.094cm" svg:height="4.854cm"/>
          <chart:axis chart:dimension="x" chart:name="primary-x" chart:style-name="ch6" chartooo:axis-type="auto">
            <chartooo:date-scale/>
            <chart:title svg:x="5.848cm" svg:y="8.019cm" chart:style-name="ch7">
              <text:p>simultaneous users</text:p>
            </chart:title>
            <chart:categories table:cell-range-address="comparison.A2:comparison.A10"/>
          </chart:axis>
          <chart:axis chart:dimension="y" chart:name="primary-y" chart:style-name="ch8">
            <chart:title svg:x="0.451cm" svg:y="6.514cm" chart:style-name="ch9">
              <text:p>Response time(ms)</text:p>
            </chart:title>
            <chart:grid chart:style-name="ch10" chart:class="major"/>
          </chart:axis>
          <chart:series chart:style-name="ch11" chart:values-cell-range-address="comparison.B2:comparison.B10" chart:label-cell-address="comparison.B1:comparison.B1" chart:class="chart:bar">
            <chart:data-point chart:repeated="9"/>
          </chart:series>
          <chart:series chart:style-name="ch12" chart:values-cell-range-address="comparison.C2:comparison.C10" chart:label-cell-address="comparison.C1:comparison.C1" chart:class="chart:bar">
            <chart:data-point chart:repeated="9"/>
          </chart:series>
          <chart:series chart:style-name="ch13" chart:values-cell-range-address="comparison.D2:comparison.D10" chart:label-cell-address="comparison.D1:comparison.D1" chart:class="chart:bar">
            <chart:data-point chart:repeated="9"/>
          </chart:series>
          <chart:series chart:style-name="ch14" chart:values-cell-range-address="comparison.E2:comparison.E10" chart:label-cell-address="comparison.E1:comparison.E1" chart:class="chart:ba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req/s</text:p>
                <draw:g>
                  <svg:desc>comparison.B1:comparison.B1</svg:desc>
                </draw:g>
              </table:table-cell>
              <table:table-cell office:value-type="string">
                <text:p>10req/s</text:p>
                <draw:g>
                  <svg:desc>comparison.C1:comparison.C1</svg:desc>
                </draw:g>
              </table:table-cell>
              <table:table-cell office:value-type="string">
                <text:p>100req/s</text:p>
                <draw:g>
                  <svg:desc>comparison.D1:comparison.D1</svg:desc>
                </draw:g>
              </table:table-cell>
              <table:table-cell office:value-type="string">
                <text:p>1000req/s</text:p>
                <draw:g>
                  <svg:desc>comparison.E1:comparison.E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comparison.A2:comparison.A10</svg:desc>
                </draw:g>
              </table:table-cell>
              <table:table-cell office:value-type="float" office:value="134.16855">
                <text:p>134.16855</text:p>
                <draw:g>
                  <svg:desc>comparison.B2:comparison.B10</svg:desc>
                </draw:g>
              </table:table-cell>
              <table:table-cell office:value-type="float" office:value="132.9523">
                <text:p>132.9523</text:p>
                <draw:g>
                  <svg:desc>comparison.C2:comparison.C10</svg:desc>
                </draw:g>
              </table:table-cell>
              <table:table-cell office:value-type="float" office:value="151.38545">
                <text:p>151.38545</text:p>
                <draw:g>
                  <svg:desc>comparison.D2:comparison.D10</svg:desc>
                </draw:g>
              </table:table-cell>
              <table:table-cell office:value-type="float" office:value="151.0452">
                <text:p>151.0452</text:p>
                <draw:g>
                  <svg:desc>comparison.E2:comparison.E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1.828625">
                <text:p>161.828625</text:p>
              </table:table-cell>
              <table:table-cell office:value-type="float" office:value="159.898525">
                <text:p>159.898525</text:p>
              </table:table-cell>
              <table:table-cell office:value-type="float" office:value="232.367175">
                <text:p>232.367175</text:p>
              </table:table-cell>
              <table:table-cell office:value-type="float" office:value="231.920023000575">
                <text:p>231.9200230005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31.974316666667">
                <text:p>231.974316666667</text:p>
              </table:table-cell>
              <table:table-cell office:value-type="float" office:value="233.0112">
                <text:p>233.0112</text:p>
              </table:table-cell>
              <table:table-cell office:value-type="float" office:value="274.08045">
                <text:p>274.08045</text:p>
              </table:table-cell>
              <table:table-cell office:value-type="float" office:value="272.878183333333">
                <text:p>272.8781833333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04.8298875">
                <text:p>304.8298875</text:p>
              </table:table-cell>
              <table:table-cell office:value-type="float" office:value="313.0234875">
                <text:p>313.0234875</text:p>
              </table:table-cell>
              <table:table-cell office:value-type="float" office:value="348.480725">
                <text:p>348.480725</text:p>
              </table:table-cell>
              <table:table-cell office:value-type="float" office:value="346.655470693384">
                <text:p>346.65547069338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36.9942">
                <text:p>336.9942</text:p>
              </table:table-cell>
              <table:table-cell office:value-type="float" office:value="393.34799">
                <text:p>393.34799</text:p>
              </table:table-cell>
              <table:table-cell office:value-type="float" office:value="428.53818">
                <text:p>428.53818</text:p>
              </table:table-cell>
              <table:table-cell office:value-type="float" office:value="428.62795">
                <text:p>428.6279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95.036824">
                <text:p>595.036824</text:p>
              </table:table-cell>
              <table:table-cell office:value-type="float" office:value="1007.73552462604">
                <text:p>1007.73552462604</text:p>
              </table:table-cell>
              <table:table-cell office:value-type="float" office:value="1001.656308">
                <text:p>1001.656308</text:p>
              </table:table-cell>
              <table:table-cell office:value-type="float" office:value="1005.842288">
                <text:p>1005.84228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17.778322">
                <text:p>1217.778322</text:p>
              </table:table-cell>
              <table:table-cell office:value-type="float" office:value="2064.4516807227">
                <text:p>2064.4516807227</text:p>
              </table:table-cell>
              <table:table-cell office:value-type="float" office:value="2058.68537649334">
                <text:p>2058.68537649334</text:p>
              </table:table-cell>
              <table:table-cell office:value-type="float" office:value="2086.33052130824">
                <text:p>2086.3305213082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274.39910852026">
                <text:p>2274.39910852026</text:p>
              </table:table-cell>
              <table:table-cell office:value-type="float" office:value="3063.37677356035">
                <text:p>3063.37677356035</text:p>
              </table:table-cell>
              <table:table-cell office:value-type="float" office:value="3074.00797393935">
                <text:p>3074.00797393935</text:p>
              </table:table-cell>
              <table:table-cell office:value-type="float" office:value="3125.43272373743">
                <text:p>3125.4327237374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232.26138941229">
                <text:p>3232.26138941229</text:p>
              </table:table-cell>
              <table:table-cell office:value-type="float" office:value="4063.9443064207">
                <text:p>4063.9443064207</text:p>
              </table:table-cell>
              <table:table-cell office:value-type="float" office:value="3973.31121794327">
                <text:p>3973.31121794327</text:p>
              </table:table-cell>
              <table:table-cell office:value-type="float" office:value="4061.05886930057">
                <text:p>4061.0588693005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